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Automorphism 2" style:family="table-cell" style:data-style-name="Automorphism 1">
      <style:table-cell-properties fo:background-color="#4da6ff"/>
    </style:style>
    <style:style style:name="default-bool" style:family="table-cell" style:data-style-name="bool1"/>
    <style:style style:name="default-time" style:family="table-cell" style:data-style-name="time1"/>
    <style:style style:name="default-datetime" style:family="table-cell" style:data-style-name="datetime1"/>
    <style:style style:name="default-currency" style:family="table-cell" style:data-style-name="currency1"/>
    <style:style style:name="default-date" style:family="table-cell" style:data-style-name="date1"/>
    <style:style style:name="default-num" style:family="table-cell" style:data-style-name="num1"/>
    <style:style style:name="default-percent" style:family="table-cell" style:data-style-name="percent1"/>
    <style:style style:name="default-interval" style:family="table-cell" style:data-style-name="interval1"/>
    <style:style style:name="Affine Automorphism 2" style:family="table-cell" style:data-style-name="Affine Automorphism 1">
      <style:table-cell-properties fo:background-color="#ffff66"/>
    </style:style>
    <style:style style:name="Automorphism And Affine Automorphism 2" style:family="table-cell" style:data-style-name="Automorphism And Affine Automorphism 1">
      <style:table-cell-properties fo:background-color="#55ff33"/>
    </style:style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 1 2 3</text:p>
            <text:p>0 1 2 3</text:p>
          </table:table-cell>
          <table:table-cell office:value-type="string">
            <text:p>0 1 2 3</text:p>
            <text:p>0 1 3 2</text:p>
          </table:table-cell>
          <table:table-cell office:value-type="string">
            <text:p>0 1 2 3</text:p>
            <text:p>0 2 1 3</text:p>
          </table:table-cell>
          <table:table-cell office:value-type="string">
            <text:p>0 1 2 3</text:p>
            <text:p>0 2 3 1</text:p>
          </table:table-cell>
          <table:table-cell office:value-type="string">
            <text:p>0 1 2 3</text:p>
            <text:p>0 3 1 2</text:p>
          </table:table-cell>
          <table:table-cell office:value-type="string">
            <text:p>0 1 2 3</text:p>
            <text:p>0 3 2 1</text:p>
          </table:table-cell>
          <table:table-cell office:value-type="string">
            <text:p>0 1 2 3</text:p>
            <text:p>1 0 2 3</text:p>
          </table:table-cell>
          <table:table-cell office:value-type="string">
            <text:p>0 1 2 3</text:p>
            <text:p>1 0 3 2</text:p>
          </table:table-cell>
          <table:table-cell office:value-type="string">
            <text:p>0 1 2 3</text:p>
            <text:p>1 2 0 3</text:p>
          </table:table-cell>
          <table:table-cell office:value-type="string">
            <text:p>0 1 2 3</text:p>
            <text:p>1 2 3 0</text:p>
          </table:table-cell>
          <table:table-cell office:value-type="string">
            <text:p>0 1 2 3</text:p>
            <text:p>1 3 0 2</text:p>
          </table:table-cell>
          <table:table-cell office:value-type="string">
            <text:p>0 1 2 3</text:p>
            <text:p>1 3 2 0</text:p>
          </table:table-cell>
          <table:table-cell office:value-type="string">
            <text:p>0 1 2 3</text:p>
            <text:p>2 0 1 3</text:p>
          </table:table-cell>
          <table:table-cell office:value-type="string">
            <text:p>0 1 2 3</text:p>
            <text:p>2 0 3 1</text:p>
          </table:table-cell>
          <table:table-cell office:value-type="string">
            <text:p>0 1 2 3</text:p>
            <text:p>2 1 0 3</text:p>
          </table:table-cell>
          <table:table-cell office:value-type="string">
            <text:p>0 1 2 3</text:p>
            <text:p>2 1 3 0</text:p>
          </table:table-cell>
          <table:table-cell office:value-type="string">
            <text:p>0 1 2 3</text:p>
            <text:p>2 3 0 1</text:p>
          </table:table-cell>
          <table:table-cell office:value-type="string">
            <text:p>0 1 2 3</text:p>
            <text:p>2 3 1 0</text:p>
          </table:table-cell>
          <table:table-cell office:value-type="string">
            <text:p>0 1 2 3</text:p>
            <text:p>3 0 1 2</text:p>
          </table:table-cell>
          <table:table-cell office:value-type="string">
            <text:p>0 1 2 3</text:p>
            <text:p>3 0 2 1</text:p>
          </table:table-cell>
          <table:table-cell office:value-type="string">
            <text:p>0 1 2 3</text:p>
            <text:p>3 1 0 2</text:p>
          </table:table-cell>
          <table:table-cell office:value-type="string">
            <text:p>0 1 2 3</text:p>
            <text:p>3 1 2 0</text:p>
          </table:table-cell>
          <table:table-cell office:value-type="string">
            <text:p>0 1 2 3</text:p>
            <text:p>3 2 0 1</text:p>
          </table:table-cell>
          <table:table-cell office:value-type="string">
            <text:p>0 1 2 3</text:p>
            <text:p>3 2 1 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  <table:table-cell office:value-type="string">
            <text:p>p_6</text:p>
          </table:table-cell>
          <table:table-cell office:value-type="string">
            <text:p>p_7</text:p>
          </table:table-cell>
          <table:table-cell office:value-type="string">
            <text:p>p_8</text:p>
          </table:table-cell>
          <table:table-cell office:value-type="string">
            <text:p>p_9</text:p>
          </table:table-cell>
          <table:table-cell office:value-type="string">
            <text:p>p_10</text:p>
          </table:table-cell>
          <table:table-cell office:value-type="string">
            <text:p>p_11</text:p>
          </table:table-cell>
          <table:table-cell office:value-type="string">
            <text:p>p_12</text:p>
          </table:table-cell>
          <table:table-cell office:value-type="string">
            <text:p>p_13</text:p>
          </table:table-cell>
          <table:table-cell office:value-type="string">
            <text:p>p_14</text:p>
          </table:table-cell>
          <table:table-cell office:value-type="string">
            <text:p>p_15</text:p>
          </table:table-cell>
          <table:table-cell office:value-type="string">
            <text:p>p_16</text:p>
          </table:table-cell>
          <table:table-cell office:value-type="string">
            <text:p>p_17</text:p>
          </table:table-cell>
          <table:table-cell office:value-type="string">
            <text:p>p_18</text:p>
          </table:table-cell>
          <table:table-cell office:value-type="string">
            <text:p>p_19</text:p>
          </table:table-cell>
          <table:table-cell office:value-type="string">
            <text:p>p_20</text:p>
          </table:table-cell>
          <table:table-cell office:value-type="string">
            <text:p>p_21</text:p>
          </table:table-cell>
          <table:table-cell office:value-type="string">
            <text:p>p_22</text:p>
          </table:table-cell>
          <table:table-cell office:value-type="string">
            <text:p>p_23</text:p>
          </table:table-cell>
        </table:table-row>
        <table:table-row>
          <table:table-cell office:value-type="string">
            <text:p>0 1 2 3</text:p>
            <text:p>1 2 3 0</text:p>
            <text:p>3 0 1 2</text:p>
            <text:p>2 3 0 1</text:p>
          </table:table-cell>
          <table:table-cell office:value-type="string">
            <text:p>s_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1 3 0 2</text:p>
            <text:p>3 2 1 0</text:p>
            <text:p>2 0 3 1</text:p>
          </table:table-cell>
          <table:table-cell office:value-type="string">
            <text:p>s_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0 1 2 3</text:p>
            <text:p>2 0 3 1</text:p>
            <text:p>3 2 1 0</text:p>
            <text:p>1 3 0 2</text:p>
          </table:table-cell>
          <table:table-cell office:value-type="string">
            <text:p>s_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0 1 2 3</text:p>
            <text:p>2 3 0 1</text:p>
            <text:p>1 2 3 0</text:p>
            <text:p>3 0 1 2</text:p>
          </table:table-cell>
          <table:table-cell office:value-type="string">
            <text:p>s_1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2 3 0 1</text:p>
            <text:p>3 0 1 2</text:p>
            <text:p>1 2 3 0</text:p>
          </table:table-cell>
          <table:table-cell office:value-type="string">
            <text:p>s_1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2 3 1 0</text:p>
            <text:p>1 0 3 2</text:p>
            <text:p>3 2 0 1</text:p>
          </table:table-cell>
          <table:table-cell office:value-type="string">
            <text:p>s_1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2 3 1 0</text:p>
            <text:p>3 2 0 1</text:p>
            <text:p>1 0 3 2</text:p>
          </table:table-cell>
          <table:table-cell office:value-type="string">
            <text:p>s_1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3 0 1 2</text:p>
            <text:p>1 2 3 0</text:p>
            <text:p>2 3 0 1</text:p>
          </table:table-cell>
          <table:table-cell office:value-type="string">
            <text:p>s_1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3 2 0 1</text:p>
            <text:p>1 0 3 2</text:p>
            <text:p>2 3 1 0</text:p>
          </table:table-cell>
          <table:table-cell office:value-type="string">
            <text:p>s_1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3 2 0 1</text:p>
            <text:p>2 3 1 0</text:p>
            <text:p>1 0 3 2</text:p>
          </table:table-cell>
          <table:table-cell office:value-type="string">
            <text:p>s_1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2 3</text:p>
            <text:p>3 2 1 0</text:p>
            <text:p>1 3 0 2</text:p>
            <text:p>2 0 3 1</text:p>
          </table:table-cell>
          <table:table-cell office:value-type="string">
            <text:p>s_2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0 1 2 3</text:p>
            <text:p>3 2 1 0</text:p>
            <text:p>2 0 3 1</text:p>
            <text:p>1 3 0 2</text:p>
          </table:table-cell>
          <table:table-cell office:value-type="string">
            <text:p>s_2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0 1 3 2</text:p>
            <text:p>1 2 0 3</text:p>
            <text:p>2 3 1 0</text:p>
            <text:p>3 0 2 1</text:p>
          </table:table-cell>
          <table:table-cell office:value-type="string">
            <text:p>s_2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1 2 0 3</text:p>
            <text:p>3 0 2 1</text:p>
            <text:p>2 3 1 0</text:p>
          </table:table-cell>
          <table:table-cell office:value-type="string">
            <text:p>s_2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1 3 2 0</text:p>
            <text:p>2 0 1 3</text:p>
            <text:p>3 2 0 1</text:p>
          </table:table-cell>
          <table:table-cell office:value-type="string">
            <text:p>s_3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0 1 3 2</text:p>
            <text:p>1 3 2 0</text:p>
            <text:p>3 2 0 1</text:p>
            <text:p>2 0 1 3</text:p>
          </table:table-cell>
          <table:table-cell office:value-type="string">
            <text:p>s_31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2 0 1 3</text:p>
            <text:p>1 3 2 0</text:p>
            <text:p>3 2 0 1</text:p>
          </table:table-cell>
          <table:table-cell office:value-type="string">
            <text:p>s_3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2 0 1 3</text:p>
            <text:p>3 2 0 1</text:p>
            <text:p>1 3 2 0</text:p>
          </table:table-cell>
          <table:table-cell office:value-type="string">
            <text:p>s_3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2 3 0 1</text:p>
            <text:p>1 0 2 3</text:p>
            <text:p>3 2 1 0</text:p>
          </table:table-cell>
          <table:table-cell office:value-type="string">
            <text:p>s_3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0 1 3 2</text:p>
            <text:p>2 3 0 1</text:p>
            <text:p>3 2 1 0</text:p>
            <text:p>1 0 2 3</text:p>
          </table:table-cell>
          <table:table-cell office:value-type="string">
            <text:p>s_3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0 1 3 2</text:p>
            <text:p>2 3 1 0</text:p>
            <text:p>1 2 0 3</text:p>
            <text:p>3 0 2 1</text:p>
          </table:table-cell>
          <table:table-cell office:value-type="string">
            <text:p>s_3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2 3 1 0</text:p>
            <text:p>3 0 2 1</text:p>
            <text:p>1 2 0 3</text:p>
          </table:table-cell>
          <table:table-cell office:value-type="string">
            <text:p>s_3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3 0 2 1</text:p>
            <text:p>1 2 0 3</text:p>
            <text:p>2 3 1 0</text:p>
          </table:table-cell>
          <table:table-cell office:value-type="string">
            <text:p>s_4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3 0 2 1</text:p>
            <text:p>2 3 1 0</text:p>
            <text:p>1 2 0 3</text:p>
          </table:table-cell>
          <table:table-cell office:value-type="string">
            <text:p>s_4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0 1 3 2</text:p>
            <text:p>3 2 0 1</text:p>
            <text:p>1 3 2 0</text:p>
            <text:p>2 0 1 3</text:p>
          </table:table-cell>
          <table:table-cell office:value-type="string">
            <text:p>s_4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3 2 0 1</text:p>
            <text:p>2 0 1 3</text:p>
            <text:p>1 3 2 0</text:p>
          </table:table-cell>
          <table:table-cell office:value-type="string">
            <text:p>s_4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3 2 1 0</text:p>
            <text:p>1 0 2 3</text:p>
            <text:p>2 3 0 1</text:p>
          </table:table-cell>
          <table:table-cell office:value-type="string">
            <text:p>s_4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0 1 3 2</text:p>
            <text:p>3 2 1 0</text:p>
            <text:p>2 3 0 1</text:p>
            <text:p>1 0 2 3</text:p>
          </table:table-cell>
          <table:table-cell office:value-type="string">
            <text:p>s_4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0 2 1 3</text:p>
            <text:p>1 0 3 2</text:p>
            <text:p>3 1 2 0</text:p>
            <text:p>2 3 0 1</text:p>
          </table:table-cell>
          <table:table-cell office:value-type="string">
            <text:p>s_4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1 3 0 2</text:p>
            <text:p>2 1 3 0</text:p>
            <text:p>3 0 2 1</text:p>
          </table:table-cell>
          <table:table-cell office:value-type="string">
            <text:p>s_51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1 3 0 2</text:p>
            <text:p>3 0 2 1</text:p>
            <text:p>2 1 3 0</text:p>
          </table:table-cell>
          <table:table-cell office:value-type="string">
            <text:p>s_5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0 2 1 3</text:p>
            <text:p>1 3 2 0</text:p>
            <text:p>2 0 3 1</text:p>
            <text:p>3 1 0 2</text:p>
          </table:table-cell>
          <table:table-cell office:value-type="string">
            <text:p>s_5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1 3 2 0</text:p>
            <text:p>3 1 0 2</text:p>
            <text:p>2 0 3 1</text:p>
          </table:table-cell>
          <table:table-cell office:value-type="string">
            <text:p>s_5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0 3 1</text:p>
            <text:p>1 3 2 0</text:p>
            <text:p>3 1 0 2</text:p>
          </table:table-cell>
          <table:table-cell office:value-type="string">
            <text:p>s_57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0 3 1</text:p>
            <text:p>3 1 0 2</text:p>
            <text:p>1 3 2 0</text:p>
          </table:table-cell>
          <table:table-cell office:value-type="string">
            <text:p>s_5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1 3 0</text:p>
            <text:p>1 3 0 2</text:p>
            <text:p>3 0 2 1</text:p>
          </table:table-cell>
          <table:table-cell office:value-type="string">
            <text:p>s_6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1 3 0</text:p>
            <text:p>3 0 2 1</text:p>
            <text:p>1 3 0 2</text:p>
          </table:table-cell>
          <table:table-cell office:value-type="string">
            <text:p>s_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3 0 1</text:p>
            <text:p>3 1 2 0</text:p>
            <text:p>1 0 3 2</text:p>
          </table:table-cell>
          <table:table-cell office:value-type="string">
            <text:p>s_6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0 2 1</text:p>
            <text:p>1 3 0 2</text:p>
            <text:p>2 1 3 0</text:p>
          </table:table-cell>
          <table:table-cell office:value-type="string">
            <text:p>s_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0 2 1</text:p>
            <text:p>2 1 3 0</text:p>
            <text:p>1 3 0 2</text:p>
          </table:table-cell>
          <table:table-cell office:value-type="string">
            <text:p>s_6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1 0 2</text:p>
            <text:p>1 3 2 0</text:p>
            <text:p>2 0 3 1</text:p>
          </table:table-cell>
          <table:table-cell office:value-type="string">
            <text:p>s_6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1 0 2</text:p>
            <text:p>2 0 3 1</text:p>
            <text:p>1 3 2 0</text:p>
          </table:table-cell>
          <table:table-cell office:value-type="string">
            <text:p>s_6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0 2 1 3</text:p>
            <text:p>3 1 2 0</text:p>
            <text:p>1 0 3 2</text:p>
            <text:p>2 3 0 1</text:p>
          </table:table-cell>
          <table:table-cell office:value-type="string">
            <text:p>s_6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1 2 0</text:p>
            <text:p>2 3 0 1</text:p>
            <text:p>1 0 3 2</text:p>
          </table:table-cell>
          <table:table-cell office:value-type="string">
            <text:p>s_7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1 0 2 3</text:p>
            <text:p>2 3 1 0</text:p>
            <text:p>3 1 0 2</text:p>
          </table:table-cell>
          <table:table-cell office:value-type="string">
            <text:p>s_7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0 2 3 1</text:p>
            <text:p>1 0 2 3</text:p>
            <text:p>3 1 0 2</text:p>
            <text:p>2 3 1 0</text:p>
          </table:table-cell>
          <table:table-cell office:value-type="string">
            <text:p>s_7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1 3 0 2</text:p>
            <text:p>2 0 1 3</text:p>
            <text:p>3 1 2 0</text:p>
          </table:table-cell>
          <table:table-cell office:value-type="string">
            <text:p>s_7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1 3 0 2</text:p>
            <text:p>3 1 2 0</text:p>
            <text:p>2 0 1 3</text:p>
          </table:table-cell>
          <table:table-cell office:value-type="string">
            <text:p>s_7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1 3 2 0</text:p>
            <text:p>2 1 0 3</text:p>
            <text:p>3 0 1 2</text:p>
          </table:table-cell>
          <table:table-cell office:value-type="string">
            <text:p>s_7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1 3 2 0</text:p>
            <text:p>3 0 1 2</text:p>
            <text:p>2 1 0 3</text:p>
          </table:table-cell>
          <table:table-cell office:value-type="string">
            <text:p>s_7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0 2 3 1</text:p>
            <text:p>2 0 1 3</text:p>
            <text:p>1 3 0 2</text:p>
            <text:p>3 1 2 0</text:p>
          </table:table-cell>
          <table:table-cell office:value-type="string">
            <text:p>s_8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0 1 3</text:p>
            <text:p>3 1 2 0</text:p>
            <text:p>1 3 0 2</text:p>
          </table:table-cell>
          <table:table-cell office:value-type="string">
            <text:p>s_83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1 0 3</text:p>
            <text:p>1 3 2 0</text:p>
            <text:p>3 0 1 2</text:p>
          </table:table-cell>
          <table:table-cell office:value-type="string">
            <text:p>s_8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1 0 3</text:p>
            <text:p>3 0 1 2</text:p>
            <text:p>1 3 2 0</text:p>
          </table:table-cell>
          <table:table-cell office:value-type="string">
            <text:p>s_8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3 1 0</text:p>
            <text:p>1 0 2 3</text:p>
            <text:p>3 1 0 2</text:p>
          </table:table-cell>
          <table:table-cell office:value-type="string">
            <text:p>s_8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3 1 0</text:p>
            <text:p>3 1 0 2</text:p>
            <text:p>1 0 2 3</text:p>
          </table:table-cell>
          <table:table-cell office:value-type="string">
            <text:p>s_87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0 1 2</text:p>
            <text:p>1 3 2 0</text:p>
            <text:p>2 1 0 3</text:p>
          </table:table-cell>
          <table:table-cell office:value-type="string">
            <text:p>s_8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0 1 2</text:p>
            <text:p>2 1 0 3</text:p>
            <text:p>1 3 2 0</text:p>
          </table:table-cell>
          <table:table-cell office:value-type="string">
            <text:p>s_8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1 0 2</text:p>
            <text:p>1 0 2 3</text:p>
            <text:p>2 3 1 0</text:p>
          </table:table-cell>
          <table:table-cell office:value-type="string">
            <text:p>s_9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1 0 2</text:p>
            <text:p>2 3 1 0</text:p>
            <text:p>1 0 2 3</text:p>
          </table:table-cell>
          <table:table-cell office:value-type="string">
            <text:p>s_9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1 2 0</text:p>
            <text:p>1 3 0 2</text:p>
            <text:p>2 0 1 3</text:p>
          </table:table-cell>
          <table:table-cell office:value-type="string">
            <text:p>s_9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1 2 0</text:p>
            <text:p>2 0 1 3</text:p>
            <text:p>1 3 0 2</text:p>
          </table:table-cell>
          <table:table-cell office:value-type="string">
            <text:p>s_9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0 3 1 2</text:p>
            <text:p>1 0 2 3</text:p>
            <text:p>2 1 3 0</text:p>
            <text:p>3 2 0 1</text:p>
          </table:table-cell>
          <table:table-cell office:value-type="string">
            <text:p>s_9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1 0 2 3</text:p>
            <text:p>3 2 0 1</text:p>
            <text:p>2 1 3 0</text:p>
          </table:table-cell>
          <table:table-cell office:value-type="string">
            <text:p>s_9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1 2 0 3</text:p>
            <text:p>2 0 3 1</text:p>
            <text:p>3 1 2 0</text:p>
          </table:table-cell>
          <table:table-cell office:value-type="string">
            <text:p>s_9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1 2 0 3</text:p>
            <text:p>3 1 2 0</text:p>
            <text:p>2 0 3 1</text:p>
          </table:table-cell>
          <table:table-cell office:value-type="string">
            <text:p>s_10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0 3 1 2</text:p>
            <text:p>1 2 3 0</text:p>
            <text:p>2 1 0 3</text:p>
            <text:p>3 0 2 1</text:p>
          </table:table-cell>
          <table:table-cell office:value-type="string">
            <text:p>s_10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0 3 1 2</text:p>
            <text:p>1 2 3 0</text:p>
            <text:p>3 0 2 1</text:p>
            <text:p>2 1 0 3</text:p>
          </table:table-cell>
          <table:table-cell office:value-type="string">
            <text:p>s_10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0 3 1</text:p>
            <text:p>1 2 0 3</text:p>
            <text:p>3 1 2 0</text:p>
          </table:table-cell>
          <table:table-cell office:value-type="string">
            <text:p>s_10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0 3 1</text:p>
            <text:p>3 1 2 0</text:p>
            <text:p>1 2 0 3</text:p>
          </table:table-cell>
          <table:table-cell office:value-type="string">
            <text:p>s_10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1 0 3</text:p>
            <text:p>1 2 3 0</text:p>
            <text:p>3 0 2 1</text:p>
          </table:table-cell>
          <table:table-cell office:value-type="string">
            <text:p>s_10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1 0 3</text:p>
            <text:p>3 0 2 1</text:p>
            <text:p>1 2 3 0</text:p>
          </table:table-cell>
          <table:table-cell office:value-type="string">
            <text:p>s_10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1 3 0</text:p>
            <text:p>1 0 2 3</text:p>
            <text:p>3 2 0 1</text:p>
          </table:table-cell>
          <table:table-cell office:value-type="string">
            <text:p>s_10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1 3 0</text:p>
            <text:p>3 2 0 1</text:p>
            <text:p>1 0 2 3</text:p>
          </table:table-cell>
          <table:table-cell office:value-type="string">
            <text:p>s_11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0 2 1</text:p>
            <text:p>1 2 3 0</text:p>
            <text:p>2 1 0 3</text:p>
          </table:table-cell>
          <table:table-cell office:value-type="string">
            <text:p>s_113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0 2 1</text:p>
            <text:p>2 1 0 3</text:p>
            <text:p>1 2 3 0</text:p>
          </table:table-cell>
          <table:table-cell office:value-type="string">
            <text:p>s_11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1 2 0</text:p>
            <text:p>1 2 0 3</text:p>
            <text:p>2 0 3 1</text:p>
          </table:table-cell>
          <table:table-cell office:value-type="string">
            <text:p>s_11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1 2 0</text:p>
            <text:p>2 0 3 1</text:p>
            <text:p>1 2 0 3</text:p>
          </table:table-cell>
          <table:table-cell office:value-type="string">
            <text:p>s_11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2 0 1</text:p>
            <text:p>1 0 2 3</text:p>
            <text:p>2 1 3 0</text:p>
          </table:table-cell>
          <table:table-cell office:value-type="string">
            <text:p>s_118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3 2 0 1</text:p>
            <text:p>2 1 3 0</text:p>
            <text:p>1 0 2 3</text:p>
          </table:table-cell>
          <table:table-cell office:value-type="string">
            <text:p>s_11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0 3 2 1</text:p>
            <text:p>1 0 3 2</text:p>
            <text:p>3 2 1 0</text:p>
            <text:p>2 1 0 3</text:p>
          </table:table-cell>
          <table:table-cell office:value-type="string">
            <text:p>s_12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0 3 2 1</text:p>
            <text:p>1 2 0 3</text:p>
            <text:p>2 1 3 0</text:p>
            <text:p>3 0 1 2</text:p>
          </table:table-cell>
          <table:table-cell office:value-type="string">
            <text:p>s_12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0 3 2 1</text:p>
            <text:p>1 2 0 3</text:p>
            <text:p>3 0 1 2</text:p>
            <text:p>2 1 3 0</text:p>
          </table:table-cell>
          <table:table-cell office:value-type="string">
            <text:p>s_12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1 2 3 0</text:p>
            <text:p>2 0 1 3</text:p>
            <text:p>3 1 0 2</text:p>
          </table:table-cell>
          <table:table-cell office:value-type="string">
            <text:p>s_12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1 2 3 0</text:p>
            <text:p>3 1 0 2</text:p>
            <text:p>2 0 1 3</text:p>
          </table:table-cell>
          <table:table-cell office:value-type="string">
            <text:p>s_12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0 3 2 1</text:p>
            <text:p>2 0 1 3</text:p>
            <text:p>1 2 3 0</text:p>
            <text:p>3 1 0 2</text:p>
          </table:table-cell>
          <table:table-cell office:value-type="string">
            <text:p>s_12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2 0 1 3</text:p>
            <text:p>3 1 0 2</text:p>
            <text:p>1 2 3 0</text:p>
          </table:table-cell>
          <table:table-cell office:value-type="string">
            <text:p>s_12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2 1 0 3</text:p>
            <text:p>1 0 3 2</text:p>
            <text:p>3 2 1 0</text:p>
          </table:table-cell>
          <table:table-cell office:value-type="string">
            <text:p>s_13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0 3 2 1</text:p>
            <text:p>2 1 0 3</text:p>
            <text:p>3 2 1 0</text:p>
            <text:p>1 0 3 2</text:p>
          </table:table-cell>
          <table:table-cell office:value-type="string">
            <text:p>s_13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0 3 2 1</text:p>
            <text:p>2 1 3 0</text:p>
            <text:p>1 2 0 3</text:p>
            <text:p>3 0 1 2</text:p>
          </table:table-cell>
          <table:table-cell office:value-type="string">
            <text:p>s_13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2 1 3 0</text:p>
            <text:p>3 0 1 2</text:p>
            <text:p>1 2 0 3</text:p>
          </table:table-cell>
          <table:table-cell office:value-type="string">
            <text:p>s_13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3 0 1 2</text:p>
            <text:p>1 2 0 3</text:p>
            <text:p>2 1 3 0</text:p>
          </table:table-cell>
          <table:table-cell office:value-type="string">
            <text:p>s_13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3 0 1 2</text:p>
            <text:p>2 1 3 0</text:p>
            <text:p>1 2 0 3</text:p>
          </table:table-cell>
          <table:table-cell office:value-type="string">
            <text:p>s_13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3 1 0 2</text:p>
            <text:p>1 2 3 0</text:p>
            <text:p>2 0 1 3</text:p>
          </table:table-cell>
          <table:table-cell office:value-type="string">
            <text:p>s_14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3 1 0 2</text:p>
            <text:p>2 0 1 3</text:p>
            <text:p>1 2 3 0</text:p>
          </table:table-cell>
          <table:table-cell office:value-type="string">
            <text:p>s_141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3 2 1 0</text:p>
            <text:p>1 0 3 2</text:p>
            <text:p>2 1 0 3</text:p>
          </table:table-cell>
          <table:table-cell office:value-type="string">
            <text:p>s_14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0 2 3</text:p>
            <text:p>0 2 3 1</text:p>
            <text:p>2 3 1 0</text:p>
            <text:p>3 1 0 2</text:p>
          </table:table-cell>
          <table:table-cell office:value-type="string">
            <text:p>s_148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0 2 3 1</text:p>
            <text:p>3 1 0 2</text:p>
            <text:p>2 3 1 0</text:p>
          </table:table-cell>
          <table:table-cell office:value-type="string">
            <text:p>s_14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0 3 1 2</text:p>
            <text:p>2 1 3 0</text:p>
            <text:p>3 2 0 1</text:p>
          </table:table-cell>
          <table:table-cell office:value-type="string">
            <text:p>s_15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0 3 1 2</text:p>
            <text:p>3 2 0 1</text:p>
            <text:p>2 1 3 0</text:p>
          </table:table-cell>
          <table:table-cell office:value-type="string">
            <text:p>s_15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1 0 2 3</text:p>
            <text:p>2 1 3 0</text:p>
            <text:p>0 3 1 2</text:p>
            <text:p>3 2 0 1</text:p>
          </table:table-cell>
          <table:table-cell office:value-type="string">
            <text:p>s_15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2 1 3 0</text:p>
            <text:p>3 2 0 1</text:p>
            <text:p>0 3 1 2</text:p>
          </table:table-cell>
          <table:table-cell office:value-type="string">
            <text:p>s_15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2 3 0 1</text:p>
            <text:p>0 1 3 2</text:p>
            <text:p>3 2 1 0</text:p>
          </table:table-cell>
          <table:table-cell office:value-type="string">
            <text:p>s_15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1 0 2 3</text:p>
            <text:p>2 3 0 1</text:p>
            <text:p>3 2 1 0</text:p>
            <text:p>0 1 3 2</text:p>
          </table:table-cell>
          <table:table-cell office:value-type="string">
            <text:p>s_15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1 0 2 3</text:p>
            <text:p>2 3 1 0</text:p>
            <text:p>0 2 3 1</text:p>
            <text:p>3 1 0 2</text:p>
          </table:table-cell>
          <table:table-cell office:value-type="string">
            <text:p>s_15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2 3 1 0</text:p>
            <text:p>3 1 0 2</text:p>
            <text:p>0 2 3 1</text:p>
          </table:table-cell>
          <table:table-cell office:value-type="string">
            <text:p>s_15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3 1 0 2</text:p>
            <text:p>0 2 3 1</text:p>
            <text:p>2 3 1 0</text:p>
          </table:table-cell>
          <table:table-cell office:value-type="string">
            <text:p>s_16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1 0 2 3</text:p>
            <text:p>3 1 0 2</text:p>
            <text:p>2 3 1 0</text:p>
            <text:p>0 2 3 1</text:p>
          </table:table-cell>
          <table:table-cell office:value-type="string">
            <text:p>s_1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3 2 0 1</text:p>
            <text:p>0 3 1 2</text:p>
            <text:p>2 1 3 0</text:p>
          </table:table-cell>
          <table:table-cell office:value-type="string">
            <text:p>s_16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3 2 0 1</text:p>
            <text:p>2 1 3 0</text:p>
            <text:p>0 3 1 2</text:p>
          </table:table-cell>
          <table:table-cell office:value-type="string">
            <text:p>s_1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3 2 1 0</text:p>
            <text:p>0 1 3 2</text:p>
            <text:p>2 3 0 1</text:p>
          </table:table-cell>
          <table:table-cell office:value-type="string">
            <text:p>s_16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0 2 3</text:p>
            <text:p>3 2 1 0</text:p>
            <text:p>2 3 0 1</text:p>
            <text:p>0 1 3 2</text:p>
          </table:table-cell>
          <table:table-cell office:value-type="string">
            <text:p>s_16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0 3 2</text:p>
            <text:p>0 2 1 3</text:p>
            <text:p>2 3 0 1</text:p>
            <text:p>3 1 2 0</text:p>
          </table:table-cell>
          <table:table-cell office:value-type="string">
            <text:p>s_17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0 3 2 1</text:p>
            <text:p>2 1 0 3</text:p>
            <text:p>3 2 1 0</text:p>
          </table:table-cell>
          <table:table-cell office:value-type="string">
            <text:p>s_17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1 0 3 2</text:p>
            <text:p>2 1 0 3</text:p>
            <text:p>0 3 2 1</text:p>
            <text:p>3 2 1 0</text:p>
          </table:table-cell>
          <table:table-cell office:value-type="string">
            <text:p>s_17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1 0 3 2</text:p>
            <text:p>2 3 0 1</text:p>
            <text:p>0 2 1 3</text:p>
            <text:p>3 1 2 0</text:p>
          </table:table-cell>
          <table:table-cell office:value-type="string">
            <text:p>s_17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2 3 0 1</text:p>
            <text:p>3 1 2 0</text:p>
            <text:p>0 2 1 3</text:p>
          </table:table-cell>
          <table:table-cell office:value-type="string">
            <text:p>s_18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2 3 1 0</text:p>
            <text:p>0 1 2 3</text:p>
            <text:p>3 2 0 1</text:p>
          </table:table-cell>
          <table:table-cell office:value-type="string">
            <text:p>s_18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2 3 1 0</text:p>
            <text:p>3 2 0 1</text:p>
            <text:p>0 1 2 3</text:p>
          </table:table-cell>
          <table:table-cell office:value-type="string">
            <text:p>s_18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3 1 2 0</text:p>
            <text:p>2 3 0 1</text:p>
            <text:p>0 2 1 3</text:p>
          </table:table-cell>
          <table:table-cell office:value-type="string">
            <text:p>s_18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3 2 0 1</text:p>
            <text:p>0 1 2 3</text:p>
            <text:p>2 3 1 0</text:p>
          </table:table-cell>
          <table:table-cell office:value-type="string">
            <text:p>s_18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3 2 0 1</text:p>
            <text:p>2 3 1 0</text:p>
            <text:p>0 1 2 3</text:p>
          </table:table-cell>
          <table:table-cell office:value-type="string">
            <text:p>s_18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3 2 1 0</text:p>
            <text:p>0 3 2 1</text:p>
            <text:p>2 1 0 3</text:p>
          </table:table-cell>
          <table:table-cell office:value-type="string">
            <text:p>s_18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0 3 2</text:p>
            <text:p>3 2 1 0</text:p>
            <text:p>2 1 0 3</text:p>
            <text:p>0 3 2 1</text:p>
          </table:table-cell>
          <table:table-cell office:value-type="string">
            <text:p>s_19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2 0 3</text:p>
            <text:p>0 1 3 2</text:p>
            <text:p>2 3 1 0</text:p>
            <text:p>3 0 2 1</text:p>
          </table:table-cell>
          <table:table-cell office:value-type="string">
            <text:p>s_19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0 1 3 2</text:p>
            <text:p>3 0 2 1</text:p>
            <text:p>2 3 1 0</text:p>
          </table:table-cell>
          <table:table-cell office:value-type="string">
            <text:p>s_19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1 2 0 3</text:p>
            <text:p>0 3 1 2</text:p>
            <text:p>2 0 3 1</text:p>
            <text:p>3 1 2 0</text:p>
          </table:table-cell>
          <table:table-cell office:value-type="string">
            <text:p>s_19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1 2 0 3</text:p>
            <text:p>0 3 1 2</text:p>
            <text:p>3 1 2 0</text:p>
            <text:p>2 0 3 1</text:p>
          </table:table-cell>
          <table:table-cell office:value-type="string">
            <text:p>s_19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0 3 2 1</text:p>
            <text:p>2 1 3 0</text:p>
            <text:p>3 0 1 2</text:p>
          </table:table-cell>
          <table:table-cell office:value-type="string">
            <text:p>s_19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0 3 2 1</text:p>
            <text:p>3 0 1 2</text:p>
            <text:p>2 1 3 0</text:p>
          </table:table-cell>
          <table:table-cell office:value-type="string">
            <text:p>s_19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0 3 1</text:p>
            <text:p>0 3 1 2</text:p>
            <text:p>3 1 2 0</text:p>
          </table:table-cell>
          <table:table-cell office:value-type="string">
            <text:p>s_20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0 3 1</text:p>
            <text:p>3 1 2 0</text:p>
            <text:p>0 3 1 2</text:p>
          </table:table-cell>
          <table:table-cell office:value-type="string">
            <text:p>s_20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1 3 0</text:p>
            <text:p>0 3 2 1</text:p>
            <text:p>3 0 1 2</text:p>
          </table:table-cell>
          <table:table-cell office:value-type="string">
            <text:p>s_203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1 3 0</text:p>
            <text:p>3 0 1 2</text:p>
            <text:p>0 3 2 1</text:p>
          </table:table-cell>
          <table:table-cell office:value-type="string">
            <text:p>s_20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3 1 0</text:p>
            <text:p>0 1 3 2</text:p>
            <text:p>3 0 2 1</text:p>
          </table:table-cell>
          <table:table-cell office:value-type="string">
            <text:p>s_20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2 3 1 0</text:p>
            <text:p>3 0 2 1</text:p>
            <text:p>0 1 3 2</text:p>
          </table:table-cell>
          <table:table-cell office:value-type="string">
            <text:p>s_20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0 1 2</text:p>
            <text:p>0 3 2 1</text:p>
            <text:p>2 1 3 0</text:p>
          </table:table-cell>
          <table:table-cell office:value-type="string">
            <text:p>s_20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1 2 0 3</text:p>
            <text:p>3 0 1 2</text:p>
            <text:p>2 1 3 0</text:p>
            <text:p>0 3 2 1</text:p>
          </table:table-cell>
          <table:table-cell office:value-type="string">
            <text:p>s_20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0 2 1</text:p>
            <text:p>0 1 3 2</text:p>
            <text:p>2 3 1 0</text:p>
          </table:table-cell>
          <table:table-cell office:value-type="string">
            <text:p>s_21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0 2 1</text:p>
            <text:p>2 3 1 0</text:p>
            <text:p>0 1 3 2</text:p>
          </table:table-cell>
          <table:table-cell office:value-type="string">
            <text:p>s_21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1 2 0</text:p>
            <text:p>0 3 1 2</text:p>
            <text:p>2 0 3 1</text:p>
          </table:table-cell>
          <table:table-cell office:value-type="string">
            <text:p>s_21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1 2 0</text:p>
            <text:p>2 0 3 1</text:p>
            <text:p>0 3 1 2</text:p>
          </table:table-cell>
          <table:table-cell office:value-type="string">
            <text:p>s_21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0 1 2 3</text:p>
            <text:p>2 3 0 1</text:p>
            <text:p>3 0 1 2</text:p>
          </table:table-cell>
          <table:table-cell office:value-type="string">
            <text:p>s_21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0 3 1 2</text:p>
            <text:p>2 1 0 3</text:p>
            <text:p>3 0 2 1</text:p>
          </table:table-cell>
          <table:table-cell office:value-type="string">
            <text:p>s_21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0 3 1 2</text:p>
            <text:p>3 0 2 1</text:p>
            <text:p>2 1 0 3</text:p>
          </table:table-cell>
          <table:table-cell office:value-type="string">
            <text:p>s_21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0 3 2 1</text:p>
            <text:p>2 0 1 3</text:p>
            <text:p>3 1 0 2</text:p>
          </table:table-cell>
          <table:table-cell office:value-type="string">
            <text:p>s_22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1 2 3 0</text:p>
            <text:p>0 3 2 1</text:p>
            <text:p>3 1 0 2</text:p>
            <text:p>2 0 1 3</text:p>
          </table:table-cell>
          <table:table-cell office:value-type="string">
            <text:p>s_22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2 0 1 3</text:p>
            <text:p>0 3 2 1</text:p>
            <text:p>3 1 0 2</text:p>
          </table:table-cell>
          <table:table-cell office:value-type="string">
            <text:p>s_22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2 0 1 3</text:p>
            <text:p>3 1 0 2</text:p>
            <text:p>0 3 2 1</text:p>
          </table:table-cell>
          <table:table-cell office:value-type="string">
            <text:p>s_22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2 1 0 3</text:p>
            <text:p>0 3 1 2</text:p>
            <text:p>3 0 2 1</text:p>
          </table:table-cell>
          <table:table-cell office:value-type="string">
            <text:p>s_22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2 1 0 3</text:p>
            <text:p>3 0 2 1</text:p>
            <text:p>0 3 1 2</text:p>
          </table:table-cell>
          <table:table-cell office:value-type="string">
            <text:p>s_22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2 3 0 1</text:p>
            <text:p>0 1 2 3</text:p>
            <text:p>3 0 1 2</text:p>
          </table:table-cell>
          <table:table-cell office:value-type="string">
            <text:p>s_23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0 1 2</text:p>
            <text:p>0 1 2 3</text:p>
            <text:p>2 3 0 1</text:p>
          </table:table-cell>
          <table:table-cell office:value-type="string">
            <text:p>s_23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0 1 2</text:p>
            <text:p>2 3 0 1</text:p>
            <text:p>0 1 2 3</text:p>
          </table:table-cell>
          <table:table-cell office:value-type="string">
            <text:p>s_23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0 2 1</text:p>
            <text:p>0 3 1 2</text:p>
            <text:p>2 1 0 3</text:p>
          </table:table-cell>
          <table:table-cell office:value-type="string">
            <text:p>s_23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1 2 3 0</text:p>
            <text:p>3 0 2 1</text:p>
            <text:p>2 1 0 3</text:p>
            <text:p>0 3 1 2</text:p>
          </table:table-cell>
          <table:table-cell office:value-type="string">
            <text:p>s_23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1 0 2</text:p>
            <text:p>0 3 2 1</text:p>
            <text:p>2 0 1 3</text:p>
          </table:table-cell>
          <table:table-cell office:value-type="string">
            <text:p>s_23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1 0 2</text:p>
            <text:p>2 0 1 3</text:p>
            <text:p>0 3 2 1</text:p>
          </table:table-cell>
          <table:table-cell office:value-type="string">
            <text:p>s_23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0 1 2 3</text:p>
            <text:p>2 0 3 1</text:p>
            <text:p>3 2 1 0</text:p>
          </table:table-cell>
          <table:table-cell office:value-type="string">
            <text:p>s_24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1 3 0 2</text:p>
            <text:p>0 2 1 3</text:p>
            <text:p>2 1 3 0</text:p>
            <text:p>3 0 2 1</text:p>
          </table:table-cell>
          <table:table-cell office:value-type="string">
            <text:p>s_24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1 3 0 2</text:p>
            <text:p>0 2 1 3</text:p>
            <text:p>3 0 2 1</text:p>
            <text:p>2 1 3 0</text:p>
          </table:table-cell>
          <table:table-cell office:value-type="string">
            <text:p>s_24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0 2 3 1</text:p>
            <text:p>2 0 1 3</text:p>
            <text:p>3 1 2 0</text:p>
          </table:table-cell>
          <table:table-cell office:value-type="string">
            <text:p>s_24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0 2 3 1</text:p>
            <text:p>3 1 2 0</text:p>
            <text:p>2 0 1 3</text:p>
          </table:table-cell>
          <table:table-cell office:value-type="string">
            <text:p>s_24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1 3 0 2</text:p>
            <text:p>2 0 1 3</text:p>
            <text:p>0 2 3 1</text:p>
            <text:p>3 1 2 0</text:p>
          </table:table-cell>
          <table:table-cell office:value-type="string">
            <text:p>s_24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2 0 1 3</text:p>
            <text:p>3 1 2 0</text:p>
            <text:p>0 2 3 1</text:p>
          </table:table-cell>
          <table:table-cell office:value-type="string">
            <text:p>s_24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2 0 3 1</text:p>
            <text:p>0 1 2 3</text:p>
            <text:p>3 2 1 0</text:p>
          </table:table-cell>
          <table:table-cell office:value-type="string">
            <text:p>s_25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1 3 0 2</text:p>
            <text:p>2 0 3 1</text:p>
            <text:p>3 2 1 0</text:p>
            <text:p>0 1 2 3</text:p>
          </table:table-cell>
          <table:table-cell office:value-type="string">
            <text:p>s_25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1 3 0 2</text:p>
            <text:p>2 1 3 0</text:p>
            <text:p>0 2 1 3</text:p>
            <text:p>3 0 2 1</text:p>
          </table:table-cell>
          <table:table-cell office:value-type="string">
            <text:p>s_25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2 1 3 0</text:p>
            <text:p>3 0 2 1</text:p>
            <text:p>0 2 1 3</text:p>
          </table:table-cell>
          <table:table-cell office:value-type="string">
            <text:p>s_25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0 2 1</text:p>
            <text:p>0 2 1 3</text:p>
            <text:p>2 1 3 0</text:p>
          </table:table-cell>
          <table:table-cell office:value-type="string">
            <text:p>s_25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0 2 1</text:p>
            <text:p>2 1 3 0</text:p>
            <text:p>0 2 1 3</text:p>
          </table:table-cell>
          <table:table-cell office:value-type="string">
            <text:p>s_25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1 2 0</text:p>
            <text:p>0 2 3 1</text:p>
            <text:p>2 0 1 3</text:p>
          </table:table-cell>
          <table:table-cell office:value-type="string">
            <text:p>s_25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1 2 0</text:p>
            <text:p>2 0 1 3</text:p>
            <text:p>0 2 3 1</text:p>
          </table:table-cell>
          <table:table-cell office:value-type="string">
            <text:p>s_26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2 1 0</text:p>
            <text:p>2 0 3 1</text:p>
            <text:p>0 1 2 3</text:p>
          </table:table-cell>
          <table:table-cell office:value-type="string">
            <text:p>s_26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1 3 2 0</text:p>
            <text:p>0 1 3 2</text:p>
            <text:p>2 0 1 3</text:p>
            <text:p>3 2 0 1</text:p>
          </table:table-cell>
          <table:table-cell office:value-type="string">
            <text:p>s_2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0 1 3 2</text:p>
            <text:p>3 2 0 1</text:p>
            <text:p>2 0 1 3</text:p>
          </table:table-cell>
          <table:table-cell office:value-type="string">
            <text:p>s_26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0 2 1 3</text:p>
            <text:p>2 0 3 1</text:p>
            <text:p>3 1 0 2</text:p>
          </table:table-cell>
          <table:table-cell office:value-type="string">
            <text:p>s_26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0 2 1 3</text:p>
            <text:p>3 1 0 2</text:p>
            <text:p>2 0 3 1</text:p>
          </table:table-cell>
          <table:table-cell office:value-type="string">
            <text:p>s_26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1 3 2 0</text:p>
            <text:p>0 2 3 1</text:p>
            <text:p>2 1 0 3</text:p>
            <text:p>3 0 1 2</text:p>
          </table:table-cell>
          <table:table-cell office:value-type="string">
            <text:p>s_26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1 3 2 0</text:p>
            <text:p>0 2 3 1</text:p>
            <text:p>3 0 1 2</text:p>
            <text:p>2 1 0 3</text:p>
          </table:table-cell>
          <table:table-cell office:value-type="string">
            <text:p>s_27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0 1 3</text:p>
            <text:p>0 1 3 2</text:p>
            <text:p>3 2 0 1</text:p>
          </table:table-cell>
          <table:table-cell office:value-type="string">
            <text:p>s_27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0 1 3</text:p>
            <text:p>3 2 0 1</text:p>
            <text:p>0 1 3 2</text:p>
          </table:table-cell>
          <table:table-cell office:value-type="string">
            <text:p>s_27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0 3 1</text:p>
            <text:p>0 2 1 3</text:p>
            <text:p>3 1 0 2</text:p>
          </table:table-cell>
          <table:table-cell office:value-type="string">
            <text:p>s_27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0 3 1</text:p>
            <text:p>3 1 0 2</text:p>
            <text:p>0 2 1 3</text:p>
          </table:table-cell>
          <table:table-cell office:value-type="string">
            <text:p>s_27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1 0 3</text:p>
            <text:p>0 2 3 1</text:p>
            <text:p>3 0 1 2</text:p>
          </table:table-cell>
          <table:table-cell office:value-type="string">
            <text:p>s_27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1 0 3</text:p>
            <text:p>3 0 1 2</text:p>
            <text:p>0 2 3 1</text:p>
          </table:table-cell>
          <table:table-cell office:value-type="string">
            <text:p>s_27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0 1 2</text:p>
            <text:p>0 2 3 1</text:p>
            <text:p>2 1 0 3</text:p>
          </table:table-cell>
          <table:table-cell office:value-type="string">
            <text:p>s_28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0 1 2</text:p>
            <text:p>2 1 0 3</text:p>
            <text:p>0 2 3 1</text:p>
          </table:table-cell>
          <table:table-cell office:value-type="string">
            <text:p>s_281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1 0 2</text:p>
            <text:p>0 2 1 3</text:p>
            <text:p>2 0 3 1</text:p>
          </table:table-cell>
          <table:table-cell office:value-type="string">
            <text:p>s_28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1 0 2</text:p>
            <text:p>2 0 3 1</text:p>
            <text:p>0 2 1 3</text:p>
          </table:table-cell>
          <table:table-cell office:value-type="string">
            <text:p>s_28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2 0 1</text:p>
            <text:p>0 1 3 2</text:p>
            <text:p>2 0 1 3</text:p>
          </table:table-cell>
          <table:table-cell office:value-type="string">
            <text:p>s_28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1 3 2 0</text:p>
            <text:p>3 2 0 1</text:p>
            <text:p>2 0 1 3</text:p>
            <text:p>0 1 3 2</text:p>
          </table:table-cell>
          <table:table-cell office:value-type="string">
            <text:p>s_287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1 3 2</text:p>
            <text:p>1 3 2 0</text:p>
            <text:p>3 2 0 1</text:p>
          </table:table-cell>
          <table:table-cell office:value-type="string">
            <text:p>s_288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1 3 2</text:p>
            <text:p>3 2 0 1</text:p>
            <text:p>1 3 2 0</text:p>
          </table:table-cell>
          <table:table-cell office:value-type="string">
            <text:p>s_28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2 0 1 3</text:p>
            <text:p>0 2 3 1</text:p>
            <text:p>1 3 0 2</text:p>
            <text:p>3 1 2 0</text:p>
          </table:table-cell>
          <table:table-cell office:value-type="string">
            <text:p>s_29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2 3 1</text:p>
            <text:p>3 1 2 0</text:p>
            <text:p>1 3 0 2</text:p>
          </table:table-cell>
          <table:table-cell office:value-type="string">
            <text:p>s_29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3 2 1</text:p>
            <text:p>1 2 3 0</text:p>
            <text:p>3 1 0 2</text:p>
          </table:table-cell>
          <table:table-cell office:value-type="string">
            <text:p>s_294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3 2 1</text:p>
            <text:p>3 1 0 2</text:p>
            <text:p>1 2 3 0</text:p>
          </table:table-cell>
          <table:table-cell office:value-type="string">
            <text:p>s_29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2 3 0</text:p>
            <text:p>0 3 2 1</text:p>
            <text:p>3 1 0 2</text:p>
          </table:table-cell>
          <table:table-cell office:value-type="string">
            <text:p>s_29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2 3 0</text:p>
            <text:p>3 1 0 2</text:p>
            <text:p>0 3 2 1</text:p>
          </table:table-cell>
          <table:table-cell office:value-type="string">
            <text:p>s_29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3 0 2</text:p>
            <text:p>0 2 3 1</text:p>
            <text:p>3 1 2 0</text:p>
          </table:table-cell>
          <table:table-cell office:value-type="string">
            <text:p>s_29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2 0 1 3</text:p>
            <text:p>1 3 0 2</text:p>
            <text:p>3 1 2 0</text:p>
            <text:p>0 2 3 1</text:p>
          </table:table-cell>
          <table:table-cell office:value-type="string">
            <text:p>s_29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3 2 0</text:p>
            <text:p>0 1 3 2</text:p>
            <text:p>3 2 0 1</text:p>
          </table:table-cell>
          <table:table-cell office:value-type="string">
            <text:p>s_30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3 2 0</text:p>
            <text:p>3 2 0 1</text:p>
            <text:p>0 1 3 2</text:p>
          </table:table-cell>
          <table:table-cell office:value-type="string">
            <text:p>s_30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3 1 0 2</text:p>
            <text:p>0 3 2 1</text:p>
            <text:p>1 2 3 0</text:p>
          </table:table-cell>
          <table:table-cell office:value-type="string">
            <text:p>s_30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2 0 1 3</text:p>
            <text:p>3 1 0 2</text:p>
            <text:p>1 2 3 0</text:p>
            <text:p>0 3 2 1</text:p>
          </table:table-cell>
          <table:table-cell office:value-type="string">
            <text:p>s_30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3 1 2 0</text:p>
            <text:p>0 2 3 1</text:p>
            <text:p>1 3 0 2</text:p>
          </table:table-cell>
          <table:table-cell office:value-type="string">
            <text:p>s_30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3 1 2 0</text:p>
            <text:p>1 3 0 2</text:p>
            <text:p>0 2 3 1</text:p>
          </table:table-cell>
          <table:table-cell office:value-type="string">
            <text:p>s_30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3 2 0 1</text:p>
            <text:p>0 1 3 2</text:p>
            <text:p>1 3 2 0</text:p>
          </table:table-cell>
          <table:table-cell office:value-type="string">
            <text:p>s_31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3 2 0 1</text:p>
            <text:p>1 3 2 0</text:p>
            <text:p>0 1 3 2</text:p>
          </table:table-cell>
          <table:table-cell office:value-type="string">
            <text:p>s_31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0 1 2 3</text:p>
            <text:p>1 3 0 2</text:p>
            <text:p>3 2 1 0</text:p>
          </table:table-cell>
          <table:table-cell office:value-type="string">
            <text:p>s_31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2 0 3 1</text:p>
            <text:p>0 2 1 3</text:p>
            <text:p>1 3 2 0</text:p>
            <text:p>3 1 0 2</text:p>
          </table:table-cell>
          <table:table-cell office:value-type="string">
            <text:p>s_31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0 2 1 3</text:p>
            <text:p>3 1 0 2</text:p>
            <text:p>1 3 2 0</text:p>
          </table:table-cell>
          <table:table-cell office:value-type="string">
            <text:p>s_31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0 3 1 2</text:p>
            <text:p>1 2 0 3</text:p>
            <text:p>3 1 2 0</text:p>
          </table:table-cell>
          <table:table-cell office:value-type="string">
            <text:p>s_31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0 3 1 2</text:p>
            <text:p>3 1 2 0</text:p>
            <text:p>1 2 0 3</text:p>
          </table:table-cell>
          <table:table-cell office:value-type="string">
            <text:p>s_31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1 2 0 3</text:p>
            <text:p>0 3 1 2</text:p>
            <text:p>3 1 2 0</text:p>
          </table:table-cell>
          <table:table-cell office:value-type="string">
            <text:p>s_32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1 2 0 3</text:p>
            <text:p>3 1 2 0</text:p>
            <text:p>0 3 1 2</text:p>
          </table:table-cell>
          <table:table-cell office:value-type="string">
            <text:p>s_32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1 3 0 2</text:p>
            <text:p>0 1 2 3</text:p>
            <text:p>3 2 1 0</text:p>
          </table:table-cell>
          <table:table-cell office:value-type="string">
            <text:p>s_32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2 0 3 1</text:p>
            <text:p>1 3 0 2</text:p>
            <text:p>3 2 1 0</text:p>
            <text:p>0 1 2 3</text:p>
          </table:table-cell>
          <table:table-cell office:value-type="string">
            <text:p>s_32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2 0 3 1</text:p>
            <text:p>1 3 2 0</text:p>
            <text:p>0 2 1 3</text:p>
            <text:p>3 1 0 2</text:p>
          </table:table-cell>
          <table:table-cell office:value-type="string">
            <text:p>s_32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2 0 3 1</text:p>
            <text:p>1 3 2 0</text:p>
            <text:p>3 1 0 2</text:p>
            <text:p>0 2 1 3</text:p>
          </table:table-cell>
          <table:table-cell office:value-type="string">
            <text:p>s_32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3 1 0 2</text:p>
            <text:p>0 2 1 3</text:p>
            <text:p>1 3 2 0</text:p>
          </table:table-cell>
          <table:table-cell office:value-type="string">
            <text:p>s_32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3 1 0 2</text:p>
            <text:p>1 3 2 0</text:p>
            <text:p>0 2 1 3</text:p>
          </table:table-cell>
          <table:table-cell office:value-type="string">
            <text:p>s_32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3 1 2 0</text:p>
            <text:p>0 3 1 2</text:p>
            <text:p>1 2 0 3</text:p>
          </table:table-cell>
          <table:table-cell office:value-type="string">
            <text:p>s_33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2 0 3 1</text:p>
            <text:p>3 1 2 0</text:p>
            <text:p>1 2 0 3</text:p>
            <text:p>0 3 1 2</text:p>
          </table:table-cell>
          <table:table-cell office:value-type="string">
            <text:p>s_33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3 2 1 0</text:p>
            <text:p>1 3 0 2</text:p>
            <text:p>0 1 2 3</text:p>
          </table:table-cell>
          <table:table-cell office:value-type="string">
            <text:p>s_33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2 1 0 3</text:p>
            <text:p>0 2 3 1</text:p>
            <text:p>1 3 2 0</text:p>
            <text:p>3 0 1 2</text:p>
          </table:table-cell>
          <table:table-cell office:value-type="string">
            <text:p>s_33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0 2 3 1</text:p>
            <text:p>3 0 1 2</text:p>
            <text:p>1 3 2 0</text:p>
          </table:table-cell>
          <table:table-cell office:value-type="string">
            <text:p>s_33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0 3 1 2</text:p>
            <text:p>1 2 3 0</text:p>
            <text:p>3 0 2 1</text:p>
          </table:table-cell>
          <table:table-cell office:value-type="string">
            <text:p>s_33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0 3 1 2</text:p>
            <text:p>3 0 2 1</text:p>
            <text:p>1 2 3 0</text:p>
          </table:table-cell>
          <table:table-cell office:value-type="string">
            <text:p>s_33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2 1 0 3</text:p>
            <text:p>0 3 2 1</text:p>
            <text:p>1 0 3 2</text:p>
            <text:p>3 2 1 0</text:p>
          </table:table-cell>
          <table:table-cell office:value-type="string">
            <text:p>s_34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2 1 0 3</text:p>
            <text:p>0 3 2 1</text:p>
            <text:p>3 2 1 0</text:p>
            <text:p>1 0 3 2</text:p>
          </table:table-cell>
          <table:table-cell office:value-type="string">
            <text:p>s_34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2 1 0 3</text:p>
            <text:p>1 0 3 2</text:p>
            <text:p>3 2 1 0</text:p>
            <text:p>0 3 2 1</text:p>
          </table:table-cell>
          <table:table-cell office:value-type="string">
            <text:p>s_34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2 1 0 3</text:p>
            <text:p>1 2 3 0</text:p>
            <text:p>0 3 1 2</text:p>
            <text:p>3 0 2 1</text:p>
          </table:table-cell>
          <table:table-cell office:value-type="string">
            <text:p>s_34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1 2 3 0</text:p>
            <text:p>3 0 2 1</text:p>
            <text:p>0 3 1 2</text:p>
          </table:table-cell>
          <table:table-cell office:value-type="string">
            <text:p>s_34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1 3 2 0</text:p>
            <text:p>0 2 3 1</text:p>
            <text:p>3 0 1 2</text:p>
          </table:table-cell>
          <table:table-cell office:value-type="string">
            <text:p>s_35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1 3 2 0</text:p>
            <text:p>3 0 1 2</text:p>
            <text:p>0 2 3 1</text:p>
          </table:table-cell>
          <table:table-cell office:value-type="string">
            <text:p>s_35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3 0 1 2</text:p>
            <text:p>0 2 3 1</text:p>
            <text:p>1 3 2 0</text:p>
          </table:table-cell>
          <table:table-cell office:value-type="string">
            <text:p>s_35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</table:table-row>
        <table:table-row>
          <table:table-cell office:value-type="string">
            <text:p>2 1 0 3</text:p>
            <text:p>3 0 1 2</text:p>
            <text:p>1 3 2 0</text:p>
            <text:p>0 2 3 1</text:p>
          </table:table-cell>
          <table:table-cell office:value-type="string">
            <text:p>s_35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3 0 2 1</text:p>
            <text:p>0 3 1 2</text:p>
            <text:p>1 2 3 0</text:p>
          </table:table-cell>
          <table:table-cell office:value-type="string">
            <text:p>s_35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3 0 2 1</text:p>
            <text:p>1 2 3 0</text:p>
            <text:p>0 3 1 2</text:p>
          </table:table-cell>
          <table:table-cell office:value-type="string">
            <text:p>s_35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3 2 1 0</text:p>
            <text:p>1 0 3 2</text:p>
            <text:p>0 3 2 1</text:p>
          </table:table-cell>
          <table:table-cell office:value-type="string">
            <text:p>s_35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</table:table-row>
        <table:table-row>
          <table:table-cell office:value-type="string">
            <text:p>2 1 3 0</text:p>
            <text:p>0 2 1 3</text:p>
            <text:p>1 3 0 2</text:p>
            <text:p>3 0 2 1</text:p>
          </table:table-cell>
          <table:table-cell office:value-type="string">
            <text:p>s_36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2 1 3</text:p>
            <text:p>3 0 2 1</text:p>
            <text:p>1 3 0 2</text:p>
          </table:table-cell>
          <table:table-cell office:value-type="string">
            <text:p>s_3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3 1 2</text:p>
            <text:p>1 0 2 3</text:p>
            <text:p>3 2 0 1</text:p>
          </table:table-cell>
          <table:table-cell office:value-type="string">
            <text:p>s_36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3 1 2</text:p>
            <text:p>3 2 0 1</text:p>
            <text:p>1 0 2 3</text:p>
          </table:table-cell>
          <table:table-cell office:value-type="string">
            <text:p>s_36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3 2 1</text:p>
            <text:p>1 2 0 3</text:p>
            <text:p>3 0 1 2</text:p>
          </table:table-cell>
          <table:table-cell office:value-type="string">
            <text:p>s_36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3 2 1</text:p>
            <text:p>3 0 1 2</text:p>
            <text:p>1 2 0 3</text:p>
          </table:table-cell>
          <table:table-cell office:value-type="string">
            <text:p>s_36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2 1 3 0</text:p>
            <text:p>1 0 2 3</text:p>
            <text:p>0 3 1 2</text:p>
            <text:p>3 2 0 1</text:p>
          </table:table-cell>
          <table:table-cell office:value-type="string">
            <text:p>s_36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2 1 3 0</text:p>
            <text:p>1 0 2 3</text:p>
            <text:p>3 2 0 1</text:p>
            <text:p>0 3 1 2</text:p>
          </table:table-cell>
          <table:table-cell office:value-type="string">
            <text:p>s_36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1 2 0 3</text:p>
            <text:p>0 3 2 1</text:p>
            <text:p>3 0 1 2</text:p>
          </table:table-cell>
          <table:table-cell office:value-type="string">
            <text:p>s_37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1 2 0 3</text:p>
            <text:p>3 0 1 2</text:p>
            <text:p>0 3 2 1</text:p>
          </table:table-cell>
          <table:table-cell office:value-type="string">
            <text:p>s_372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1 3 0 2</text:p>
            <text:p>0 2 1 3</text:p>
            <text:p>3 0 2 1</text:p>
          </table:table-cell>
          <table:table-cell office:value-type="string">
            <text:p>s_37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1 3 0 2</text:p>
            <text:p>3 0 2 1</text:p>
            <text:p>0 2 1 3</text:p>
          </table:table-cell>
          <table:table-cell office:value-type="string">
            <text:p>s_37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0 1 2</text:p>
            <text:p>0 3 2 1</text:p>
            <text:p>1 2 0 3</text:p>
          </table:table-cell>
          <table:table-cell office:value-type="string">
            <text:p>s_37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0 1 2</text:p>
            <text:p>1 2 0 3</text:p>
            <text:p>0 3 2 1</text:p>
          </table:table-cell>
          <table:table-cell office:value-type="string">
            <text:p>s_37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0 2 1</text:p>
            <text:p>0 2 1 3</text:p>
            <text:p>1 3 0 2</text:p>
          </table:table-cell>
          <table:table-cell office:value-type="string">
            <text:p>s_37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</table:table-row>
        <table:table-row>
          <table:table-cell office:value-type="string">
            <text:p>2 1 3 0</text:p>
            <text:p>3 0 2 1</text:p>
            <text:p>1 3 0 2</text:p>
            <text:p>0 2 1 3</text:p>
          </table:table-cell>
          <table:table-cell office:value-type="string">
            <text:p>s_381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2 0 1</text:p>
            <text:p>0 3 1 2</text:p>
            <text:p>1 0 2 3</text:p>
          </table:table-cell>
          <table:table-cell office:value-type="string">
            <text:p>s_38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2 0 1</text:p>
            <text:p>1 0 2 3</text:p>
            <text:p>0 3 1 2</text:p>
          </table:table-cell>
          <table:table-cell office:value-type="string">
            <text:p>s_38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0 1 2 3</text:p>
            <text:p>1 2 3 0</text:p>
            <text:p>3 0 1 2</text:p>
          </table:table-cell>
          <table:table-cell office:value-type="string">
            <text:p>s_38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0 1 2 3</text:p>
            <text:p>3 0 1 2</text:p>
            <text:p>1 2 3 0</text:p>
          </table:table-cell>
          <table:table-cell office:value-type="string">
            <text:p>s_38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0 1 3 2</text:p>
            <text:p>1 0 2 3</text:p>
            <text:p>3 2 1 0</text:p>
          </table:table-cell>
          <table:table-cell office:value-type="string">
            <text:p>s_38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2 3 0 1</text:p>
            <text:p>0 1 3 2</text:p>
            <text:p>3 2 1 0</text:p>
            <text:p>1 0 2 3</text:p>
          </table:table-cell>
          <table:table-cell office:value-type="string">
            <text:p>s_38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2 3 0 1</text:p>
            <text:p>0 2 1 3</text:p>
            <text:p>1 0 3 2</text:p>
            <text:p>3 1 2 0</text:p>
          </table:table-cell>
          <table:table-cell office:value-type="string">
            <text:p>s_39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1 0 2 3</text:p>
            <text:p>0 1 3 2</text:p>
            <text:p>3 2 1 0</text:p>
          </table:table-cell>
          <table:table-cell office:value-type="string">
            <text:p>s_39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</table:table-row>
        <table:table-row>
          <table:table-cell office:value-type="string">
            <text:p>2 3 0 1</text:p>
            <text:p>1 0 2 3</text:p>
            <text:p>3 2 1 0</text:p>
            <text:p>0 1 3 2</text:p>
          </table:table-cell>
          <table:table-cell office:value-type="string">
            <text:p>s_39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</table:table-row>
        <table:table-row>
          <table:table-cell office:value-type="string">
            <text:p>2 3 0 1</text:p>
            <text:p>1 0 3 2</text:p>
            <text:p>0 2 1 3</text:p>
            <text:p>3 1 2 0</text:p>
          </table:table-cell>
          <table:table-cell office:value-type="string">
            <text:p>s_39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1 0 3 2</text:p>
            <text:p>3 1 2 0</text:p>
            <text:p>0 2 1 3</text:p>
          </table:table-cell>
          <table:table-cell office:value-type="string">
            <text:p>s_39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1 2 3 0</text:p>
            <text:p>3 0 1 2</text:p>
            <text:p>0 1 2 3</text:p>
          </table:table-cell>
          <table:table-cell office:value-type="string">
            <text:p>s_39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3 0 1 2</text:p>
            <text:p>1 2 3 0</text:p>
            <text:p>0 1 2 3</text:p>
          </table:table-cell>
          <table:table-cell office:value-type="string">
            <text:p>s_40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0 1</text:p>
            <text:p>3 1 2 0</text:p>
            <text:p>1 0 3 2</text:p>
            <text:p>0 2 1 3</text:p>
          </table:table-cell>
          <table:table-cell office:value-type="string">
            <text:p>s_40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1 2 3</text:p>
            <text:p>1 0 3 2</text:p>
            <text:p>3 2 0 1</text:p>
          </table:table-cell>
          <table:table-cell office:value-type="string">
            <text:p>s_40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1 2 3</text:p>
            <text:p>3 2 0 1</text:p>
            <text:p>1 0 3 2</text:p>
          </table:table-cell>
          <table:table-cell office:value-type="string">
            <text:p>s_40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1 3 2</text:p>
            <text:p>1 2 0 3</text:p>
            <text:p>3 0 2 1</text:p>
          </table:table-cell>
          <table:table-cell office:value-type="string">
            <text:p>s_41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1 3 2</text:p>
            <text:p>3 0 2 1</text:p>
            <text:p>1 2 0 3</text:p>
          </table:table-cell>
          <table:table-cell office:value-type="string">
            <text:p>s_41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2 3 1</text:p>
            <text:p>1 0 2 3</text:p>
            <text:p>3 1 0 2</text:p>
          </table:table-cell>
          <table:table-cell office:value-type="string">
            <text:p>s_41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2 3 1</text:p>
            <text:p>3 1 0 2</text:p>
            <text:p>1 0 2 3</text:p>
          </table:table-cell>
          <table:table-cell office:value-type="string">
            <text:p>s_41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2 3 1 0</text:p>
            <text:p>1 0 2 3</text:p>
            <text:p>0 2 3 1</text:p>
            <text:p>3 1 0 2</text:p>
          </table:table-cell>
          <table:table-cell office:value-type="string">
            <text:p>s_41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1 0 2 3</text:p>
            <text:p>3 1 0 2</text:p>
            <text:p>0 2 3 1</text:p>
          </table:table-cell>
          <table:table-cell office:value-type="string">
            <text:p>s_41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1 0 3 2</text:p>
            <text:p>0 1 2 3</text:p>
            <text:p>3 2 0 1</text:p>
          </table:table-cell>
          <table:table-cell office:value-type="string">
            <text:p>s_42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1 0 3 2</text:p>
            <text:p>3 2 0 1</text:p>
            <text:p>0 1 2 3</text:p>
          </table:table-cell>
          <table:table-cell office:value-type="string">
            <text:p>s_42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1 2 0 3</text:p>
            <text:p>0 1 3 2</text:p>
            <text:p>3 0 2 1</text:p>
          </table:table-cell>
          <table:table-cell office:value-type="string">
            <text:p>s_42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</table:table-row>
        <table:table-row>
          <table:table-cell office:value-type="string">
            <text:p>2 3 1 0</text:p>
            <text:p>1 2 0 3</text:p>
            <text:p>3 0 2 1</text:p>
            <text:p>0 1 3 2</text:p>
          </table:table-cell>
          <table:table-cell office:value-type="string">
            <text:p>s_42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3 0 2 1</text:p>
            <text:p>0 1 3 2</text:p>
            <text:p>1 2 0 3</text:p>
          </table:table-cell>
          <table:table-cell office:value-type="string">
            <text:p>s_42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3 0 2 1</text:p>
            <text:p>1 2 0 3</text:p>
            <text:p>0 1 3 2</text:p>
          </table:table-cell>
          <table:table-cell office:value-type="string">
            <text:p>s_42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3 1 0 2</text:p>
            <text:p>0 2 3 1</text:p>
            <text:p>1 0 2 3</text:p>
          </table:table-cell>
          <table:table-cell office:value-type="string">
            <text:p>s_42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3 1 0 2</text:p>
            <text:p>1 0 2 3</text:p>
            <text:p>0 2 3 1</text:p>
          </table:table-cell>
          <table:table-cell office:value-type="string">
            <text:p>s_427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0 1 2 3</text:p>
            <text:p>2 3 0 1</text:p>
            <text:p>1 2 3 0</text:p>
          </table:table-cell>
          <table:table-cell office:value-type="string">
            <text:p>s_43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0 2 3 1</text:p>
            <text:p>1 3 2 0</text:p>
            <text:p>2 1 0 3</text:p>
          </table:table-cell>
          <table:table-cell office:value-type="string">
            <text:p>s_434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0 2 3 1</text:p>
            <text:p>2 1 0 3</text:p>
            <text:p>1 3 2 0</text:p>
          </table:table-cell>
          <table:table-cell office:value-type="string">
            <text:p>s_43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0 3 2 1</text:p>
            <text:p>1 2 0 3</text:p>
            <text:p>2 1 3 0</text:p>
          </table:table-cell>
          <table:table-cell office:value-type="string">
            <text:p>s_43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0 3 2 1</text:p>
            <text:p>2 1 3 0</text:p>
            <text:p>1 2 0 3</text:p>
          </table:table-cell>
          <table:table-cell office:value-type="string">
            <text:p>s_43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0 3</text:p>
            <text:p>0 3 2 1</text:p>
            <text:p>2 1 3 0</text:p>
          </table:table-cell>
          <table:table-cell office:value-type="string">
            <text:p>s_44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0 3</text:p>
            <text:p>2 1 3 0</text:p>
            <text:p>0 3 2 1</text:p>
          </table:table-cell>
          <table:table-cell office:value-type="string">
            <text:p>s_44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3 0</text:p>
            <text:p>0 1 2 3</text:p>
            <text:p>2 3 0 1</text:p>
          </table:table-cell>
          <table:table-cell office:value-type="string">
            <text:p>s_44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3 0</text:p>
            <text:p>2 3 0 1</text:p>
            <text:p>0 1 2 3</text:p>
          </table:table-cell>
          <table:table-cell office:value-type="string">
            <text:p>s_44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3 2 0</text:p>
            <text:p>0 2 3 1</text:p>
            <text:p>2 1 0 3</text:p>
          </table:table-cell>
          <table:table-cell office:value-type="string">
            <text:p>s_44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3 2 0</text:p>
            <text:p>2 1 0 3</text:p>
            <text:p>0 2 3 1</text:p>
          </table:table-cell>
          <table:table-cell office:value-type="string">
            <text:p>s_44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2 1 0 3</text:p>
            <text:p>0 2 3 1</text:p>
            <text:p>1 3 2 0</text:p>
          </table:table-cell>
          <table:table-cell office:value-type="string">
            <text:p>s_44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2 1 0 3</text:p>
            <text:p>1 3 2 0</text:p>
            <text:p>0 2 3 1</text:p>
          </table:table-cell>
          <table:table-cell office:value-type="string">
            <text:p>s_45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0 1 2</text:p>
            <text:p>2 1 3 0</text:p>
            <text:p>0 3 2 1</text:p>
            <text:p>1 2 0 3</text:p>
          </table:table-cell>
          <table:table-cell office:value-type="string">
            <text:p>s_45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2 1 3 0</text:p>
            <text:p>1 2 0 3</text:p>
            <text:p>0 3 2 1</text:p>
          </table:table-cell>
          <table:table-cell office:value-type="string">
            <text:p>s_45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0 1 2</text:p>
            <text:p>2 3 0 1</text:p>
            <text:p>0 1 2 3</text:p>
            <text:p>1 2 3 0</text:p>
          </table:table-cell>
          <table:table-cell office:value-type="string">
            <text:p>s_45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1 3 2</text:p>
            <text:p>1 2 0 3</text:p>
            <text:p>2 3 1 0</text:p>
          </table:table-cell>
          <table:table-cell office:value-type="string">
            <text:p>s_45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1 3 2</text:p>
            <text:p>2 3 1 0</text:p>
            <text:p>1 2 0 3</text:p>
          </table:table-cell>
          <table:table-cell office:value-type="string">
            <text:p>s_457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2 1 3</text:p>
            <text:p>1 3 0 2</text:p>
            <text:p>2 1 3 0</text:p>
          </table:table-cell>
          <table:table-cell office:value-type="string">
            <text:p>s_45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2 1 3</text:p>
            <text:p>2 1 3 0</text:p>
            <text:p>1 3 0 2</text:p>
          </table:table-cell>
          <table:table-cell office:value-type="string">
            <text:p>s_459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3 1 2</text:p>
            <text:p>1 2 3 0</text:p>
            <text:p>2 1 0 3</text:p>
          </table:table-cell>
          <table:table-cell office:value-type="string">
            <text:p>s_4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0 3 1 2</text:p>
            <text:p>2 1 0 3</text:p>
            <text:p>1 2 3 0</text:p>
          </table:table-cell>
          <table:table-cell office:value-type="string">
            <text:p>s_462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2 0 3</text:p>
            <text:p>0 1 3 2</text:p>
            <text:p>2 3 1 0</text:p>
          </table:table-cell>
          <table:table-cell office:value-type="string">
            <text:p>s_4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2 0 3</text:p>
            <text:p>2 3 1 0</text:p>
            <text:p>0 1 3 2</text:p>
          </table:table-cell>
          <table:table-cell office:value-type="string">
            <text:p>s_46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2 3 0</text:p>
            <text:p>0 3 1 2</text:p>
            <text:p>2 1 0 3</text:p>
          </table:table-cell>
          <table:table-cell office:value-type="string">
            <text:p>s_46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2 3 0</text:p>
            <text:p>2 1 0 3</text:p>
            <text:p>0 3 1 2</text:p>
          </table:table-cell>
          <table:table-cell office:value-type="string">
            <text:p>s_46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3 0 2</text:p>
            <text:p>0 2 1 3</text:p>
            <text:p>2 1 3 0</text:p>
          </table:table-cell>
          <table:table-cell office:value-type="string">
            <text:p>s_47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3 0 2</text:p>
            <text:p>2 1 3 0</text:p>
            <text:p>0 2 1 3</text:p>
          </table:table-cell>
          <table:table-cell office:value-type="string">
            <text:p>s_47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2 1 0 3</text:p>
            <text:p>0 3 1 2</text:p>
            <text:p>1 2 3 0</text:p>
          </table:table-cell>
          <table:table-cell office:value-type="string">
            <text:p>s_47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2 1 0 3</text:p>
            <text:p>1 2 3 0</text:p>
            <text:p>0 3 1 2</text:p>
          </table:table-cell>
          <table:table-cell office:value-type="string">
            <text:p>s_47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0 2 1</text:p>
            <text:p>2 1 3 0</text:p>
            <text:p>0 2 1 3</text:p>
            <text:p>1 3 0 2</text:p>
          </table:table-cell>
          <table:table-cell office:value-type="string">
            <text:p>s_47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2 1 3 0</text:p>
            <text:p>1 3 0 2</text:p>
            <text:p>0 2 1 3</text:p>
          </table:table-cell>
          <table:table-cell office:value-type="string">
            <text:p>s_47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0 2 1</text:p>
            <text:p>2 3 1 0</text:p>
            <text:p>0 1 3 2</text:p>
            <text:p>1 2 0 3</text:p>
          </table:table-cell>
          <table:table-cell office:value-type="string">
            <text:p>s_47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2 3 1 0</text:p>
            <text:p>1 2 0 3</text:p>
            <text:p>0 1 3 2</text:p>
          </table:table-cell>
          <table:table-cell office:value-type="string">
            <text:p>s_47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0 2</text:p>
            <text:p>0 2 1 3</text:p>
            <text:p>1 3 2 0</text:p>
            <text:p>2 0 3 1</text:p>
          </table:table-cell>
          <table:table-cell office:value-type="string">
            <text:p>s_48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2 1 3</text:p>
            <text:p>2 0 3 1</text:p>
            <text:p>1 3 2 0</text:p>
          </table:table-cell>
          <table:table-cell office:value-type="string">
            <text:p>s_48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2 3 1</text:p>
            <text:p>1 0 2 3</text:p>
            <text:p>2 3 1 0</text:p>
          </table:table-cell>
          <table:table-cell office:value-type="string">
            <text:p>s_48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2 3 1</text:p>
            <text:p>2 3 1 0</text:p>
            <text:p>1 0 2 3</text:p>
          </table:table-cell>
          <table:table-cell office:value-type="string">
            <text:p>s_48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3 2 1</text:p>
            <text:p>1 2 3 0</text:p>
            <text:p>2 0 1 3</text:p>
          </table:table-cell>
          <table:table-cell office:value-type="string">
            <text:p>s_48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3 2 1</text:p>
            <text:p>2 0 1 3</text:p>
            <text:p>1 2 3 0</text:p>
          </table:table-cell>
          <table:table-cell office:value-type="string">
            <text:p>s_48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0 2 3</text:p>
            <text:p>0 2 3 1</text:p>
            <text:p>2 3 1 0</text:p>
          </table:table-cell>
          <table:table-cell office:value-type="string">
            <text:p>s_488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0 2 3</text:p>
            <text:p>2 3 1 0</text:p>
            <text:p>0 2 3 1</text:p>
          </table:table-cell>
          <table:table-cell office:value-type="string">
            <text:p>s_48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2 3 0</text:p>
            <text:p>0 3 2 1</text:p>
            <text:p>2 0 1 3</text:p>
          </table:table-cell>
          <table:table-cell office:value-type="string">
            <text:p>s_490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2 3 0</text:p>
            <text:p>2 0 1 3</text:p>
            <text:p>0 3 2 1</text:p>
          </table:table-cell>
          <table:table-cell office:value-type="string">
            <text:p>s_49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3 2 0</text:p>
            <text:p>0 2 1 3</text:p>
            <text:p>2 0 3 1</text:p>
          </table:table-cell>
          <table:table-cell office:value-type="string">
            <text:p>s_492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3 2 0</text:p>
            <text:p>2 0 3 1</text:p>
            <text:p>0 2 1 3</text:p>
          </table:table-cell>
          <table:table-cell office:value-type="string">
            <text:p>s_49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2 0 1 3</text:p>
            <text:p>0 3 2 1</text:p>
            <text:p>1 2 3 0</text:p>
          </table:table-cell>
          <table:table-cell office:value-type="string">
            <text:p>s_49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2 0 1 3</text:p>
            <text:p>1 2 3 0</text:p>
            <text:p>0 3 2 1</text:p>
          </table:table-cell>
          <table:table-cell office:value-type="string">
            <text:p>s_49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0 2</text:p>
            <text:p>2 0 3 1</text:p>
            <text:p>0 2 1 3</text:p>
            <text:p>1 3 2 0</text:p>
          </table:table-cell>
          <table:table-cell office:value-type="string">
            <text:p>s_50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2 0 3 1</text:p>
            <text:p>1 3 2 0</text:p>
            <text:p>0 2 1 3</text:p>
          </table:table-cell>
          <table:table-cell office:value-type="string">
            <text:p>s_50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0 2</text:p>
            <text:p>2 3 1 0</text:p>
            <text:p>0 2 3 1</text:p>
            <text:p>1 0 2 3</text:p>
          </table:table-cell>
          <table:table-cell office:value-type="string">
            <text:p>s_50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2 3 1 0</text:p>
            <text:p>1 0 2 3</text:p>
            <text:p>0 2 3 1</text:p>
          </table:table-cell>
          <table:table-cell office:value-type="string">
            <text:p>s_50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2 0</text:p>
            <text:p>0 2 1 3</text:p>
            <text:p>1 0 3 2</text:p>
            <text:p>2 3 0 1</text:p>
          </table:table-cell>
          <table:table-cell office:value-type="string">
            <text:p>s_50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2 1 3</text:p>
            <text:p>2 3 0 1</text:p>
            <text:p>1 0 3 2</text:p>
          </table:table-cell>
          <table:table-cell office:value-type="string">
            <text:p>s_50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2 3 1</text:p>
            <text:p>1 3 0 2</text:p>
            <text:p>2 0 1 3</text:p>
          </table:table-cell>
          <table:table-cell office:value-type="string">
            <text:p>s_50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2 3 1</text:p>
            <text:p>2 0 1 3</text:p>
            <text:p>1 3 0 2</text:p>
          </table:table-cell>
          <table:table-cell office:value-type="string">
            <text:p>s_50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3 1 2</text:p>
            <text:p>1 2 0 3</text:p>
            <text:p>2 0 3 1</text:p>
          </table:table-cell>
          <table:table-cell office:value-type="string">
            <text:p>s_51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3 1 2</text:p>
            <text:p>2 0 3 1</text:p>
            <text:p>1 2 0 3</text:p>
          </table:table-cell>
          <table:table-cell office:value-type="string">
            <text:p>s_51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0 3 2</text:p>
            <text:p>0 2 1 3</text:p>
            <text:p>2 3 0 1</text:p>
          </table:table-cell>
          <table:table-cell office:value-type="string">
            <text:p>s_51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2 0 3</text:p>
            <text:p>0 3 1 2</text:p>
            <text:p>2 0 3 1</text:p>
          </table:table-cell>
          <table:table-cell office:value-type="string">
            <text:p>s_51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2 0 3</text:p>
            <text:p>2 0 3 1</text:p>
            <text:p>0 3 1 2</text:p>
          </table:table-cell>
          <table:table-cell office:value-type="string">
            <text:p>s_515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3 0 2</text:p>
            <text:p>0 2 3 1</text:p>
            <text:p>2 0 1 3</text:p>
          </table:table-cell>
          <table:table-cell office:value-type="string">
            <text:p>s_51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3 0 2</text:p>
            <text:p>2 0 1 3</text:p>
            <text:p>0 2 3 1</text:p>
          </table:table-cell>
          <table:table-cell office:value-type="string">
            <text:p>s_518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2 0 1 3</text:p>
            <text:p>0 2 3 1</text:p>
            <text:p>1 3 0 2</text:p>
          </table:table-cell>
          <table:table-cell office:value-type="string">
            <text:p>s_52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2 0 1 3</text:p>
            <text:p>1 3 0 2</text:p>
            <text:p>0 2 3 1</text:p>
          </table:table-cell>
          <table:table-cell office:value-type="string">
            <text:p>s_52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2 0</text:p>
            <text:p>2 0 3 1</text:p>
            <text:p>0 3 1 2</text:p>
            <text:p>1 2 0 3</text:p>
          </table:table-cell>
          <table:table-cell office:value-type="string">
            <text:p>s_52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2 0 3 1</text:p>
            <text:p>1 2 0 3</text:p>
            <text:p>0 3 1 2</text:p>
          </table:table-cell>
          <table:table-cell office:value-type="string">
            <text:p>s_52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1 2 0</text:p>
            <text:p>2 3 0 1</text:p>
            <text:p>0 2 1 3</text:p>
            <text:p>1 0 3 2</text:p>
          </table:table-cell>
          <table:table-cell office:value-type="string">
            <text:p>s_52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1 2 3</text:p>
            <text:p>1 0 3 2</text:p>
            <text:p>2 3 1 0</text:p>
          </table:table-cell>
          <table:table-cell office:value-type="string">
            <text:p>s_52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1 2 3</text:p>
            <text:p>2 3 1 0</text:p>
            <text:p>1 0 3 2</text:p>
          </table:table-cell>
          <table:table-cell office:value-type="string">
            <text:p>s_52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1 3 2</text:p>
            <text:p>1 3 2 0</text:p>
            <text:p>2 0 1 3</text:p>
          </table:table-cell>
          <table:table-cell office:value-type="string">
            <text:p>s_53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1 3 2</text:p>
            <text:p>2 0 1 3</text:p>
            <text:p>1 3 2 0</text:p>
          </table:table-cell>
          <table:table-cell office:value-type="string">
            <text:p>s_53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3 1 2</text:p>
            <text:p>1 0 2 3</text:p>
            <text:p>2 1 3 0</text:p>
          </table:table-cell>
          <table:table-cell office:value-type="string">
            <text:p>s_53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3 1 2</text:p>
            <text:p>2 1 3 0</text:p>
            <text:p>1 0 2 3</text:p>
          </table:table-cell>
          <table:table-cell office:value-type="string">
            <text:p>s_53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0 2 3</text:p>
            <text:p>0 3 1 2</text:p>
            <text:p>2 1 3 0</text:p>
          </table:table-cell>
          <table:table-cell office:value-type="string">
            <text:p>s_53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0 2 3</text:p>
            <text:p>2 1 3 0</text:p>
            <text:p>0 3 1 2</text:p>
          </table:table-cell>
          <table:table-cell office:value-type="string">
            <text:p>s_53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0 3 2</text:p>
            <text:p>0 1 2 3</text:p>
            <text:p>2 3 1 0</text:p>
          </table:table-cell>
          <table:table-cell office:value-type="string">
            <text:p>s_54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0 3 2</text:p>
            <text:p>2 3 1 0</text:p>
            <text:p>0 1 2 3</text:p>
          </table:table-cell>
          <table:table-cell office:value-type="string">
            <text:p>s_54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3 2 0</text:p>
            <text:p>0 1 3 2</text:p>
            <text:p>2 0 1 3</text:p>
          </table:table-cell>
          <table:table-cell office:value-type="string">
            <text:p>s_54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3 2 0</text:p>
            <text:p>2 0 1 3</text:p>
            <text:p>0 1 3 2</text:p>
          </table:table-cell>
          <table:table-cell office:value-type="string">
            <text:p>s_54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2 0 1 3</text:p>
            <text:p>0 1 3 2</text:p>
            <text:p>1 3 2 0</text:p>
          </table:table-cell>
          <table:table-cell office:value-type="string">
            <text:p>s_544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2 0 1 3</text:p>
            <text:p>1 3 2 0</text:p>
            <text:p>0 1 3 2</text:p>
          </table:table-cell>
          <table:table-cell office:value-type="string">
            <text:p>s_54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2 0 1</text:p>
            <text:p>2 1 3 0</text:p>
            <text:p>0 3 1 2</text:p>
            <text:p>1 0 2 3</text:p>
          </table:table-cell>
          <table:table-cell office:value-type="string">
            <text:p>s_546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2 1 3 0</text:p>
            <text:p>1 0 2 3</text:p>
            <text:p>0 3 1 2</text:p>
          </table:table-cell>
          <table:table-cell office:value-type="string">
            <text:p>s_54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  <table:table-cell table:style-name="Affine Automorphism 2" office:value-type="string">
            <text:p/>
            <text:p>p_0 + 0</text:p>
          </table:table-cell>
        </table:table-row>
        <table:table-row>
          <table:table-cell office:value-type="string">
            <text:p>3 2 1 0</text:p>
            <text:p>0 1 2 3</text:p>
            <text:p>1 3 0 2</text:p>
            <text:p>2 0 3 1</text:p>
          </table:table-cell>
          <table:table-cell office:value-type="string">
            <text:p>s_55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0 1 2 3</text:p>
            <text:p>2 0 3 1</text:p>
            <text:p>1 3 0 2</text:p>
          </table:table-cell>
          <table:table-cell office:value-type="string">
            <text:p>s_55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0 1 3 2</text:p>
            <text:p>1 0 2 3</text:p>
            <text:p>2 3 0 1</text:p>
          </table:table-cell>
          <table:table-cell office:value-type="string">
            <text:p>s_55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0 1 3 2</text:p>
            <text:p>2 3 0 1</text:p>
            <text:p>1 0 2 3</text:p>
          </table:table-cell>
          <table:table-cell office:value-type="string">
            <text:p>s_55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0 3 2 1</text:p>
            <text:p>2 1 0 3</text:p>
            <text:p>1 0 3 2</text:p>
          </table:table-cell>
          <table:table-cell office:value-type="string">
            <text:p>s_55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1 0 2 3</text:p>
            <text:p>0 1 3 2</text:p>
            <text:p>2 3 0 1</text:p>
          </table:table-cell>
          <table:table-cell office:value-type="string">
            <text:p>s_56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1 0 2 3</text:p>
            <text:p>2 3 0 1</text:p>
            <text:p>0 1 3 2</text:p>
          </table:table-cell>
          <table:table-cell office:value-type="string">
            <text:p>s_5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1 0 3 2</text:p>
            <text:p>0 3 2 1</text:p>
            <text:p>2 1 0 3</text:p>
          </table:table-cell>
          <table:table-cell office:value-type="string">
            <text:p>s_56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1 0 3 2</text:p>
            <text:p>2 1 0 3</text:p>
            <text:p>0 3 2 1</text:p>
          </table:table-cell>
          <table:table-cell office:value-type="string">
            <text:p>s_5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1 3 0 2</text:p>
            <text:p>0 1 2 3</text:p>
            <text:p>2 0 3 1</text:p>
          </table:table-cell>
          <table:table-cell office:value-type="string">
            <text:p>s_56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2 0 3 1</text:p>
            <text:p>0 1 2 3</text:p>
            <text:p>1 3 0 2</text:p>
          </table:table-cell>
          <table:table-cell office:value-type="string">
            <text:p>s_56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</table:table-cell>
          <table:table-cell table:style-name="Affine Automorphism 2" office:value-type="string">
            <text:p/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p_0 + 1</text:p>
          </table:table-cell>
          <table:table-cell table:style-name="Affine Automorphism 2" office:value-type="string">
            <text:p/>
            <text:p>1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3 2 1 0</text:p>
            <text:p>2 1 0 3</text:p>
            <text:p>0 3 2 1</text:p>
            <text:p>1 0 3 2</text:p>
          </table:table-cell>
          <table:table-cell office:value-type="string">
            <text:p>s_57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</table:table-cell>
          <table:table-cell table:style-name="Affine Automorphism 2" office:value-type="string">
            <text:p/>
            <text:p>2 + p_0</text:p>
          </table:table-cell>
          <table:table-cell table:style-name="Affine Automorphism 2" office:value-type="string">
            <text:p/>
            <text:p>p_0 + 2</text:p>
          </table:table-cell>
          <table:table-cell table:style-name="Affine Automorphism 2" office:value-type="string">
            <text:p/>
            <text:p>3 + p_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</table:table-cell>
          <table:table-cell table:style-name="Affine Automorphism 2" office:value-type="string">
            <text:p/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</table:table-cell>
          <table:table-cell table:style-name="Affine Automorphism 2" office:value-type="string">
            <text:p/>
            <text:p>0 + p_0</text:p>
          </table:table-cell>
        </table:table-row>
        <table:table-row>
          <table:table-cell office:value-type="string">
            <text:p>0 1 2 3</text:p>
            <text:p>1 0 3 2</text:p>
            <text:p>2 3 1 0</text:p>
            <text:p>3 2 0 1</text:p>
          </table:table-cell>
          <table:table-cell office:value-type="string">
            <text:p>s_1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table:style-name="Automorphism And Affine Automorphism 2" office:value-type="string">
            <text:p>x</text:p>
            <text:p>0 + p_1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</text:p>
            <text:p>p_1 + 1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3 + p_1</text:p>
            <text:p>p_1 + 3</text:p>
          </table:table-cell>
        </table:table-row>
        <table:table-row>
          <table:table-cell office:value-type="string">
            <text:p>1 0 3 2</text:p>
            <text:p>0 1 2 3</text:p>
            <text:p>3 2 0 1</text:p>
            <text:p>2 3 1 0</text:p>
          </table:table-cell>
          <table:table-cell office:value-type="string">
            <text:p>s_170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table:style-name="Automorphism And Affine Automorphism 2" office:value-type="string">
            <text:p>x</text:p>
            <text:p>1 + p_1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</text:p>
            <text:p>p_1 + 0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2 + p_1</text:p>
            <text:p>p_1 + 2</text:p>
          </table:table-cell>
        </table:table-row>
        <table:table-row>
          <table:table-cell office:value-type="string">
            <text:p>0 1 2 3</text:p>
            <text:p>1 0 3 2</text:p>
            <text:p>3 2 0 1</text:p>
            <text:p>2 3 1 0</text:p>
          </table:table-cell>
          <table:table-cell office:value-type="string">
            <text:p>s_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</text:p>
          </table:table-cell>
          <table:table-cell table:style-name="Affine Automorphism 2" office:value-type="string">
            <text:p/>
            <text:p>1 + p_0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table:style-name="Affine Automorphism 2" office:value-type="string">
            <text:p/>
            <text:p>p_0 + 3</text:p>
            <text:p>2 + p_1</text:p>
          </table:table-cell>
        </table:table-row>
        <table:table-row>
          <table:table-cell office:value-type="string">
            <text:p>0 1 2 3</text:p>
            <text:p>1 0 3 2</text:p>
            <text:p>3 2 1 0</text:p>
            <text:p>2 3 0 1</text:p>
          </table:table-cell>
          <table:table-cell office:value-type="string">
            <text:p>s_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</text:p>
          </table:table-cell>
          <table:table-cell table:style-name="Affine Automorphism 2" office:value-type="string">
            <text:p/>
            <text:p>1 + p_0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table:style-name="Affine Automorphism 2" office:value-type="string">
            <text:p/>
            <text:p>2 + p_0</text:p>
            <text:p>p_1 + 3</text:p>
          </table:table-cell>
        </table:table-row>
        <table:table-row>
          <table:table-cell office:value-type="string">
            <text:p>0 1 3 2</text:p>
            <text:p>1 0 2 3</text:p>
            <text:p>2 3 0 1</text:p>
            <text:p>3 2 1 0</text:p>
          </table:table-cell>
          <table:table-cell office:value-type="string">
            <text:p>s_2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 + 1</text:p>
          </table:table-cell>
          <table:table-cell table:style-name="Affine Automorphism 2" office:value-type="string">
            <text:p/>
            <text:p>p_0 + 1</text:p>
            <text:p>1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table:style-name="Affine Automorphism 2" office:value-type="string">
            <text:p/>
            <text:p>3 + p_0</text:p>
            <text:p>p_1 + 2</text:p>
          </table:table-cell>
        </table:table-row>
        <table:table-row>
          <table:table-cell office:value-type="string">
            <text:p>0 1 3 2</text:p>
            <text:p>1 0 2 3</text:p>
            <text:p>2 3 1 0</text:p>
            <text:p>3 2 0 1</text:p>
          </table:table-cell>
          <table:table-cell office:value-type="string">
            <text:p>s_2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 + 1</text:p>
          </table:table-cell>
          <table:table-cell table:style-name="Affine Automorphism 2" office:value-type="string">
            <text:p/>
            <text:p>p_0 + 1</text:p>
            <text:p>1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table:style-name="Affine Automorphism 2" office:value-type="string">
            <text:p/>
            <text:p>p_0 + 2</text:p>
            <text:p>3 + p_1</text:p>
          </table:table-cell>
        </table:table-row>
        <table:table-row>
          <table:table-cell office:value-type="string">
            <text:p>0 1 3 2</text:p>
            <text:p>1 0 2 3</text:p>
            <text:p>3 2 0 1</text:p>
            <text:p>2 3 1 0</text:p>
          </table:table-cell>
          <table:table-cell office:value-type="string">
            <text:p>s_26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1</text:p>
            <text:p>p_1 + 0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1 + p_1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2 + p_1</text:p>
            <text:p>p_1 + 2</text:p>
          </table:table-cell>
        </table:table-row>
        <table:table-row>
          <table:table-cell office:value-type="string">
            <text:p>0 1 3 2</text:p>
            <text:p>1 0 2 3</text:p>
            <text:p>3 2 1 0</text:p>
            <text:p>2 3 0 1</text:p>
          </table:table-cell>
          <table:table-cell office:value-type="string">
            <text:p>s_27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1</text:p>
            <text:p>p_1 + 0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1 + p_1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table:style-name="Affine Automorphism 2" office:value-type="string">
            <text:p/>
            <text:p>2 + p_0</text:p>
            <text:p>p_0 + 2</text:p>
          </table:table-cell>
        </table:table-row>
        <table:table-row>
          <table:table-cell office:value-type="string">
            <text:p>1 0 2 3</text:p>
            <text:p>0 1 3 2</text:p>
            <text:p>2 3 0 1</text:p>
            <text:p>3 2 1 0</text:p>
          </table:table-cell>
          <table:table-cell office:value-type="string">
            <text:p>s_144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1</text:p>
            <text:p>p_1 + 1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0 + p_1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table:style-name="Affine Automorphism 2" office:value-type="string">
            <text:p/>
            <text:p>3 + p_0</text:p>
            <text:p>p_0 + 3</text:p>
          </table:table-cell>
        </table:table-row>
        <table:table-row>
          <table:table-cell office:value-type="string">
            <text:p>1 0 2 3</text:p>
            <text:p>0 1 3 2</text:p>
            <text:p>2 3 1 0</text:p>
            <text:p>3 2 0 1</text:p>
          </table:table-cell>
          <table:table-cell office:value-type="string">
            <text:p>s_145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1</text:p>
            <text:p>p_1 + 1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0 + p_1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3 + p_1</text:p>
            <text:p>p_1 + 3</text:p>
          </table:table-cell>
        </table:table-row>
        <table:table-row>
          <table:table-cell office:value-type="string">
            <text:p>1 0 2 3</text:p>
            <text:p>0 1 3 2</text:p>
            <text:p>3 2 0 1</text:p>
            <text:p>2 3 1 0</text:p>
          </table:table-cell>
          <table:table-cell office:value-type="string">
            <text:p>s_14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1</text:p>
          </table:table-cell>
          <table:table-cell table:style-name="Automorphism And Affine Automorphism 2" office:value-type="string">
            <text:p>x</text:p>
            <text:p>1 + p_0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 + 0</text:p>
          </table:table-cell>
          <table:table-cell table:style-name="Affine Automorphism 2" office:value-type="string">
            <text:p/>
            <text:p>p_0 + 0</text:p>
            <text:p>0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table:style-name="Affine Automorphism 2" office:value-type="string">
            <text:p/>
            <text:p>p_0 + 3</text:p>
            <text:p>2 + p_1</text:p>
          </table:table-cell>
        </table:table-row>
        <table:table-row>
          <table:table-cell office:value-type="string">
            <text:p>1 0 2 3</text:p>
            <text:p>0 1 3 2</text:p>
            <text:p>3 2 1 0</text:p>
            <text:p>2 3 0 1</text:p>
          </table:table-cell>
          <table:table-cell office:value-type="string">
            <text:p>s_14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1</text:p>
          </table:table-cell>
          <table:table-cell table:style-name="Automorphism And Affine Automorphism 2" office:value-type="string">
            <text:p>x</text:p>
            <text:p>1 + p_0</text:p>
            <text:p>p_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 + 0</text:p>
          </table:table-cell>
          <table:table-cell table:style-name="Affine Automorphism 2" office:value-type="string">
            <text:p/>
            <text:p>p_0 + 0</text:p>
            <text:p>0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table:style-name="Affine Automorphism 2" office:value-type="string">
            <text:p/>
            <text:p>2 + p_0</text:p>
            <text:p>p_1 + 3</text:p>
          </table:table-cell>
        </table:table-row>
        <table:table-row>
          <table:table-cell office:value-type="string">
            <text:p>1 0 3 2</text:p>
            <text:p>0 1 2 3</text:p>
            <text:p>2 3 0 1</text:p>
            <text:p>3 2 1 0</text:p>
          </table:table-cell>
          <table:table-cell office:value-type="string">
            <text:p>s_16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1 + 1</text:p>
          </table:table-cell>
          <table:table-cell table:style-name="Automorphism And Affine Automorphism 2" office:value-type="string">
            <text:p>x</text:p>
            <text:p>p_0 + 1</text:p>
            <text:p>1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1</text:p>
          </table:table-cell>
          <table:table-cell table:style-name="Affine Automorphism 2" office:value-type="string">
            <text:p/>
            <text:p>0 + p_0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1</text:p>
          </table:table-cell>
          <table:table-cell table:style-name="Affine Automorphism 2" office:value-type="string">
            <text:p/>
            <text:p>3 + p_0</text:p>
            <text:p>p_1 + 2</text:p>
          </table:table-cell>
        </table:table-row>
        <table:table-row>
          <table:table-cell office:value-type="string">
            <text:p>1 0 3 2</text:p>
            <text:p>0 1 2 3</text:p>
            <text:p>2 3 1 0</text:p>
            <text:p>3 2 0 1</text:p>
          </table:table-cell>
          <table:table-cell office:value-type="string">
            <text:p>s_16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1 + 1</text:p>
          </table:table-cell>
          <table:table-cell table:style-name="Automorphism And Affine Automorphism 2" office:value-type="string">
            <text:p>x</text:p>
            <text:p>p_0 + 1</text:p>
            <text:p>1 + p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1</text:p>
          </table:table-cell>
          <table:table-cell table:style-name="Affine Automorphism 2" office:value-type="string">
            <text:p/>
            <text:p>0 + p_0</text:p>
            <text:p>p_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2 + p_1</text:p>
          </table:table-cell>
          <table:table-cell table:style-name="Affine Automorphism 2" office:value-type="string">
            <text:p/>
            <text:p>2 + p_0</text:p>
            <text:p>p_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 + 2</text:p>
          </table:table-cell>
          <table:table-cell table:style-name="Affine Automorphism 2" office:value-type="string">
            <text:p/>
            <text:p>p_0 + 2</text:p>
            <text:p>3 + p_1</text:p>
          </table:table-cell>
        </table:table-row>
        <table:table-row>
          <table:table-cell office:value-type="string">
            <text:p>0 1 2 3</text:p>
            <text:p>1 3 0 2</text:p>
            <text:p>2 0 3 1</text:p>
            <text:p>3 2 1 0</text:p>
          </table:table-cell>
          <table:table-cell office:value-type="string">
            <text:p>s_6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2</text:p>
            <text:p>p_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</text:p>
            <text:p>p_2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</table:table-row>
        <table:table-row>
          <table:table-cell office:value-type="string">
            <text:p>3 2 1 0</text:p>
            <text:p>2 0 3 1</text:p>
            <text:p>1 3 0 2</text:p>
            <text:p>0 1 2 3</text:p>
          </table:table-cell>
          <table:table-cell office:value-type="string">
            <text:p>s_569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2</text:p>
            <text:p>p_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</text:p>
            <text:p>p_2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</table:table-row>
        <table:table-row>
          <table:table-cell office:value-type="string">
            <text:p>0 1 2 3</text:p>
            <text:p>2 0 3 1</text:p>
            <text:p>1 3 0 2</text:p>
            <text:p>3 2 1 0</text:p>
          </table:table-cell>
          <table:table-cell office:value-type="string">
            <text:p>s_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2 + 0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 + 3</text:p>
          </table:table-cell>
        </table:table-row>
        <table:table-row>
          <table:table-cell office:value-type="string">
            <text:p>0 1 2 3</text:p>
            <text:p>2 3 0 1</text:p>
            <text:p>1 0 3 2</text:p>
            <text:p>3 2 1 0</text:p>
          </table:table-cell>
          <table:table-cell office:value-type="string">
            <text:p>s_1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2 + 0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 + 3</text:p>
          </table:table-cell>
        </table:table-row>
        <table:table-row>
          <table:table-cell office:value-type="string">
            <text:p>0 2 1 3</text:p>
            <text:p>1 0 3 2</text:p>
            <text:p>2 3 0 1</text:p>
            <text:p>3 1 2 0</text:p>
          </table:table-cell>
          <table:table-cell office:value-type="string">
            <text:p>s_4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2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2</text:p>
          </table:table-cell>
        </table:table-row>
        <table:table-row>
          <table:table-cell office:value-type="string">
            <text:p>0 2 1 3</text:p>
            <text:p>1 3 0 2</text:p>
            <text:p>2 0 3 1</text:p>
            <text:p>3 1 2 0</text:p>
          </table:table-cell>
          <table:table-cell office:value-type="string">
            <text:p>s_5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2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2</text:p>
          </table:table-cell>
        </table:table-row>
        <table:table-row>
          <table:table-cell office:value-type="string">
            <text:p>0 2 1 3</text:p>
            <text:p>2 0 3 1</text:p>
            <text:p>1 3 0 2</text:p>
            <text:p>3 1 2 0</text:p>
          </table:table-cell>
          <table:table-cell office:value-type="string">
            <text:p>s_56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2</text:p>
            <text:p>p_2 + 0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</text:p>
            <text:p>p_2 + 3</text:p>
          </table:table-cell>
        </table:table-row>
        <table:table-row>
          <table:table-cell office:value-type="string">
            <text:p>0 2 1 3</text:p>
            <text:p>2 3 0 1</text:p>
            <text:p>1 0 3 2</text:p>
            <text:p>3 1 2 0</text:p>
          </table:table-cell>
          <table:table-cell office:value-type="string">
            <text:p>s_62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2</text:p>
            <text:p>p_2 + 0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</text:p>
            <text:p>p_2 + 3</text:p>
          </table:table-cell>
        </table:table-row>
        <table:table-row>
          <table:table-cell office:value-type="string">
            <text:p>3 1 2 0</text:p>
            <text:p>1 0 3 2</text:p>
            <text:p>2 3 0 1</text:p>
            <text:p>0 2 1 3</text:p>
          </table:table-cell>
          <table:table-cell office:value-type="string">
            <text:p>s_51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2</text:p>
            <text:p>p_2 + 3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</text:p>
            <text:p>p_2 + 0</text:p>
          </table:table-cell>
        </table:table-row>
        <table:table-row>
          <table:table-cell office:value-type="string">
            <text:p>3 1 2 0</text:p>
            <text:p>1 3 0 2</text:p>
            <text:p>2 0 3 1</text:p>
            <text:p>0 2 1 3</text:p>
          </table:table-cell>
          <table:table-cell office:value-type="string">
            <text:p>s_519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2</text:p>
            <text:p>p_2 + 3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</text:p>
            <text:p>p_2 + 0</text:p>
          </table:table-cell>
        </table:table-row>
        <table:table-row>
          <table:table-cell office:value-type="string">
            <text:p>3 1 2 0</text:p>
            <text:p>2 0 3 1</text:p>
            <text:p>1 3 0 2</text:p>
            <text:p>0 2 1 3</text:p>
          </table:table-cell>
          <table:table-cell office:value-type="string">
            <text:p>s_52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2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2</text:p>
          </table:table-cell>
        </table:table-row>
        <table:table-row>
          <table:table-cell office:value-type="string">
            <text:p>3 1 2 0</text:p>
            <text:p>2 3 0 1</text:p>
            <text:p>1 0 3 2</text:p>
            <text:p>0 2 1 3</text:p>
          </table:table-cell>
          <table:table-cell office:value-type="string">
            <text:p>s_52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2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2</text:p>
          </table:table-cell>
        </table:table-row>
        <table:table-row>
          <table:table-cell office:value-type="string">
            <text:p>3 2 1 0</text:p>
            <text:p>1 0 3 2</text:p>
            <text:p>2 3 0 1</text:p>
            <text:p>0 1 2 3</text:p>
          </table:table-cell>
          <table:table-cell office:value-type="string">
            <text:p>s_56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2 + 3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 + 0</text:p>
          </table:table-cell>
        </table:table-row>
        <table:table-row>
          <table:table-cell office:value-type="string">
            <text:p>3 2 1 0</text:p>
            <text:p>1 3 0 2</text:p>
            <text:p>2 0 3 1</text:p>
            <text:p>0 1 2 3</text:p>
          </table:table-cell>
          <table:table-cell office:value-type="string">
            <text:p>s_56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2 + 3</text:p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 + 0</text:p>
          </table:table-cell>
        </table:table-row>
        <table:table-row>
          <table:table-cell office:value-type="string">
            <text:p>0 1 2 3</text:p>
            <text:p>2 3 0 1</text:p>
            <text:p>3 2 1 0</text:p>
            <text:p>1 0 3 2</text:p>
          </table:table-cell>
          <table:table-cell office:value-type="string">
            <text:p>s_1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3</text:p>
          </table:table-cell>
          <table:table-cell table:style-name="Automorphism And Affine Automorphism 2" office:value-type="string">
            <text:p>x</text:p>
            <text:p>p_3 + 0</text:p>
            <text:p>0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4 + 1</text:p>
          </table:table-cell>
          <table:table-cell table:style-name="Affine Automorphism 2" office:value-type="string">
            <text:p/>
            <text:p>p_3 + 1</text:p>
            <text:p>3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3</text:p>
          </table:table-cell>
          <table:table-cell table:style-name="Affine Automorphism 2" office:value-type="string">
            <text:p/>
            <text:p>p_0 + 2</text:p>
            <text:p>1 + p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3 + 2</text:p>
            <text:p>1 + p_4</text:p>
          </table:table-cell>
          <table:table-cell table:style-name="Affine Automorphism 2" office:value-type="string">
            <text:p/>
            <text:p>1 + p_0</text:p>
            <text:p>p_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3 + 3</text:p>
            <text:p>2 + p_4</text:p>
          </table:table-cell>
          <table:table-cell table:style-name="Affine Automorphism 2" office:value-type="string">
            <text:p/>
            <text:p>p_0 + 3</text:p>
            <text:p>2 + p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4 + 3</text:p>
          </table:table-cell>
        </table:table-row>
        <table:table-row>
          <table:table-cell office:value-type="string">
            <text:p>0 1 2 3</text:p>
            <text:p>3 2 1 0</text:p>
            <text:p>1 0 3 2</text:p>
            <text:p>2 3 0 1</text:p>
          </table:table-cell>
          <table:table-cell office:value-type="string">
            <text:p>s_20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3</text:p>
            <text:p>p_4 + 0</text:p>
          </table:table-cell>
          <table:table-cell table:style-name="Automorphism And Affine Automorphism 2" office:value-type="string">
            <text:p>x</text:p>
            <text:p>p_0 + 0</text:p>
            <text:p>0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3 + 1</text:p>
          </table:table-cell>
          <table:table-cell table:style-name="Affine Automorphism 2" office:value-type="string">
            <text:p/>
            <text:p>p_0 + 1</text:p>
            <text:p>2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3</text:p>
            <text:p>p_4 + 1</text:p>
          </table:table-cell>
          <table:table-cell table:style-name="Affine Automorphism 2" office:value-type="string">
            <text:p/>
            <text:p>3 + p_3</text:p>
            <text:p>p_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4</text:p>
          </table:table-cell>
          <table:table-cell table:style-name="Affine Automorphism 2" office:value-type="string">
            <text:p/>
            <text:p>3 + p_0</text:p>
            <text:p>p_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4</text:p>
          </table:table-cell>
          <table:table-cell table:style-name="Affine Automorphism 2" office:value-type="string">
            <text:p/>
            <text:p>1 + p_3</text:p>
            <text:p>p_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3 + 3</text:p>
          </table:table-cell>
        </table:table-row>
        <table:table-row>
          <table:table-cell office:value-type="string">
            <text:p>0 2 3 1</text:p>
            <text:p>1 3 2 0</text:p>
            <text:p>2 0 1 3</text:p>
            <text:p>3 1 0 2</text:p>
          </table:table-cell>
          <table:table-cell office:value-type="string">
            <text:p>s_7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3 + 0</text:p>
          </table:table-cell>
          <table:table-cell table:style-name="Automorphism And Affine Automorphism 2" office:value-type="string">
            <text:p>x</text:p>
            <text:p>0 + p_3</text:p>
            <text:p>p_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4</text:p>
          </table:table-cell>
          <table:table-cell table:style-name="Affine Automorphism 2" office:value-type="string">
            <text:p/>
            <text:p>1 + p_3</text:p>
            <text:p>p_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3 + 3</text:p>
          </table:table-cell>
          <table:table-cell table:style-name="Affine Automorphism 2" office:value-type="string">
            <text:p/>
            <text:p>2 + p_0</text:p>
            <text:p>p_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3</text:p>
            <text:p>p_4 + 1</text:p>
          </table:table-cell>
          <table:table-cell table:style-name="Affine Automorphism 2" office:value-type="string">
            <text:p/>
            <text:p>p_0 + 1</text:p>
            <text:p>2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3</text:p>
            <text:p>p_4 + 2</text:p>
          </table:table-cell>
          <table:table-cell table:style-name="Affine Automorphism 2" office:value-type="string">
            <text:p/>
            <text:p>3 + p_0</text:p>
            <text:p>p_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4</text:p>
          </table:table-cell>
        </table:table-row>
        <table:table-row>
          <table:table-cell office:value-type="string">
            <text:p>0 2 3 1</text:p>
            <text:p>2 0 1 3</text:p>
            <text:p>3 1 0 2</text:p>
            <text:p>1 3 2 0</text:p>
          </table:table-cell>
          <table:table-cell office:value-type="string">
            <text:p>s_82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4</text:p>
            <text:p>p_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table:style-name="Automorphism And Affine Automorphism 2" office:value-type="string">
            <text:p>x</text:p>
            <text:p>0 + p_3</text:p>
            <text:p>p_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4</text:p>
            <text:p>p_4 + 3</text:p>
          </table:table-cell>
          <table:table-cell table:style-name="Affine Automorphism 2" office:value-type="string">
            <text:p/>
            <text:p>3 + p_3</text:p>
            <text:p>p_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3</text:p>
            <text:p>p_3 + 1</text:p>
          </table:table-cell>
          <table:table-cell table:style-name="Affine Automorphism 2" office:value-type="string">
            <text:p/>
            <text:p>1 + p_4</text:p>
            <text:p>p_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3</text:p>
            <text:p>p_3 + 2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4</text:p>
            <text:p>p_4 + 2</text:p>
          </table:table-cell>
        </table:table-row>
        <table:table-row>
          <table:table-cell office:value-type="string">
            <text:p>0 3 1 2</text:p>
            <text:p>1 2 0 3</text:p>
            <text:p>2 1 3 0</text:p>
            <text:p>3 0 2 1</text:p>
          </table:table-cell>
          <table:table-cell office:value-type="string">
            <text:p>s_9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3 + 0</text:p>
            <text:p>0 + p_4</text:p>
          </table:table-cell>
          <table:table-cell table:style-name="Automorphism And Affine Automorphism 2" office:value-type="string">
            <text:p>x</text:p>
            <text:p>0 + p_0</text:p>
            <text:p>p_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1 + p_3</text:p>
          </table:table-cell>
          <table:table-cell table:style-name="Affine Automorphism 2" office:value-type="string">
            <text:p/>
            <text:p>1 + p_0</text:p>
            <text:p>p_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3 + 2</text:p>
            <text:p>1 + p_4</text:p>
          </table:table-cell>
          <table:table-cell table:style-name="Affine Automorphism 2" office:value-type="string">
            <text:p/>
            <text:p>p_3 + 3</text:p>
            <text:p>2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4 + 3</text:p>
          </table:table-cell>
          <table:table-cell table:style-name="Affine Automorphism 2" office:value-type="string">
            <text:p/>
            <text:p>p_0 + 3</text:p>
            <text:p>2 + p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4 + 1</text:p>
          </table:table-cell>
          <table:table-cell table:style-name="Affine Automorphism 2" office:value-type="string">
            <text:p/>
            <text:p>p_3 + 1</text:p>
            <text:p>3 + p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3</text:p>
          </table:table-cell>
        </table:table-row>
        <table:table-row>
          <table:table-cell office:value-type="string">
            <text:p>0 3 1 2</text:p>
            <text:p>3 0 2 1</text:p>
            <text:p>1 2 0 3</text:p>
            <text:p>2 1 3 0</text:p>
          </table:table-cell>
          <table:table-cell office:value-type="string">
            <text:p>s_112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3</text:p>
            <text:p>p_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4</text:p>
            <text:p>p_4 + 0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3</text:p>
            <text:p>p_3 + 2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4</text:p>
            <text:p>p_4 + 2</text:p>
          </table:table-cell>
          <table:table-cell table:style-name="Affine Automorphism 2" office:value-type="string">
            <text:p/>
            <text:p>3 + p_4</text:p>
            <text:p>p_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3 + p_3</text:p>
            <text:p>p_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1 + p_4</text:p>
            <text:p>p_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3</text:p>
            <text:p>p_3 + 1</text:p>
          </table:table-cell>
        </table:table-row>
        <table:table-row>
          <table:table-cell office:value-type="string">
            <text:p>0 1 2 3</text:p>
            <text:p>1 2 3 0</text:p>
            <text:p>2 3 0 1</text:p>
            <text:p>3 0 1 2</text:p>
          </table:table-cell>
          <table:table-cell office:value-type="string">
            <text:p>s_4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5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5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</table:table-row>
        <table:table-row>
          <table:table-cell office:value-type="string">
            <text:p>2 3 0 1</text:p>
            <text:p>3 0 1 2</text:p>
            <text:p>0 1 2 3</text:p>
            <text:p>1 2 3 0</text:p>
          </table:table-cell>
          <table:table-cell office:value-type="string">
            <text:p>s_400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5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5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</table:table-row>
        <table:table-row>
          <table:table-cell office:value-type="string">
            <text:p>0 1 2 3</text:p>
            <text:p>3 0 1 2</text:p>
            <text:p>2 3 0 1</text:p>
            <text:p>1 2 3 0</text:p>
          </table:table-cell>
          <table:table-cell office:value-type="string">
            <text:p>s_1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</table:table-row>
        <table:table-row>
          <table:table-cell office:value-type="string">
            <text:p>0 1 2 3</text:p>
            <text:p>3 2 1 0</text:p>
            <text:p>2 3 0 1</text:p>
            <text:p>1 0 3 2</text:p>
          </table:table-cell>
          <table:table-cell office:value-type="string">
            <text:p>s_23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</table:table-row>
        <table:table-row>
          <table:table-cell office:value-type="string">
            <text:p>0 3 2 1</text:p>
            <text:p>1 0 3 2</text:p>
            <text:p>2 1 0 3</text:p>
            <text:p>3 2 1 0</text:p>
          </table:table-cell>
          <table:table-cell office:value-type="string">
            <text:p>s_12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</table:table-row>
        <table:table-row>
          <table:table-cell office:value-type="string">
            <text:p>0 3 2 1</text:p>
            <text:p>1 2 3 0</text:p>
            <text:p>2 1 0 3</text:p>
            <text:p>3 0 1 2</text:p>
          </table:table-cell>
          <table:table-cell office:value-type="string">
            <text:p>s_12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</table:table-row>
        <table:table-row>
          <table:table-cell office:value-type="string">
            <text:p>0 3 2 1</text:p>
            <text:p>3 0 1 2</text:p>
            <text:p>2 1 0 3</text:p>
            <text:p>1 2 3 0</text:p>
          </table:table-cell>
          <table:table-cell office:value-type="string">
            <text:p>s_138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5</text:p>
            <text:p>p_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5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</table:table-row>
        <table:table-row>
          <table:table-cell office:value-type="string">
            <text:p>0 3 2 1</text:p>
            <text:p>3 2 1 0</text:p>
            <text:p>2 1 0 3</text:p>
            <text:p>1 0 3 2</text:p>
          </table:table-cell>
          <table:table-cell office:value-type="string">
            <text:p>s_14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5</text:p>
            <text:p>p_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5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</table:table-row>
        <table:table-row>
          <table:table-cell office:value-type="string">
            <text:p>2 1 0 3</text:p>
            <text:p>1 0 3 2</text:p>
            <text:p>0 3 2 1</text:p>
            <text:p>3 2 1 0</text:p>
          </table:table-cell>
          <table:table-cell office:value-type="string">
            <text:p>s_344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5</text:p>
            <text:p>p_5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5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</table:table-row>
        <table:table-row>
          <table:table-cell office:value-type="string">
            <text:p>2 1 0 3</text:p>
            <text:p>1 2 3 0</text:p>
            <text:p>0 3 2 1</text:p>
            <text:p>3 0 1 2</text:p>
          </table:table-cell>
          <table:table-cell office:value-type="string">
            <text:p>s_347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5</text:p>
            <text:p>p_5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5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5</text:p>
            <text:p>p_5 + 3</text:p>
          </table:table-cell>
        </table:table-row>
        <table:table-row>
          <table:table-cell office:value-type="string">
            <text:p>2 1 0 3</text:p>
            <text:p>3 0 1 2</text:p>
            <text:p>0 3 2 1</text:p>
            <text:p>1 2 3 0</text:p>
          </table:table-cell>
          <table:table-cell office:value-type="string">
            <text:p>s_35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</table:table-row>
        <table:table-row>
          <table:table-cell office:value-type="string">
            <text:p>2 1 0 3</text:p>
            <text:p>3 2 1 0</text:p>
            <text:p>0 3 2 1</text:p>
            <text:p>1 0 3 2</text:p>
          </table:table-cell>
          <table:table-cell office:value-type="string">
            <text:p>s_35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5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</table:table-row>
        <table:table-row>
          <table:table-cell office:value-type="string">
            <text:p>2 3 0 1</text:p>
            <text:p>1 0 3 2</text:p>
            <text:p>0 1 2 3</text:p>
            <text:p>3 2 1 0</text:p>
          </table:table-cell>
          <table:table-cell office:value-type="string">
            <text:p>s_39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5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</table:table-row>
        <table:table-row>
          <table:table-cell office:value-type="string">
            <text:p>2 3 0 1</text:p>
            <text:p>1 2 3 0</text:p>
            <text:p>0 1 2 3</text:p>
            <text:p>3 0 1 2</text:p>
          </table:table-cell>
          <table:table-cell office:value-type="string">
            <text:p>s_39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5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0 + p_5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5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5</text:p>
          </table:table-cell>
        </table:table-row>
        <table:table-row>
          <table:table-cell office:value-type="string">
            <text:p>0 1 2 3</text:p>
            <text:p>1 0 3 2</text:p>
            <text:p>2 3 0 1</text:p>
            <text:p>3 2 1 0</text:p>
          </table:table-cell>
          <table:table-cell office:value-type="string">
            <text:p>s_0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table:style-name="Automorphism And Affine Automorphism 2" office:value-type="string">
            <text:p>x</text:p>
            <text:p>0 + p_1</text:p>
            <text:p>p_1 + 0</text:p>
          </table:table-cell>
          <table:table-cell table:style-name="Automorphism And Affine Automorphism 2" office:value-type="string">
            <text:p>x</text:p>
            <text:p>0 + p_2</text:p>
            <text:p>p_2 + 0</text:p>
          </table:table-cell>
          <table:table-cell table:style-name="Automorphism And Affine Automorphism 2" office:value-type="string">
            <text:p>x</text:p>
            <text:p>0 + p_3</text:p>
            <text:p>p_3 + 0</text:p>
          </table:table-cell>
          <table:table-cell table:style-name="Automorphism And Affine Automorphism 2" office:value-type="string">
            <text:p>x</text:p>
            <text:p>0 + p_4</text:p>
            <text:p>p_4 + 0</text:p>
          </table:table-cell>
          <table:table-cell table:style-name="Automorphism And Affine Automorphism 2" office:value-type="string">
            <text:p>x</text:p>
            <text:p>0 + p_5</text:p>
            <text:p>p_5 + 0</text:p>
          </table:table-cell>
          <table:table-cell table:style-name="Affine Automorphism 2" office:value-type="string">
            <text:p/>
            <text:p>1 + p_1</text:p>
            <text:p>p_1 + 1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1 + p_4</text:p>
            <text:p>p_4 + 1</text:p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table:style-name="Affine Automorphism 2" office:value-type="string">
            <text:p/>
            <text:p>1 + p_3</text:p>
            <text:p>p_3 + 1</text:p>
          </table:table-cell>
          <table:table-cell table:style-name="Affine Automorphism 2" office:value-type="string">
            <text:p/>
            <text:p>2 + p_3</text:p>
            <text:p>p_3 + 2</text:p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table:style-name="Affine Automorphism 2" office:value-type="string">
            <text:p/>
            <text:p>2 + p_5</text:p>
            <text:p>p_5 + 2</text:p>
          </table:table-cell>
          <table:table-cell table:style-name="Affine Automorphism 2" office:value-type="string">
            <text:p/>
            <text:p>2 + p_4</text:p>
            <text:p>p_4 + 2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table:style-name="Affine Automorphism 2" office:value-type="string">
            <text:p/>
            <text:p>3 + p_4</text:p>
            <text:p>p_4 + 3</text:p>
          </table:table-cell>
          <table:table-cell table:style-name="Affine Automorphism 2" office:value-type="string">
            <text:p/>
            <text:p>3 + p_3</text:p>
            <text:p>p_3 + 3</text:p>
          </table:table-cell>
          <table:table-cell table:style-name="Affine Automorphism 2" office:value-type="string">
            <text:p/>
            <text:p>3 + p_2</text:p>
            <text:p>p_2 + 3</text:p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table:style-name="Affine Automorphism 2" office:value-type="string">
            <text:p/>
            <text:p>3 + p_0</text:p>
            <text:p>p_0 + 3</text:p>
          </table:table-cell>
        </table:table-row>
        <table:table-row>
          <table:table-cell office:value-type="string">
            <text:p>2 3 1 0</text:p>
            <text:p>3 2 0 1</text:p>
            <text:p>1 0 3 2</text:p>
            <text:p>0 1 2 3</text:p>
          </table:table-cell>
          <table:table-cell office:value-type="string">
            <text:p>s_431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table:style-name="Affine Automorphism 2" office:value-type="string">
            <text:p/>
            <text:p>2 + p_6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6</text:p>
            <text:p>p_6 + 3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6</text:p>
            <text:p>p_6 + 0</text:p>
          </table:table-cell>
        </table:table-row>
        <table:table-row>
          <table:table-cell office:value-type="string">
            <text:p>3 2 0 1</text:p>
            <text:p>2 3 1 0</text:p>
            <text:p>0 1 2 3</text:p>
            <text:p>1 0 3 2</text:p>
          </table:table-cell>
          <table:table-cell office:value-type="string">
            <text:p>s_548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3 + p_6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6</text:p>
            <text:p>p_6 + 2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6</text:p>
            <text:p>p_6 + 1</text:p>
          </table:table-cell>
        </table:table-row>
        <table:table-row>
          <table:table-cell office:value-type="string">
            <text:p>2 3 0 1</text:p>
            <text:p>3 2 1 0</text:p>
            <text:p>0 1 3 2</text:p>
            <text:p>1 0 2 3</text:p>
          </table:table-cell>
          <table:table-cell office:value-type="string">
            <text:p>s_405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6</text:p>
            <text:p>p_6 + 3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table:style-name="Affine Automorphism 2" office:value-type="string">
            <text:p/>
            <text:p>2 + p_6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table:style-name="Affine Automorphism 2" office:value-type="string">
            <text:p/>
            <text:p>1 + p_0</text:p>
            <text:p>p_0 + 1</text:p>
          </table:table-cell>
        </table:table-row>
        <table:table-row>
          <table:table-cell office:value-type="string">
            <text:p>2 3 0 1</text:p>
            <text:p>3 2 1 0</text:p>
            <text:p>1 0 2 3</text:p>
            <text:p>0 1 3 2</text:p>
          </table:table-cell>
          <table:table-cell office:value-type="string">
            <text:p>s_40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6</text:p>
          </table:table-cell>
          <table:table-cell table:style-name="Affine Automorphism 2" office:value-type="string">
            <text:p/>
            <text:p>3 + p_0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6 + 2</text:p>
          </table:table-cell>
          <table:table-cell table:style-name="Affine Automorphism 2" office:value-type="string">
            <text:p/>
            <text:p>p_0 + 3</text:p>
            <text:p>3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table:style-name="Affine Automorphism 2" office:value-type="string">
            <text:p/>
            <text:p>1 + p_0</text:p>
            <text:p>p_6 + 0</text:p>
          </table:table-cell>
        </table:table-row>
        <table:table-row>
          <table:table-cell office:value-type="string">
            <text:p>2 3 0 1</text:p>
            <text:p>3 2 1 0</text:p>
            <text:p>1 0 3 2</text:p>
            <text:p>0 1 2 3</text:p>
          </table:table-cell>
          <table:table-cell office:value-type="string">
            <text:p>s_40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6 + 3</text:p>
          </table:table-cell>
          <table:table-cell table:style-name="Affine Automorphism 2" office:value-type="string">
            <text:p/>
            <text:p>p_0 + 2</text:p>
            <text:p>2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6</text:p>
          </table:table-cell>
          <table:table-cell table:style-name="Affine Automorphism 2" office:value-type="string">
            <text:p/>
            <text:p>2 + p_0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table:style-name="Affine Automorphism 2" office:value-type="string">
            <text:p/>
            <text:p>1 + p_0</text:p>
            <text:p>p_6 + 0</text:p>
          </table:table-cell>
        </table:table-row>
        <table:table-row>
          <table:table-cell office:value-type="string">
            <text:p>2 3 1 0</text:p>
            <text:p>3 2 0 1</text:p>
            <text:p>0 1 2 3</text:p>
            <text:p>1 0 3 2</text:p>
          </table:table-cell>
          <table:table-cell office:value-type="string">
            <text:p>s_42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6 + 2</text:p>
          </table:table-cell>
          <table:table-cell table:style-name="Affine Automorphism 2" office:value-type="string">
            <text:p/>
            <text:p>p_0 + 3</text:p>
            <text:p>3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6</text:p>
          </table:table-cell>
          <table:table-cell table:style-name="Affine Automorphism 2" office:value-type="string">
            <text:p/>
            <text:p>3 + p_0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table:style-name="Affine Automorphism 2" office:value-type="string">
            <text:p/>
            <text:p>p_0 + 1</text:p>
            <text:p>0 + p_6</text:p>
          </table:table-cell>
        </table:table-row>
        <table:table-row>
          <table:table-cell office:value-type="string">
            <text:p>2 3 1 0</text:p>
            <text:p>3 2 0 1</text:p>
            <text:p>0 1 3 2</text:p>
            <text:p>1 0 2 3</text:p>
          </table:table-cell>
          <table:table-cell office:value-type="string">
            <text:p>s_42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6</text:p>
          </table:table-cell>
          <table:table-cell table:style-name="Affine Automorphism 2" office:value-type="string">
            <text:p/>
            <text:p>2 + p_0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6 + 3</text:p>
          </table:table-cell>
          <table:table-cell table:style-name="Affine Automorphism 2" office:value-type="string">
            <text:p/>
            <text:p>p_0 + 2</text:p>
            <text:p>2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table:style-name="Affine Automorphism 2" office:value-type="string">
            <text:p/>
            <text:p>p_0 + 1</text:p>
            <text:p>0 + p_6</text:p>
          </table:table-cell>
        </table:table-row>
        <table:table-row>
          <table:table-cell office:value-type="string">
            <text:p>2 3 1 0</text:p>
            <text:p>3 2 0 1</text:p>
            <text:p>1 0 2 3</text:p>
            <text:p>0 1 3 2</text:p>
          </table:table-cell>
          <table:table-cell office:value-type="string">
            <text:p>s_430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6</text:p>
            <text:p>p_6 + 2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3 + p_6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6</text:p>
            <text:p>p_6 + 0</text:p>
          </table:table-cell>
        </table:table-row>
        <table:table-row>
          <table:table-cell office:value-type="string">
            <text:p>3 2 0 1</text:p>
            <text:p>2 3 1 0</text:p>
            <text:p>0 1 3 2</text:p>
            <text:p>1 0 2 3</text:p>
          </table:table-cell>
          <table:table-cell office:value-type="string">
            <text:p>s_549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6</text:p>
            <text:p>p_6 + 3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table:style-name="Affine Automorphism 2" office:value-type="string">
            <text:p/>
            <text:p>2 + p_6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6</text:p>
            <text:p>p_6 + 1</text:p>
          </table:table-cell>
        </table:table-row>
        <table:table-row>
          <table:table-cell office:value-type="string">
            <text:p>3 2 0 1</text:p>
            <text:p>2 3 1 0</text:p>
            <text:p>1 0 2 3</text:p>
            <text:p>0 1 3 2</text:p>
          </table:table-cell>
          <table:table-cell office:value-type="string">
            <text:p>s_55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6</text:p>
          </table:table-cell>
          <table:table-cell table:style-name="Affine Automorphism 2" office:value-type="string">
            <text:p/>
            <text:p>3 + p_0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6 + 2</text:p>
          </table:table-cell>
          <table:table-cell table:style-name="Affine Automorphism 2" office:value-type="string">
            <text:p/>
            <text:p>p_0 + 3</text:p>
            <text:p>3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table:style-name="Affine Automorphism 2" office:value-type="string">
            <text:p/>
            <text:p>p_0 + 0</text:p>
            <text:p>1 + p_6</text:p>
          </table:table-cell>
        </table:table-row>
        <table:table-row>
          <table:table-cell office:value-type="string">
            <text:p>3 2 0 1</text:p>
            <text:p>2 3 1 0</text:p>
            <text:p>1 0 3 2</text:p>
            <text:p>0 1 2 3</text:p>
          </table:table-cell>
          <table:table-cell office:value-type="string">
            <text:p>s_55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6 + 3</text:p>
          </table:table-cell>
          <table:table-cell table:style-name="Affine Automorphism 2" office:value-type="string">
            <text:p/>
            <text:p>p_0 + 2</text:p>
            <text:p>2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6</text:p>
          </table:table-cell>
          <table:table-cell table:style-name="Affine Automorphism 2" office:value-type="string">
            <text:p/>
            <text:p>2 + p_0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6 + 1</text:p>
          </table:table-cell>
          <table:table-cell table:style-name="Affine Automorphism 2" office:value-type="string">
            <text:p/>
            <text:p>p_0 + 0</text:p>
            <text:p>1 + p_6</text:p>
          </table:table-cell>
        </table:table-row>
        <table:table-row>
          <table:table-cell office:value-type="string">
            <text:p>3 2 1 0</text:p>
            <text:p>2 3 0 1</text:p>
            <text:p>0 1 2 3</text:p>
            <text:p>1 0 3 2</text:p>
          </table:table-cell>
          <table:table-cell office:value-type="string">
            <text:p>s_57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6 + 2</text:p>
          </table:table-cell>
          <table:table-cell table:style-name="Affine Automorphism 2" office:value-type="string">
            <text:p/>
            <text:p>p_0 + 3</text:p>
            <text:p>3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6</text:p>
          </table:table-cell>
          <table:table-cell table:style-name="Affine Automorphism 2" office:value-type="string">
            <text:p/>
            <text:p>3 + p_0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table:style-name="Affine Automorphism 2" office:value-type="string">
            <text:p/>
            <text:p>0 + p_0</text:p>
            <text:p>p_6 + 1</text:p>
          </table:table-cell>
        </table:table-row>
        <table:table-row>
          <table:table-cell office:value-type="string">
            <text:p>3 2 1 0</text:p>
            <text:p>2 3 0 1</text:p>
            <text:p>0 1 3 2</text:p>
            <text:p>1 0 2 3</text:p>
          </table:table-cell>
          <table:table-cell office:value-type="string">
            <text:p>s_573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6</text:p>
          </table:table-cell>
          <table:table-cell table:style-name="Affine Automorphism 2" office:value-type="string">
            <text:p/>
            <text:p>2 + p_0</text:p>
            <text:p>p_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6 + 3</text:p>
          </table:table-cell>
          <table:table-cell table:style-name="Affine Automorphism 2" office:value-type="string">
            <text:p/>
            <text:p>p_0 + 2</text:p>
            <text:p>2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6 + 0</text:p>
          </table:table-cell>
          <table:table-cell table:style-name="Affine Automorphism 2" office:value-type="string">
            <text:p/>
            <text:p>p_0 + 1</text:p>
            <text:p>0 + p_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6</text:p>
          </table:table-cell>
          <table:table-cell table:style-name="Affine Automorphism 2" office:value-type="string">
            <text:p/>
            <text:p>0 + p_0</text:p>
            <text:p>p_6 + 1</text:p>
          </table:table-cell>
        </table:table-row>
        <table:table-row>
          <table:table-cell office:value-type="string">
            <text:p>3 2 1 0</text:p>
            <text:p>2 3 0 1</text:p>
            <text:p>1 0 2 3</text:p>
            <text:p>0 1 3 2</text:p>
          </table:table-cell>
          <table:table-cell office:value-type="string">
            <text:p>s_574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6</text:p>
            <text:p>p_6 + 2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3 + p_6</text:p>
            <text:p>p_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table:style-name="Affine Automorphism 2" office:value-type="string">
            <text:p/>
            <text:p>0 + p_0</text:p>
            <text:p>p_0 + 0</text:p>
          </table:table-cell>
        </table:table-row>
        <table:table-row>
          <table:table-cell office:value-type="string">
            <text:p>0 2 1 3</text:p>
            <text:p>3 1 2 0</text:p>
            <text:p>1 3 0 2</text:p>
            <text:p>2 0 3 1</text:p>
          </table:table-cell>
          <table:table-cell office:value-type="string">
            <text:p>s_6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3 1 2 0</text:p>
            <text:p>2 0 3 1</text:p>
            <text:p>1 3 0 2</text:p>
          </table:table-cell>
          <table:table-cell office:value-type="string">
            <text:p>s_7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3 1 0 2</text:p>
            <text:p>2 0 1 3</text:p>
            <text:p>1 3 2 0</text:p>
          </table:table-cell>
          <table:table-cell office:value-type="string">
            <text:p>s_9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2 1 3 0</text:p>
            <text:p>1 2 0 3</text:p>
            <text:p>3 0 2 1</text:p>
          </table:table-cell>
          <table:table-cell office:value-type="string">
            <text:p>s_10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2 1 0 3</text:p>
            <text:p>1 2 3 0</text:p>
            <text:p>3 0 1 2</text:p>
          </table:table-cell>
          <table:table-cell office:value-type="string">
            <text:p>s_13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2 1</text:p>
            <text:p>2 1 0 3</text:p>
            <text:p>3 0 1 2</text:p>
            <text:p>1 2 3 0</text:p>
          </table:table-cell>
          <table:table-cell office:value-type="string">
            <text:p>s_13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3 0 2 1</text:p>
            <text:p>0 3 1 2</text:p>
            <text:p>2 1 3 0</text:p>
          </table:table-cell>
          <table:table-cell office:value-type="string">
            <text:p>s_21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0 1 2</text:p>
            <text:p>0 3 2 1</text:p>
            <text:p>2 1 0 3</text:p>
          </table:table-cell>
          <table:table-cell office:value-type="string">
            <text:p>s_23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2 3 0</text:p>
            <text:p>3 0 1 2</text:p>
            <text:p>2 1 0 3</text:p>
            <text:p>0 3 2 1</text:p>
          </table:table-cell>
          <table:table-cell office:value-type="string">
            <text:p>s_23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2 0 3 1</text:p>
            <text:p>0 2 1 3</text:p>
            <text:p>3 1 2 0</text:p>
          </table:table-cell>
          <table:table-cell office:value-type="string">
            <text:p>s_25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2 0 3 1</text:p>
            <text:p>3 1 2 0</text:p>
            <text:p>0 2 1 3</text:p>
          </table:table-cell>
          <table:table-cell office:value-type="string">
            <text:p>s_25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2 0 1 3</text:p>
            <text:p>3 1 0 2</text:p>
            <text:p>0 2 3 1</text:p>
          </table:table-cell>
          <table:table-cell office:value-type="string">
            <text:p>s_27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1 3 2 0</text:p>
            <text:p>0 2 3 1</text:p>
            <text:p>3 1 0 2</text:p>
          </table:table-cell>
          <table:table-cell office:value-type="string">
            <text:p>s_30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1 3 0 2</text:p>
            <text:p>0 2 1 3</text:p>
            <text:p>3 1 2 0</text:p>
          </table:table-cell>
          <table:table-cell office:value-type="string">
            <text:p>s_32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1 3 0 2</text:p>
            <text:p>3 1 2 0</text:p>
            <text:p>0 2 1 3</text:p>
          </table:table-cell>
          <table:table-cell office:value-type="string">
            <text:p>s_32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0 3 2 1</text:p>
            <text:p>1 2 3 0</text:p>
            <text:p>3 0 1 2</text:p>
          </table:table-cell>
          <table:table-cell office:value-type="string">
            <text:p>s_34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0 3</text:p>
            <text:p>0 3 2 1</text:p>
            <text:p>3 0 1 2</text:p>
            <text:p>1 2 3 0</text:p>
          </table:table-cell>
          <table:table-cell office:value-type="string">
            <text:p>s_34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0 3 1 2</text:p>
            <text:p>3 0 2 1</text:p>
            <text:p>1 2 0 3</text:p>
          </table:table-cell>
          <table:table-cell office:value-type="string">
            <text:p>s_36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3 0</text:p>
            <text:p>0 3 2 1</text:p>
            <text:p>2 1 0 3</text:p>
          </table:table-cell>
          <table:table-cell office:value-type="string">
            <text:p>s_44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1 2</text:p>
            <text:p>1 2 3 0</text:p>
            <text:p>2 1 0 3</text:p>
            <text:p>0 3 2 1</text:p>
          </table:table-cell>
          <table:table-cell office:value-type="string">
            <text:p>s_44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1 2 0 3</text:p>
            <text:p>2 1 3 0</text:p>
            <text:p>0 3 1 2</text:p>
          </table:table-cell>
          <table:table-cell office:value-type="string">
            <text:p>s_46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0 2 3 1</text:p>
            <text:p>1 3 2 0</text:p>
            <text:p>2 0 1 3</text:p>
          </table:table-cell>
          <table:table-cell office:value-type="string">
            <text:p>s_48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2 1 3</text:p>
            <text:p>1 3 0 2</text:p>
            <text:p>2 0 3 1</text:p>
          </table:table-cell>
          <table:table-cell office:value-type="string">
            <text:p>s_50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table:style-name="Affine Automorphism 2" office:value-type="string">
            <text:p/>
            <text:p>2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0 2 1 3</text:p>
            <text:p>2 0 3 1</text:p>
            <text:p>1 3 0 2</text:p>
          </table:table-cell>
          <table:table-cell office:value-type="string">
            <text:p>s_50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7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3 2 1 0</text:p>
            <text:p>2 3 0 1</text:p>
            <text:p>0 1 2 3</text:p>
          </table:table-cell>
          <table:table-cell office:value-type="string">
            <text:p>s_19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8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12</text:p>
          </table:table-cell>
          <table:table-cell table:style-name="Affine Automorphism 2" office:value-type="string">
            <text:p/>
            <text:p>0 + p_8</text:p>
            <text:p>p_12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8 + 2</text:p>
          </table:table-cell>
          <table:table-cell table:style-name="Automorphism And Affine Automorphism 2" office:value-type="string">
            <text:p>x</text:p>
            <text:p>3 + p_8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12</text:p>
          </table:table-cell>
          <table:table-cell table:style-name="Automorphism And Affine Automorphism 2" office:value-type="string">
            <text:p>x</text:p>
            <text:p>p_0 + 3</text:p>
            <text:p>3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8</text:p>
            <text:p>p_12 + 0</text:p>
          </table:table-cell>
          <table:table-cell table:style-name="Affine Automorphism 2" office:value-type="string">
            <text:p/>
            <text:p>2 + p_0</text:p>
            <text:p>p_8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8</text:p>
            <text:p>p_12 + 1</text:p>
          </table:table-cell>
          <table:table-cell table:style-name="Affine Automorphism 2" office:value-type="string">
            <text:p/>
            <text:p>p_0 + 2</text:p>
            <text:p>0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8 + 0</text:p>
          </table:table-cell>
        </table:table-row>
        <table:table-row>
          <table:table-cell office:value-type="string">
            <text:p>1 3 2 0</text:p>
            <text:p>0 2 3 1</text:p>
            <text:p>3 1 0 2</text:p>
            <text:p>2 0 1 3</text:p>
          </table:table-cell>
          <table:table-cell office:value-type="string">
            <text:p>s_271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2 + 2</text:p>
          </table:table-cell>
          <table:table-cell table:style-name="Affine Automorphism 2" office:value-type="string">
            <text:p/>
            <text:p>p_8 + 0</text:p>
            <text:p>2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8</text:p>
          </table:table-cell>
          <table:table-cell table:style-name="Automorphism And Affine Automorphism 2" office:value-type="string">
            <text:p>x</text:p>
            <text:p>p_8 + 3</text:p>
            <text:p>3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2 + 1</text:p>
          </table:table-cell>
          <table:table-cell table:style-name="Automorphism And Affine Automorphism 2" office:value-type="string">
            <text:p>x</text:p>
            <text:p>3 + p_0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8 + 1</text:p>
            <text:p>0 + p_12</text:p>
          </table:table-cell>
          <table:table-cell table:style-name="Affine Automorphism 2" office:value-type="string">
            <text:p/>
            <text:p>p_0 + 2</text:p>
            <text:p>1 + p_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8 + 2</text:p>
            <text:p>1 + p_12</text:p>
          </table:table-cell>
          <table:table-cell table:style-name="Affine Automorphism 2" office:value-type="string">
            <text:p/>
            <text:p>2 + p_0</text:p>
            <text:p>p_1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8</text:p>
          </table:table-cell>
        </table:table-row>
        <table:table-row>
          <table:table-cell office:value-type="string">
            <text:p>2 1 3 0</text:p>
            <text:p>3 0 2 1</text:p>
            <text:p>0 3 1 2</text:p>
            <text:p>1 2 0 3</text:p>
          </table:table-cell>
          <table:table-cell office:value-type="string">
            <text:p>s_37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8</text:p>
            <text:p>p_12 + 0</text:p>
          </table:table-cell>
          <table:table-cell table:style-name="Affine Automorphism 2" office:value-type="string">
            <text:p/>
            <text:p>2 + p_0</text:p>
            <text:p>p_8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2 + p_12</text:p>
          </table:table-cell>
          <table:table-cell table:style-name="Automorphism And Affine Automorphism 2" office:value-type="string">
            <text:p>x</text:p>
            <text:p>3 + p_0</text:p>
            <text:p>p_8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8</text:p>
            <text:p>p_12 + 2</text:p>
          </table:table-cell>
          <table:table-cell table:style-name="Automorphism And Affine Automorphism 2" office:value-type="string">
            <text:p>x</text:p>
            <text:p>3 + p_8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8 + 2</text:p>
          </table:table-cell>
          <table:table-cell table:style-name="Affine Automorphism 2" office:value-type="string">
            <text:p/>
            <text:p>p_0 + 0</text:p>
            <text:p>1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8 + 0</text:p>
          </table:table-cell>
          <table:table-cell table:style-name="Affine Automorphism 2" office:value-type="string">
            <text:p/>
            <text:p>2 + p_8</text:p>
            <text:p>p_1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2</text:p>
          </table:table-cell>
        </table:table-row>
        <table:table-row>
          <table:table-cell office:value-type="string">
            <text:p>2 3 0 1</text:p>
            <text:p>1 0 3 2</text:p>
            <text:p>3 2 1 0</text:p>
            <text:p>0 1 2 3</text:p>
          </table:table-cell>
          <table:table-cell office:value-type="string">
            <text:p>s_39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8 + 1</text:p>
            <text:p>0 + p_12</text:p>
          </table:table-cell>
          <table:table-cell table:style-name="Affine Automorphism 2" office:value-type="string">
            <text:p/>
            <text:p>p_0 + 2</text:p>
            <text:p>1 + p_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2 + 2</text:p>
          </table:table-cell>
          <table:table-cell table:style-name="Automorphism And Affine Automorphism 2" office:value-type="string">
            <text:p>x</text:p>
            <text:p>p_0 + 3</text:p>
            <text:p>3 + p_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8 + 0</text:p>
            <text:p>2 + p_12</text:p>
          </table:table-cell>
          <table:table-cell table:style-name="Automorphism And Affine Automorphism 2" office:value-type="string">
            <text:p>x</text:p>
            <text:p>p_8 + 3</text:p>
            <text:p>3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8</text:p>
          </table:table-cell>
          <table:table-cell table:style-name="Affine Automorphism 2" office:value-type="string">
            <text:p/>
            <text:p>0 + p_0</text:p>
            <text:p>p_12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0 + p_8</text:p>
          </table:table-cell>
          <table:table-cell table:style-name="Affine Automorphism 2" office:value-type="string">
            <text:p/>
            <text:p>p_8 + 2</text:p>
            <text:p>1 + p_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2 + 0</text:p>
          </table:table-cell>
        </table:table-row>
        <table:table-row>
          <table:table-cell office:value-type="string">
            <text:p>3 0 2 1</text:p>
            <text:p>0 3 1 2</text:p>
            <text:p>2 1 3 0</text:p>
            <text:p>1 2 0 3</text:p>
          </table:table-cell>
          <table:table-cell office:value-type="string">
            <text:p>s_46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12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8</text:p>
            <text:p>p_8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2</text:p>
            <text:p>p_12 + 1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8</text:p>
            <text:p>p_8 + 2</text:p>
          </table:table-cell>
          <table:table-cell table:style-name="Automorphism And Affine Automorphism 2" office:value-type="string">
            <text:p>x</text:p>
            <text:p>3 + p_8</text:p>
            <text:p>p_8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0 + p_12</text:p>
            <text:p>p_1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8</text:p>
            <text:p>p_8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2</text:p>
            <text:p>p_12 + 2</text:p>
          </table:table-cell>
        </table:table-row>
        <table:table-row>
          <table:table-cell office:value-type="string">
            <text:p>3 1 0 2</text:p>
            <text:p>1 3 2 0</text:p>
            <text:p>0 2 3 1</text:p>
            <text:p>2 0 1 3</text:p>
          </table:table-cell>
          <table:table-cell office:value-type="string">
            <text:p>s_49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8</text:p>
            <text:p>p_8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0 + p_12</text:p>
            <text:p>p_12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8</text:p>
            <text:p>p_8 + 0</text:p>
          </table:table-cell>
          <table:table-cell table:style-name="Automorphism And Affine Automorphism 2" office:value-type="string">
            <text:p>x</text:p>
            <text:p>3 + p_12</text:p>
            <text:p>p_12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2</text:p>
            <text:p>p_12 + 1</text:p>
          </table:table-cell>
          <table:table-cell table:style-name="Affine Automorphism 2" office:value-type="string">
            <text:p/>
            <text:p>2 + p_8</text:p>
            <text:p>p_8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2</text:p>
            <text:p>p_12 + 2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8</text:p>
            <text:p>p_8 + 1</text:p>
          </table:table-cell>
        </table:table-row>
        <table:table-row>
          <table:table-cell office:value-type="string">
            <text:p>1 2 3 0</text:p>
            <text:p>2 3 0 1</text:p>
            <text:p>3 0 1 2</text:p>
            <text:p>0 1 2 3</text:p>
          </table:table-cell>
          <table:table-cell office:value-type="string">
            <text:p>s_231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4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14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</table:table-row>
        <table:table-row>
          <table:table-cell office:value-type="string">
            <text:p>3 0 1 2</text:p>
            <text:p>0 1 2 3</text:p>
            <text:p>1 2 3 0</text:p>
            <text:p>2 3 0 1</text:p>
          </table:table-cell>
          <table:table-cell office:value-type="string">
            <text:p>s_432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4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14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</table:table-row>
        <table:table-row>
          <table:table-cell office:value-type="string">
            <text:p>1 0 3 2</text:p>
            <text:p>0 3 2 1</text:p>
            <text:p>3 2 1 0</text:p>
            <text:p>2 1 0 3</text:p>
          </table:table-cell>
          <table:table-cell office:value-type="string">
            <text:p>s_175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14</text:p>
            <text:p>p_1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4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</table:table-row>
        <table:table-row>
          <table:table-cell office:value-type="string">
            <text:p>1 0 3 2</text:p>
            <text:p>2 1 0 3</text:p>
            <text:p>3 2 1 0</text:p>
            <text:p>0 3 2 1</text:p>
          </table:table-cell>
          <table:table-cell office:value-type="string">
            <text:p>s_177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</table:table-row>
        <table:table-row>
          <table:table-cell office:value-type="string">
            <text:p>1 0 3 2</text:p>
            <text:p>2 3 0 1</text:p>
            <text:p>3 2 1 0</text:p>
            <text:p>0 1 2 3</text:p>
          </table:table-cell>
          <table:table-cell office:value-type="string">
            <text:p>s_18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1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</table:table-row>
        <table:table-row>
          <table:table-cell office:value-type="string">
            <text:p>1 2 3 0</text:p>
            <text:p>0 1 2 3</text:p>
            <text:p>3 0 1 2</text:p>
            <text:p>2 3 0 1</text:p>
          </table:table-cell>
          <table:table-cell office:value-type="string">
            <text:p>s_21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1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</table:table-row>
        <table:table-row>
          <table:table-cell office:value-type="string">
            <text:p>1 2 3 0</text:p>
            <text:p>0 3 2 1</text:p>
            <text:p>3 0 1 2</text:p>
            <text:p>2 1 0 3</text:p>
          </table:table-cell>
          <table:table-cell office:value-type="string">
            <text:p>s_22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</table:table-row>
        <table:table-row>
          <table:table-cell office:value-type="string">
            <text:p>1 2 3 0</text:p>
            <text:p>2 1 0 3</text:p>
            <text:p>3 0 1 2</text:p>
            <text:p>0 3 2 1</text:p>
          </table:table-cell>
          <table:table-cell office:value-type="string">
            <text:p>s_228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14</text:p>
            <text:p>p_1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4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</table:table-row>
        <table:table-row>
          <table:table-cell office:value-type="string">
            <text:p>3 0 1 2</text:p>
            <text:p>0 3 2 1</text:p>
            <text:p>1 2 3 0</text:p>
            <text:p>2 1 0 3</text:p>
          </table:table-cell>
          <table:table-cell office:value-type="string">
            <text:p>s_437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3 + p_14</text:p>
            <text:p>p_1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4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</table:table-row>
        <table:table-row>
          <table:table-cell office:value-type="string">
            <text:p>3 0 1 2</text:p>
            <text:p>2 1 0 3</text:p>
            <text:p>1 2 3 0</text:p>
            <text:p>0 3 2 1</text:p>
          </table:table-cell>
          <table:table-cell office:value-type="string">
            <text:p>s_45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</table:table-row>
        <table:table-row>
          <table:table-cell office:value-type="string">
            <text:p>3 0 1 2</text:p>
            <text:p>2 3 0 1</text:p>
            <text:p>1 2 3 0</text:p>
            <text:p>0 1 2 3</text:p>
          </table:table-cell>
          <table:table-cell office:value-type="string">
            <text:p>s_45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3 + p_0</text:p>
            <text:p>p_14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</table:table-row>
        <table:table-row>
          <table:table-cell office:value-type="string">
            <text:p>3 2 1 0</text:p>
            <text:p>0 1 2 3</text:p>
            <text:p>1 0 3 2</text:p>
            <text:p>2 3 0 1</text:p>
          </table:table-cell>
          <table:table-cell office:value-type="string">
            <text:p>s_55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1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3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</table:table-row>
        <table:table-row>
          <table:table-cell office:value-type="string">
            <text:p>3 2 1 0</text:p>
            <text:p>0 3 2 1</text:p>
            <text:p>1 0 3 2</text:p>
            <text:p>2 1 0 3</text:p>
          </table:table-cell>
          <table:table-cell office:value-type="string">
            <text:p>s_558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3</text:p>
            <text:p>3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4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4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0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14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4 + 2</text:p>
          </table:table-cell>
        </table:table-row>
        <table:table-row>
          <table:table-cell office:value-type="string">
            <text:p>3 2 1 0</text:p>
            <text:p>2 1 0 3</text:p>
            <text:p>1 0 3 2</text:p>
            <text:p>0 3 2 1</text:p>
          </table:table-cell>
          <table:table-cell office:value-type="string">
            <text:p>s_571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14</text:p>
            <text:p>p_14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4</text:p>
            <text:p>p_14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</table:table-row>
        <table:table-row>
          <table:table-cell office:value-type="string">
            <text:p>3 2 1 0</text:p>
            <text:p>2 3 0 1</text:p>
            <text:p>1 0 3 2</text:p>
            <text:p>0 1 2 3</text:p>
          </table:table-cell>
          <table:table-cell office:value-type="string">
            <text:p>s_575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3 + p_0</text:p>
            <text:p>p_0 + 3</text:p>
          </table:table-cell>
          <table:table-cell table:style-name="Affine Automorphism 2" office:value-type="string">
            <text:p/>
            <text:p>2 + p_6</text:p>
            <text:p>p_6 + 2</text:p>
          </table:table-cell>
          <table:table-cell table:style-name="Automorphism And Affine Automorphism 2" office:value-type="string">
            <text:p>x</text:p>
            <text:p>3 + p_2</text:p>
            <text:p>p_2 + 3</text:p>
          </table:table-cell>
          <table:table-cell table:style-name="Affine Automorphism 2" office:value-type="string">
            <text:p/>
            <text:p>1 + p_12</text:p>
            <text:p>p_12 + 1</text:p>
          </table:table-cell>
          <table:table-cell table:style-name="Affine Automorphism 2" office:value-type="string">
            <text:p/>
            <text:p>2 + p_8</text:p>
            <text:p>p_8 + 2</text:p>
          </table:table-cell>
          <table:table-cell table:style-name="Affine Automorphism 2" office:value-type="string">
            <text:p/>
            <text:p>1 + p_14</text:p>
            <text:p>p_14 + 1</text:p>
          </table:table-cell>
          <table:table-cell table:style-name="Automorphism And Affine Automorphism 2" office:value-type="string">
            <text:p>x</text:p>
            <text:p>3 + p_6</text:p>
            <text:p>p_6 + 3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utomorphism And Affine Automorphism 2" office:value-type="string">
            <text:p>x</text:p>
            <text:p>3 + p_8</text:p>
            <text:p>p_8 + 3</text:p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table:style-name="Affine Automorphism 2" office:value-type="string">
            <text:p/>
            <text:p>2 + p_2</text:p>
            <text:p>p_2 + 2</text:p>
          </table:table-cell>
          <table:table-cell table:style-name="Affine Automorphism 2" office:value-type="string">
            <text:p/>
            <text:p>0 + p_12</text:p>
            <text:p>p_12 + 0</text:p>
          </table:table-cell>
          <table:table-cell table:style-name="Automorphism And Affine Automorphism 2" office:value-type="string">
            <text:p>x</text:p>
            <text:p>3 + p_12</text:p>
            <text:p>p_12 + 3</text:p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table:style-name="Automorphism And Affine Automorphism 2" office:value-type="string">
            <text:p>x</text:p>
            <text:p>3 + p_14</text:p>
            <text:p>p_14 + 3</text:p>
          </table:table-cell>
          <table:table-cell table:style-name="Affine Automorphism 2" office:value-type="string">
            <text:p/>
            <text:p>0 + p_8</text:p>
            <text:p>p_8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table:style-name="Affine Automorphism 2" office:value-type="string">
            <text:p/>
            <text:p>1 + p_8</text:p>
            <text:p>p_8 + 1</text:p>
          </table:table-cell>
          <table:table-cell table:style-name="Affine Automorphism 2" office:value-type="string">
            <text:p/>
            <text:p>2 + p_12</text:p>
            <text:p>p_12 + 2</text:p>
          </table:table-cell>
          <table:table-cell table:style-name="Affine Automorphism 2" office:value-type="string">
            <text:p/>
            <text:p>0 + p_2</text:p>
            <text:p>p_2 + 0</text:p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table:style-name="Affine Automorphism 2" office:value-type="string">
            <text:p/>
            <text:p>0 + p_0</text:p>
            <text:p>p_0 + 0</text:p>
          </table:table-cell>
        </table:table-row>
        <table:table-row>
          <table:table-cell office:value-type="string">
            <text:p>0 1 3 2</text:p>
            <text:p>2 3 1 0</text:p>
            <text:p>1 0 2 3</text:p>
            <text:p>3 2 0 1</text:p>
          </table:table-cell>
          <table:table-cell office:value-type="string">
            <text:p>s_3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0 1 3 2</text:p>
            <text:p>3 2 0 1</text:p>
            <text:p>1 0 2 3</text:p>
            <text:p>2 3 1 0</text:p>
          </table:table-cell>
          <table:table-cell office:value-type="string">
            <text:p>s_4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1 3 0 2</text:p>
            <text:p>3 1 2 0</text:p>
            <text:p>2 0 3 1</text:p>
          </table:table-cell>
          <table:table-cell office:value-type="string">
            <text:p>s_5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0 2 1 3</text:p>
            <text:p>2 0 3 1</text:p>
            <text:p>3 1 2 0</text:p>
            <text:p>1 3 0 2</text:p>
          </table:table-cell>
          <table:table-cell office:value-type="string">
            <text:p>s_5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2 3 1</text:p>
            <text:p>2 0 1 3</text:p>
            <text:p>1 3 2 0</text:p>
            <text:p>3 1 0 2</text:p>
          </table:table-cell>
          <table:table-cell office:value-type="string">
            <text:p>s_8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 3 1 2</text:p>
            <text:p>1 2 0 3</text:p>
            <text:p>3 0 2 1</text:p>
            <text:p>2 1 3 0</text:p>
          </table:table-cell>
          <table:table-cell office:value-type="string">
            <text:p>s_10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2 3 1 0</text:p>
            <text:p>0 1 3 2</text:p>
            <text:p>3 2 0 1</text:p>
          </table:table-cell>
          <table:table-cell office:value-type="string">
            <text:p>s_15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2 3</text:p>
            <text:p>3 2 0 1</text:p>
            <text:p>0 1 3 2</text:p>
            <text:p>2 3 1 0</text:p>
          </table:table-cell>
          <table:table-cell office:value-type="string">
            <text:p>s_16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1 2 0 3</text:p>
            <text:p>0 3 1 2</text:p>
            <text:p>2 1 3 0</text:p>
            <text:p>3 0 2 1</text:p>
          </table:table-cell>
          <table:table-cell office:value-type="string">
            <text:p>s_19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0 2 1 3</text:p>
            <text:p>2 0 3 1</text:p>
            <text:p>3 1 2 0</text:p>
          </table:table-cell>
          <table:table-cell office:value-type="string">
            <text:p>s_24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</table:table-row>
        <table:table-row>
          <table:table-cell office:value-type="string">
            <text:p>1 3 0 2</text:p>
            <text:p>3 1 2 0</text:p>
            <text:p>2 0 3 1</text:p>
            <text:p>0 2 1 3</text:p>
          </table:table-cell>
          <table:table-cell office:value-type="string">
            <text:p>s_26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 3 2 0</text:p>
            <text:p>3 1 0 2</text:p>
            <text:p>0 2 3 1</text:p>
            <text:p>2 0 1 3</text:p>
          </table:table-cell>
          <table:table-cell office:value-type="string">
            <text:p>s_28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1 3</text:p>
            <text:p>0 2 3 1</text:p>
            <text:p>3 1 0 2</text:p>
            <text:p>1 3 2 0</text:p>
          </table:table-cell>
          <table:table-cell office:value-type="string">
            <text:p>s_29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0 2 1 3</text:p>
            <text:p>1 3 0 2</text:p>
            <text:p>3 1 2 0</text:p>
          </table:table-cell>
          <table:table-cell office:value-type="string">
            <text:p>s_31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 0 3 1</text:p>
            <text:p>3 1 2 0</text:p>
            <text:p>1 3 0 2</text:p>
            <text:p>0 2 1 3</text:p>
          </table:table-cell>
          <table:table-cell office:value-type="string">
            <text:p>s_33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2 1 3 0</text:p>
            <text:p>3 0 2 1</text:p>
            <text:p>1 2 0 3</text:p>
            <text:p>0 3 1 2</text:p>
          </table:table-cell>
          <table:table-cell office:value-type="string">
            <text:p>s_38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0 1 3 2</text:p>
            <text:p>3 2 0 1</text:p>
            <text:p>1 0 2 3</text:p>
          </table:table-cell>
          <table:table-cell office:value-type="string">
            <text:p>s_41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2 3 1 0</text:p>
            <text:p>1 0 2 3</text:p>
            <text:p>3 2 0 1</text:p>
            <text:p>0 1 3 2</text:p>
          </table:table-cell>
          <table:table-cell office:value-type="string">
            <text:p>s_41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3 0 2 1</text:p>
            <text:p>2 1 3 0</text:p>
            <text:p>0 3 1 2</text:p>
            <text:p>1 2 0 3</text:p>
          </table:table-cell>
          <table:table-cell office:value-type="string">
            <text:p>s_47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</table:table-row>
        <table:table-row>
          <table:table-cell office:value-type="string">
            <text:p>3 1 0 2</text:p>
            <text:p>1 3 2 0</text:p>
            <text:p>2 0 1 3</text:p>
            <text:p>0 2 3 1</text:p>
          </table:table-cell>
          <table:table-cell office:value-type="string">
            <text:p>s_49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1 3 0 2</text:p>
            <text:p>0 2 1 3</text:p>
            <text:p>2 0 3 1</text:p>
          </table:table-cell>
          <table:table-cell office:value-type="string">
            <text:p>s_51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 1 2 0</text:p>
            <text:p>2 0 3 1</text:p>
            <text:p>0 2 1 3</text:p>
            <text:p>1 3 0 2</text:p>
          </table:table-cell>
          <table:table-cell office:value-type="string">
            <text:p>s_52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16 + 0</text:p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table:style-name="Affine Automorphism 2" office:value-type="string">
            <text:p/>
            <text:p>p_0 + 0</text:p>
            <text:p>p_16 + 3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0 1 3 2</text:p>
            <text:p>2 3 1 0</text:p>
            <text:p>1 0 2 3</text:p>
          </table:table-cell>
          <table:table-cell office:value-type="string">
            <text:p>s_53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0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3 + p_16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3 2 0 1</text:p>
            <text:p>1 0 2 3</text:p>
            <text:p>2 3 1 0</text:p>
            <text:p>0 1 3 2</text:p>
          </table:table-cell>
          <table:table-cell office:value-type="string">
            <text:p>s_53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0 + p_16</text:p>
          </table:table-cell>
          <table:table-cell table:style-name="Affine Automorphism 2" office:value-type="string">
            <text:p/>
            <text:p>p_0 + 2</text:p>
            <text:p>p_16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16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16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1 + p_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16 + 1</text:p>
          </table:table-cell>
          <table:table-cell table:style-name="Affine Automorphism 2" office:value-type="string">
            <text:p/>
            <text:p>0 + p_0</text:p>
            <text:p>3 + p_16</text:p>
          </table:table-cell>
          <table:table-cell office:value-type="string">
            <text:p/>
          </table:table-cell>
        </table:table-row>
        <table:table-row>
          <table:table-cell office:value-type="string">
            <text:p>1 0 3 2</text:p>
            <text:p>2 3 0 1</text:p>
            <text:p>0 1 2 3</text:p>
            <text:p>3 2 1 0</text:p>
          </table:table-cell>
          <table:table-cell office:value-type="string">
            <text:p>s_17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1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1</text:p>
            <text:p>p_19 + 3</text:p>
          </table:table-cell>
          <table:table-cell table:style-name="Affine Automorphism 2" office:value-type="string">
            <text:p/>
            <text:p>p_0 + 1</text:p>
            <text:p>3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1 + 3</text:p>
          </table:table-cell>
          <table:table-cell table:style-name="Affine Automorphism 2" office:value-type="string">
            <text:p/>
            <text:p>p_0 + 0</text:p>
            <text:p>1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11</text:p>
            <text:p>p_19 + 2</text:p>
          </table:table-cell>
          <table:table-cell table:style-name="Affine Automorphism 2" office:value-type="string">
            <text:p/>
            <text:p>3 + p_11</text:p>
            <text:p>p_19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19</text:p>
          </table:table-cell>
          <table:table-cell table:style-name="Affine Automorphism 2" office:value-type="string">
            <text:p/>
            <text:p>1 + p_0</text:p>
            <text:p>p_1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19</text:p>
          </table:table-cell>
          <table:table-cell table:style-name="Affine Automorphism 2" office:value-type="string">
            <text:p/>
            <text:p>1 + p_11</text:p>
            <text:p>p_19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1 + 1</text:p>
          </table:table-cell>
        </table:table-row>
        <table:table-row>
          <table:table-cell office:value-type="string">
            <text:p>1 2 0 3</text:p>
            <text:p>0 3 1 2</text:p>
            <text:p>3 0 2 1</text:p>
            <text:p>2 1 3 0</text:p>
          </table:table-cell>
          <table:table-cell office:value-type="string">
            <text:p>s_19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11 + 0</text:p>
            <text:p>3 + p_19</text:p>
          </table:table-cell>
          <table:table-cell table:style-name="Affine Automorphism 2" office:value-type="string">
            <text:p/>
            <text:p>1 + p_0</text:p>
            <text:p>p_19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11</text:p>
          </table:table-cell>
          <table:table-cell table:style-name="Affine Automorphism 2" office:value-type="string">
            <text:p/>
            <text:p>0 + p_0</text:p>
            <text:p>p_19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11 + 2</text:p>
            <text:p>2 + p_19</text:p>
          </table:table-cell>
          <table:table-cell table:style-name="Affine Automorphism 2" office:value-type="string">
            <text:p/>
            <text:p>p_11 + 3</text:p>
            <text:p>1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9 + 0</text:p>
          </table:table-cell>
          <table:table-cell table:style-name="Affine Automorphism 2" office:value-type="string">
            <text:p/>
            <text:p>p_0 + 1</text:p>
            <text:p>0 + p_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19 + 2</text:p>
          </table:table-cell>
          <table:table-cell table:style-name="Affine Automorphism 2" office:value-type="string">
            <text:p/>
            <text:p>p_11 + 1</text:p>
            <text:p>0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11</text:p>
          </table:table-cell>
        </table:table-row>
        <table:table-row>
          <table:table-cell office:value-type="string">
            <text:p>2 0 1 3</text:p>
            <text:p>0 2 3 1</text:p>
            <text:p>1 3 2 0</text:p>
            <text:p>3 1 0 2</text:p>
          </table:table-cell>
          <table:table-cell office:value-type="string">
            <text:p>s_291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19</text:p>
            <text:p>p_19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11</text:p>
            <text:p>p_1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9</text:p>
            <text:p>p_19 + 1</text:p>
          </table:table-cell>
          <table:table-cell table:style-name="Affine Automorphism 2" office:value-type="string">
            <text:p/>
            <text:p>3 + p_11</text:p>
            <text:p>p_1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11</text:p>
            <text:p>p_11 + 1</text:p>
          </table:table-cell>
          <table:table-cell table:style-name="Affine Automorphism 2" office:value-type="string">
            <text:p/>
            <text:p>3 + p_19</text:p>
            <text:p>p_19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11</text:p>
            <text:p>p_11 + 2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9</text:p>
            <text:p>p_19 + 0</text:p>
          </table:table-cell>
        </table:table-row>
        <table:table-row>
          <table:table-cell office:value-type="string">
            <text:p>2 1 3 0</text:p>
            <text:p>1 2 0 3</text:p>
            <text:p>3 0 2 1</text:p>
            <text:p>0 3 1 2</text:p>
          </table:table-cell>
          <table:table-cell office:value-type="string">
            <text:p>s_37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11</text:p>
            <text:p>p_1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9</text:p>
            <text:p>p_19 + 0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1</text:p>
            <text:p>p_11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19</text:p>
            <text:p>p_19 + 2</text:p>
          </table:table-cell>
          <table:table-cell table:style-name="Affine Automorphism 2" office:value-type="string">
            <text:p/>
            <text:p>3 + p_19</text:p>
            <text:p>p_19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11</text:p>
            <text:p>p_1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1 + p_19</text:p>
            <text:p>p_19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1</text:p>
            <text:p>p_11 + 3</text:p>
          </table:table-cell>
        </table:table-row>
        <table:table-row>
          <table:table-cell office:value-type="string">
            <text:p>3 1 0 2</text:p>
            <text:p>2 0 1 3</text:p>
            <text:p>1 3 2 0</text:p>
            <text:p>0 2 3 1</text:p>
          </table:table-cell>
          <table:table-cell office:value-type="string">
            <text:p>s_499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1 + 1</text:p>
          </table:table-cell>
          <table:table-cell table:style-name="Affine Automorphism 2" office:value-type="string">
            <text:p/>
            <text:p>1 + p_11</text:p>
            <text:p>p_19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3 + p_19</text:p>
          </table:table-cell>
          <table:table-cell table:style-name="Affine Automorphism 2" office:value-type="string">
            <text:p/>
            <text:p>0 + p_11</text:p>
            <text:p>p_19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11 + 2</text:p>
          </table:table-cell>
          <table:table-cell table:style-name="Affine Automorphism 2" office:value-type="string">
            <text:p/>
            <text:p>1 + p_0</text:p>
            <text:p>p_1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1</text:p>
            <text:p>p_19 + 1</text:p>
          </table:table-cell>
          <table:table-cell table:style-name="Affine Automorphism 2" office:value-type="string">
            <text:p/>
            <text:p>p_0 + 3</text:p>
            <text:p>0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11</text:p>
            <text:p>p_19 + 2</text:p>
          </table:table-cell>
          <table:table-cell table:style-name="Affine Automorphism 2" office:value-type="string">
            <text:p/>
            <text:p>0 + p_0</text:p>
            <text:p>p_1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1 + p_19</text:p>
          </table:table-cell>
        </table:table-row>
        <table:table-row>
          <table:table-cell office:value-type="string">
            <text:p>3 2 1 0</text:p>
            <text:p>1 0 3 2</text:p>
            <text:p>0 1 2 3</text:p>
            <text:p>2 3 0 1</text:p>
          </table:table-cell>
          <table:table-cell office:value-type="string">
            <text:p>s_562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19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1 + p_11</text:p>
          </table:table-cell>
          <table:table-cell table:style-name="Affine Automorphism 2" office:value-type="string">
            <text:p/>
            <text:p>p_11 + 1</text:p>
            <text:p>0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19 + 3</text:p>
          </table:table-cell>
          <table:table-cell table:style-name="Affine Automorphism 2" office:value-type="string">
            <text:p/>
            <text:p>p_11 + 0</text:p>
            <text:p>3 + p_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11</text:p>
          </table:table-cell>
          <table:table-cell table:style-name="Affine Automorphism 2" office:value-type="string">
            <text:p/>
            <text:p>p_0 + 1</text:p>
            <text:p>0 + p_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11 + 3</text:p>
            <text:p>1 + p_19</text:p>
          </table:table-cell>
          <table:table-cell table:style-name="Affine Automorphism 2" office:value-type="string">
            <text:p/>
            <text:p>3 + p_0</text:p>
            <text:p>p_19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11 + 2</text:p>
            <text:p>2 + p_19</text:p>
          </table:table-cell>
          <table:table-cell table:style-name="Affine Automorphism 2" office:value-type="string">
            <text:p/>
            <text:p>p_0 + 0</text:p>
            <text:p>3 + p_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9 + 1</text:p>
          </table:table-cell>
        </table:table-row>
        <table:table-row>
          <table:table-cell office:value-type="string">
            <text:p>1 2 0 3</text:p>
            <text:p>2 1 3 0</text:p>
            <text:p>0 3 1 2</text:p>
            <text:p>3 0 2 1</text:p>
          </table:table-cell>
          <table:table-cell office:value-type="string">
            <text:p>s_202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20</text:p>
            <text:p>p_2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15</text:p>
            <text:p>p_15 + 0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0</text:p>
            <text:p>p_20 + 3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5</text:p>
            <text:p>p_15 + 2</text:p>
          </table:table-cell>
          <table:table-cell table:style-name="Affine Automorphism 2" office:value-type="string">
            <text:p/>
            <text:p>3 + p_15</text:p>
            <text:p>p_1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table:style-name="Affine Automorphism 2" office:value-type="string">
            <text:p/>
            <text:p>2 + p_20</text:p>
            <text:p>p_2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utomorphism And Affine Automorphism 2" office:value-type="string">
            <text:p>x</text:p>
            <text:p>1 + p_15</text:p>
            <text:p>p_1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0</text:p>
            <text:p>p_20 + 0</text:p>
          </table:table-cell>
        </table:table-row>
        <table:table-row>
          <table:table-cell office:value-type="string">
            <text:p>1 3 2 0</text:p>
            <text:p>3 1 0 2</text:p>
            <text:p>2 0 1 3</text:p>
            <text:p>0 2 3 1</text:p>
          </table:table-cell>
          <table:table-cell office:value-type="string">
            <text:p>s_284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15</text:p>
            <text:p>p_1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0 + p_20</text:p>
            <text:p>p_2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5</text:p>
            <text:p>p_15 + 2</text:p>
          </table:table-cell>
          <table:table-cell table:style-name="Affine Automorphism 2" office:value-type="string">
            <text:p/>
            <text:p>3 + p_20</text:p>
            <text:p>p_2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20</text:p>
            <text:p>p_20 + 1</text:p>
          </table:table-cell>
          <table:table-cell table:style-name="Affine Automorphism 2" office:value-type="string">
            <text:p/>
            <text:p>0 + p_15</text:p>
            <text:p>p_1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0</text:p>
            <text:p>p_20 + 2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5</text:p>
            <text:p>p_15 + 3</text:p>
          </table:table-cell>
        </table:table-row>
        <table:table-row>
          <table:table-cell office:value-type="string">
            <text:p>2 0 1 3</text:p>
            <text:p>3 1 0 2</text:p>
            <text:p>0 2 3 1</text:p>
            <text:p>1 3 2 0</text:p>
          </table:table-cell>
          <table:table-cell office:value-type="string">
            <text:p>s_30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0 + 3</text:p>
          </table:table-cell>
          <table:table-cell table:style-name="Affine Automorphism 2" office:value-type="string">
            <text:p/>
            <text:p>p_15 + 0</text:p>
            <text:p>3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0 + p_15</text:p>
          </table:table-cell>
          <table:table-cell table:style-name="Affine Automorphism 2" office:value-type="string">
            <text:p/>
            <text:p>p_15 + 3</text:p>
            <text:p>2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0 + 0</text:p>
          </table:table-cell>
          <table:table-cell table:style-name="Affine Automorphism 2" office:value-type="string">
            <text:p/>
            <text:p>0 + p_0</text:p>
            <text:p>p_2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15 + 1</text:p>
            <text:p>1 + p_20</text:p>
          </table:table-cell>
          <table:table-cell table:style-name="Affine Automorphism 2" office:value-type="string">
            <text:p/>
            <text:p>p_0 + 0</text:p>
            <text:p>3 + p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15 + 2</text:p>
            <text:p>0 + p_20</text:p>
          </table:table-cell>
          <table:table-cell table:style-name="Automorphism And Affine Automorphism 2" office:value-type="string">
            <text:p>x</text:p>
            <text:p>1 + p_0</text:p>
            <text:p>p_2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2 + p_15</text:p>
          </table:table-cell>
        </table:table-row>
        <table:table-row>
          <table:table-cell office:value-type="string">
            <text:p>2 3 0 1</text:p>
            <text:p>0 1 2 3</text:p>
            <text:p>1 0 3 2</text:p>
            <text:p>3 2 1 0</text:p>
          </table:table-cell>
          <table:table-cell office:value-type="string">
            <text:p>s_38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15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3 + p_20</text:p>
          </table:table-cell>
          <table:table-cell table:style-name="Affine Automorphism 2" office:value-type="string">
            <text:p/>
            <text:p>0 + p_15</text:p>
            <text:p>p_2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15 + 0</text:p>
          </table:table-cell>
          <table:table-cell table:style-name="Affine Automorphism 2" office:value-type="string">
            <text:p/>
            <text:p>3 + p_15</text:p>
            <text:p>p_2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0</text:p>
          </table:table-cell>
          <table:table-cell table:style-name="Affine Automorphism 2" office:value-type="string">
            <text:p/>
            <text:p>p_0 + 0</text:p>
            <text:p>2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15</text:p>
            <text:p>p_20 + 1</text:p>
          </table:table-cell>
          <table:table-cell table:style-name="Affine Automorphism 2" office:value-type="string">
            <text:p/>
            <text:p>0 + p_0</text:p>
            <text:p>p_15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5</text:p>
            <text:p>p_20 + 0</text:p>
          </table:table-cell>
          <table:table-cell table:style-name="Automorphism And Affine Automorphism 2" office:value-type="string">
            <text:p>x</text:p>
            <text:p>p_0 + 1</text:p>
            <text:p>1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15 + 2</text:p>
          </table:table-cell>
        </table:table-row>
        <table:table-row>
          <table:table-cell office:value-type="string">
            <text:p>3 0 2 1</text:p>
            <text:p>2 1 3 0</text:p>
            <text:p>1 2 0 3</text:p>
            <text:p>0 3 1 2</text:p>
          </table:table-cell>
          <table:table-cell office:value-type="string">
            <text:p>s_476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15</text:p>
            <text:p>p_20 + 0</text:p>
          </table:table-cell>
          <table:table-cell table:style-name="Affine Automorphism 2" office:value-type="string">
            <text:p/>
            <text:p>3 + p_0</text:p>
            <text:p>p_15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0</text:p>
          </table:table-cell>
          <table:table-cell table:style-name="Affine Automorphism 2" office:value-type="string">
            <text:p/>
            <text:p>2 + p_0</text:p>
            <text:p>p_15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15</text:p>
            <text:p>p_20 + 2</text:p>
          </table:table-cell>
          <table:table-cell table:style-name="Affine Automorphism 2" office:value-type="string">
            <text:p/>
            <text:p>0 + p_15</text:p>
            <text:p>p_2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15 + 1</text:p>
          </table:table-cell>
          <table:table-cell table:style-name="Affine Automorphism 2" office:value-type="string">
            <text:p/>
            <text:p>p_0 + 2</text:p>
            <text:p>3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15 + 3</text:p>
          </table:table-cell>
          <table:table-cell table:style-name="Automorphism And Affine Automorphism 2" office:value-type="string">
            <text:p>x</text:p>
            <text:p>1 + p_15</text:p>
            <text:p>p_2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2 + p_20</text:p>
          </table:table-cell>
        </table:table-row>
        <table:table-row>
          <table:table-cell office:value-type="string">
            <text:p>3 2 1 0</text:p>
            <text:p>0 1 2 3</text:p>
            <text:p>2 3 0 1</text:p>
            <text:p>1 0 3 2</text:p>
          </table:table-cell>
          <table:table-cell office:value-type="string">
            <text:p>s_555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2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15 + 2</text:p>
            <text:p>0 + p_20</text:p>
          </table:table-cell>
          <table:table-cell table:style-name="Affine Automorphism 2" office:value-type="string">
            <text:p/>
            <text:p>p_0 + 3</text:p>
            <text:p>2 + p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0 + 0</text:p>
          </table:table-cell>
          <table:table-cell table:style-name="Affine Automorphism 2" office:value-type="string">
            <text:p/>
            <text:p>p_0 + 2</text:p>
            <text:p>0 + p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15 + 3</text:p>
            <text:p>2 + p_20</text:p>
          </table:table-cell>
          <table:table-cell table:style-name="Affine Automorphism 2" office:value-type="string">
            <text:p/>
            <text:p>p_15 + 0</text:p>
            <text:p>3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1 + p_15</text:p>
          </table:table-cell>
          <table:table-cell table:style-name="Affine Automorphism 2" office:value-type="string">
            <text:p/>
            <text:p>2 + p_0</text:p>
            <text:p>p_2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15</text:p>
          </table:table-cell>
          <table:table-cell table:style-name="Automorphism And Affine Automorphism 2" office:value-type="string">
            <text:p>x</text:p>
            <text:p>p_15 + 1</text:p>
            <text:p>1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0 + 2</text:p>
          </table:table-cell>
        </table:table-row>
        <table:table-row>
          <table:table-cell office:value-type="string">
            <text:p>1 3 0 2</text:p>
            <text:p>3 2 1 0</text:p>
            <text:p>0 1 2 3</text:p>
            <text:p>2 0 3 1</text:p>
          </table:table-cell>
          <table:table-cell office:value-type="string">
            <text:p>s_262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1</text:p>
            <text:p>p_2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21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</table:table-row>
        <table:table-row>
          <table:table-cell office:value-type="string">
            <text:p>2 0 3 1</text:p>
            <text:p>0 1 2 3</text:p>
            <text:p>3 2 1 0</text:p>
            <text:p>1 3 0 2</text:p>
          </table:table-cell>
          <table:table-cell office:value-type="string">
            <text:p>s_313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1</text:p>
            <text:p>p_2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21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</table:table-row>
        <table:table-row>
          <table:table-cell office:value-type="string">
            <text:p>1 0 3 2</text:p>
            <text:p>0 2 1 3</text:p>
            <text:p>3 1 2 0</text:p>
            <text:p>2 3 0 1</text:p>
          </table:table-cell>
          <table:table-cell office:value-type="string">
            <text:p>s_17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21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1</text:p>
            <text:p>p_21 + 1</text:p>
          </table:table-cell>
        </table:table-row>
        <table:table-row>
          <table:table-cell office:value-type="string">
            <text:p>1 0 3 2</text:p>
            <text:p>3 1 2 0</text:p>
            <text:p>0 2 1 3</text:p>
            <text:p>2 3 0 1</text:p>
          </table:table-cell>
          <table:table-cell office:value-type="string">
            <text:p>s_184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21</text:p>
          </table:table-cell>
        </table:table-row>
        <table:table-row>
          <table:table-cell office:value-type="string">
            <text:p>1 0 3 2</text:p>
            <text:p>3 2 1 0</text:p>
            <text:p>0 1 2 3</text:p>
            <text:p>2 3 0 1</text:p>
          </table:table-cell>
          <table:table-cell office:value-type="string">
            <text:p>s_188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1 + 1</text:p>
          </table:table-cell>
        </table:table-row>
        <table:table-row>
          <table:table-cell office:value-type="string">
            <text:p>1 3 0 2</text:p>
            <text:p>0 1 2 3</text:p>
            <text:p>3 2 1 0</text:p>
            <text:p>2 0 3 1</text:p>
          </table:table-cell>
          <table:table-cell office:value-type="string">
            <text:p>s_24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1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1 + 2</text:p>
          </table:table-cell>
        </table:table-row>
        <table:table-row>
          <table:table-cell office:value-type="string">
            <text:p>1 3 0 2</text:p>
            <text:p>0 2 1 3</text:p>
            <text:p>3 1 2 0</text:p>
            <text:p>2 0 3 1</text:p>
          </table:table-cell>
          <table:table-cell office:value-type="string">
            <text:p>s_24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21</text:p>
          </table:table-cell>
        </table:table-row>
        <table:table-row>
          <table:table-cell office:value-type="string">
            <text:p>1 3 0 2</text:p>
            <text:p>3 1 2 0</text:p>
            <text:p>0 2 1 3</text:p>
            <text:p>2 0 3 1</text:p>
          </table:table-cell>
          <table:table-cell office:value-type="string">
            <text:p>s_258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21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1</text:p>
            <text:p>p_21 + 2</text:p>
          </table:table-cell>
        </table:table-row>
        <table:table-row>
          <table:table-cell office:value-type="string">
            <text:p>2 0 3 1</text:p>
            <text:p>0 2 1 3</text:p>
            <text:p>3 1 2 0</text:p>
            <text:p>1 3 0 2</text:p>
          </table:table-cell>
          <table:table-cell office:value-type="string">
            <text:p>s_317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2 + p_21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21</text:p>
            <text:p>p_21 + 1</text:p>
          </table:table-cell>
        </table:table-row>
        <table:table-row>
          <table:table-cell office:value-type="string">
            <text:p>2 0 3 1</text:p>
            <text:p>3 1 2 0</text:p>
            <text:p>0 2 1 3</text:p>
            <text:p>1 3 0 2</text:p>
          </table:table-cell>
          <table:table-cell office:value-type="string">
            <text:p>s_33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1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21</text:p>
          </table:table-cell>
        </table:table-row>
        <table:table-row>
          <table:table-cell office:value-type="string">
            <text:p>2 0 3 1</text:p>
            <text:p>3 2 1 0</text:p>
            <text:p>0 1 2 3</text:p>
            <text:p>1 3 0 2</text:p>
          </table:table-cell>
          <table:table-cell office:value-type="string">
            <text:p>s_334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2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1 + 1</text:p>
          </table:table-cell>
        </table:table-row>
        <table:table-row>
          <table:table-cell office:value-type="string">
            <text:p>2 3 0 1</text:p>
            <text:p>0 1 2 3</text:p>
            <text:p>3 2 1 0</text:p>
            <text:p>1 0 3 2</text:p>
          </table:table-cell>
          <table:table-cell office:value-type="string">
            <text:p>s_387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2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1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21 + 2</text:p>
          </table:table-cell>
        </table:table-row>
        <table:table-row>
          <table:table-cell office:value-type="string">
            <text:p>2 3 0 1</text:p>
            <text:p>0 2 1 3</text:p>
            <text:p>3 1 2 0</text:p>
            <text:p>1 0 3 2</text:p>
          </table:table-cell>
          <table:table-cell office:value-type="string">
            <text:p>s_391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2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p_21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0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3 + p_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21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1 + p_21</text:p>
          </table:table-cell>
        </table:table-row>
        <table:table-row>
          <table:table-cell office:value-type="string">
            <text:p>2 3 0 1</text:p>
            <text:p>3 1 2 0</text:p>
            <text:p>0 2 1 3</text:p>
            <text:p>1 0 3 2</text:p>
          </table:table-cell>
          <table:table-cell office:value-type="string">
            <text:p>s_402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1 + p_21</text:p>
            <text:p>p_21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21</text:p>
            <text:p>p_21 + 2</text:p>
          </table:table-cell>
        </table:table-row>
        <table:table-row>
          <table:table-cell office:value-type="string">
            <text:p>2 3 0 1</text:p>
            <text:p>3 2 1 0</text:p>
            <text:p>0 1 2 3</text:p>
            <text:p>1 0 3 2</text:p>
          </table:table-cell>
          <table:table-cell office:value-type="string">
            <text:p>s_404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3 + p_6</text:p>
            <text:p>p_6 + 3</text:p>
          </table:table-cell>
          <table:table-cell table:style-name="Affine Automorphism 2" office:value-type="string">
            <text:p/>
            <text:p>1 + p_21</text:p>
            <text:p>p_21 + 1</text:p>
          </table:table-cell>
          <table:table-cell table:style-name="Affine Automorphism 2" office:value-type="string">
            <text:p/>
            <text:p>3 + p_11</text:p>
            <text:p>p_11 + 3</text:p>
          </table:table-cell>
          <table:table-cell table:style-name="Affine Automorphism 2" office:value-type="string">
            <text:p/>
            <text:p>1 + p_19</text:p>
            <text:p>p_19 + 1</text:p>
          </table:table-cell>
          <table:table-cell table:style-name="Automorphism And Affine Automorphism 2" office:value-type="string">
            <text:p>x</text:p>
            <text:p>2 + p_5</text:p>
            <text:p>p_5 + 2</text:p>
          </table:table-cell>
          <table:table-cell table:style-name="Automorphism And Affine Automorphism 2" office:value-type="string">
            <text:p>x</text:p>
            <text:p>2 + p_6</text:p>
            <text:p>p_6 + 2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0 + p_19</text:p>
            <text:p>p_19 + 0</text:p>
          </table:table-cell>
          <table:table-cell table:style-name="Affine Automorphism 2" office:value-type="string">
            <text:p/>
            <text:p>3 + p_5</text:p>
            <text:p>p_5 + 3</text:p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table:style-name="Automorphism And Affine Automorphism 2" office:value-type="string">
            <text:p>x</text:p>
            <text:p>2 + p_11</text:p>
            <text:p>p_11 + 2</text:p>
          </table:table-cell>
          <table:table-cell table:style-name="Affine Automorphism 2" office:value-type="string">
            <text:p/>
            <text:p>1 + p_11</text:p>
            <text:p>p_11 + 1</text:p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table:style-name="Affine Automorphism 2" office:value-type="string">
            <text:p/>
            <text:p>0 + p_5</text:p>
            <text:p>p_5 + 0</text:p>
          </table:table-cell>
          <table:table-cell table:style-name="Affine Automorphism 2" office:value-type="string">
            <text:p/>
            <text:p>3 + p_19</text:p>
            <text:p>p_19 + 3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6</text:p>
            <text:p>p_6 + 1</text:p>
          </table:table-cell>
          <table:table-cell table:style-name="Affine Automorphism 2" office:value-type="string">
            <text:p/>
            <text:p>1 + p_5</text:p>
            <text:p>p_5 + 1</text:p>
          </table:table-cell>
          <table:table-cell table:style-name="Automorphism And Affine Automorphism 2" office:value-type="string">
            <text:p>x</text:p>
            <text:p>2 + p_19</text:p>
            <text:p>p_19 + 2</text:p>
          </table:table-cell>
          <table:table-cell table:style-name="Affine Automorphism 2" office:value-type="string">
            <text:p/>
            <text:p>0 + p_11</text:p>
            <text:p>p_11 + 0</text:p>
          </table:table-cell>
          <table:table-cell table:style-name="Automorphism And Affine Automorphism 2" office:value-type="string">
            <text:p>x</text:p>
            <text:p>2 + p_21</text:p>
            <text:p>p_21 + 2</text:p>
          </table:table-cell>
          <table:table-cell table:style-name="Affine Automorphism 2" office:value-type="string">
            <text:p/>
            <text:p>0 + p_6</text:p>
            <text:p>p_6 + 0</text:p>
          </table:table-cell>
          <table:table-cell table:style-name="Affine Automorphism 2" office:value-type="string">
            <text:p/>
            <text:p>1 + p_0</text:p>
            <text:p>p_0 + 1</text:p>
          </table:table-cell>
        </table:table-row>
        <table:table-row>
          <table:table-cell office:value-type="string">
            <text:p>1 0 3 2</text:p>
            <text:p>0 1 2 3</text:p>
            <text:p>3 2 1 0</text:p>
            <text:p>2 3 0 1</text:p>
          </table:table-cell>
          <table:table-cell office:value-type="string">
            <text:p>s_171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table:style-name="Automorphism And Affine Automorphism 2" office:value-type="string">
            <text:p>x</text:p>
            <text:p>1 + p_1</text:p>
            <text:p>p_1 + 1</text:p>
          </table:table-cell>
          <table:table-cell table:style-name="Affine Automorphism 2" office:value-type="string">
            <text:p/>
            <text:p>2 + p_21</text:p>
            <text:p>p_21 + 2</text:p>
          </table:table-cell>
          <table:table-cell table:style-name="Affine Automorphism 2" office:value-type="string">
            <text:p/>
            <text:p>2 + p_20</text:p>
            <text:p>p_20 + 2</text:p>
          </table:table-cell>
          <table:table-cell table:style-name="Affine Automorphism 2" office:value-type="string">
            <text:p/>
            <text:p>3 + p_15</text:p>
            <text:p>p_15 + 3</text:p>
          </table:table-cell>
          <table:table-cell table:style-name="Affine Automorphism 2" office:value-type="string">
            <text:p/>
            <text:p>3 + p_14</text:p>
            <text:p>p_14 + 3</text:p>
          </table:table-cell>
          <table:table-cell table:style-name="Affine Automorphism 2" office:value-type="string">
            <text:p/>
            <text:p>0 + p_1</text:p>
            <text:p>p_1 + 0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2 + p_15</text:p>
            <text:p>p_15 + 2</text:p>
          </table:table-cell>
          <table:table-cell table:style-name="Affine Automorphism 2" office:value-type="string">
            <text:p/>
            <text:p>2 + p_14</text:p>
            <text:p>p_14 + 2</text:p>
          </table:table-cell>
          <table:table-cell table:style-name="Affine Automorphism 2" office:value-type="string">
            <text:p/>
            <text:p>3 + p_21</text:p>
            <text:p>p_21 + 3</text:p>
          </table:table-cell>
          <table:table-cell table:style-name="Affine Automorphism 2" office:value-type="string">
            <text:p/>
            <text:p>3 + p_20</text:p>
            <text:p>p_20 + 3</text:p>
          </table:table-cell>
          <table:table-cell table:style-name="Affine Automorphism 2" office:value-type="string">
            <text:p/>
            <text:p>0 + p_20</text:p>
            <text:p>p_20 + 0</text:p>
          </table:table-cell>
          <table:table-cell table:style-name="Affine Automorphism 2" office:value-type="string">
            <text:p/>
            <text:p>0 + p_21</text:p>
            <text:p>p_21 + 0</text:p>
          </table:table-cell>
          <table:table-cell table:style-name="Automorphism And Affine Automorphism 2" office:value-type="string">
            <text:p>x</text:p>
            <text:p>1 + p_14</text:p>
            <text:p>p_14 + 1</text:p>
          </table:table-cell>
          <table:table-cell table:style-name="Automorphism And Affine Automorphism 2" office:value-type="string">
            <text:p>x</text:p>
            <text:p>1 + p_15</text:p>
            <text:p>p_15 + 1</text:p>
          </table:table-cell>
          <table:table-cell table:style-name="Affine Automorphism 2" office:value-type="string">
            <text:p/>
            <text:p>3 + p_0</text:p>
            <text:p>p_0 + 3</text:p>
          </table:table-cell>
          <table:table-cell table:style-name="Affine Automorphism 2" office:value-type="string">
            <text:p/>
            <text:p>3 + p_1</text:p>
            <text:p>p_1 + 3</text:p>
          </table:table-cell>
          <table:table-cell table:style-name="Affine Automorphism 2" office:value-type="string">
            <text:p/>
            <text:p>0 + p_14</text:p>
            <text:p>p_14 + 0</text:p>
          </table:table-cell>
          <table:table-cell table:style-name="Affine Automorphism 2" office:value-type="string">
            <text:p/>
            <text:p>0 + p_15</text:p>
            <text:p>p_15 + 0</text:p>
          </table:table-cell>
          <table:table-cell table:style-name="Automorphism And Affine Automorphism 2" office:value-type="string">
            <text:p>x</text:p>
            <text:p>1 + p_20</text:p>
            <text:p>p_20 + 1</text:p>
          </table:table-cell>
          <table:table-cell table:style-name="Automorphism And Affine Automorphism 2" office:value-type="string">
            <text:p>x</text:p>
            <text:p>1 + p_21</text:p>
            <text:p>p_21 + 1</text:p>
          </table:table-cell>
          <table:table-cell table:style-name="Affine Automorphism 2" office:value-type="string">
            <text:p/>
            <text:p>2 + p_1</text:p>
            <text:p>p_1 + 2</text:p>
          </table:table-cell>
          <table:table-cell table:style-name="Affine Automorphism 2" office:value-type="string">
            <text:p/>
            <text:p>2 + p_0</text:p>
            <text:p>p_0 + 2</text:p>
          </table:table-cell>
        </table:table-row>
        <table:table-row>
          <table:table-cell office:value-type="string">
            <text:p>0 1 3 2</text:p>
            <text:p>2 3 1 0</text:p>
            <text:p>3 2 0 1</text:p>
            <text:p>1 0 2 3</text:p>
          </table:table-cell>
          <table:table-cell office:value-type="string">
            <text:p>s_3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1 3 2</text:p>
            <text:p>3 2 0 1</text:p>
            <text:p>2 3 1 0</text:p>
            <text:p>1 0 2 3</text:p>
          </table:table-cell>
          <table:table-cell office:value-type="string">
            <text:p>s_4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2 3 1</text:p>
            <text:p>1 3 2 0</text:p>
            <text:p>3 1 0 2</text:p>
            <text:p>2 0 1 3</text:p>
          </table:table-cell>
          <table:table-cell office:value-type="string">
            <text:p>s_7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3 1 2</text:p>
            <text:p>3 0 2 1</text:p>
            <text:p>2 1 3 0</text:p>
            <text:p>1 2 0 3</text:p>
          </table:table-cell>
          <table:table-cell office:value-type="string">
            <text:p>s_11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3 2 1</text:p>
            <text:p>1 2 3 0</text:p>
            <text:p>3 0 1 2</text:p>
            <text:p>2 1 0 3</text:p>
          </table:table-cell>
          <table:table-cell office:value-type="string">
            <text:p>s_12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3 2 1</text:p>
            <text:p>3 0 1 2</text:p>
            <text:p>1 2 3 0</text:p>
            <text:p>2 1 0 3</text:p>
          </table:table-cell>
          <table:table-cell office:value-type="string">
            <text:p>s_13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0 2 3</text:p>
            <text:p>2 3 1 0</text:p>
            <text:p>3 2 0 1</text:p>
            <text:p>0 1 3 2</text:p>
          </table:table-cell>
          <table:table-cell office:value-type="string">
            <text:p>s_15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0 2 3</text:p>
            <text:p>3 2 0 1</text:p>
            <text:p>2 3 1 0</text:p>
            <text:p>0 1 3 2</text:p>
          </table:table-cell>
          <table:table-cell office:value-type="string">
            <text:p>s_16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2 0 3</text:p>
            <text:p>2 1 3 0</text:p>
            <text:p>3 0 2 1</text:p>
            <text:p>0 3 1 2</text:p>
          </table:table-cell>
          <table:table-cell office:value-type="string">
            <text:p>s_20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2 3 0</text:p>
            <text:p>0 3 2 1</text:p>
            <text:p>2 1 0 3</text:p>
            <text:p>3 0 1 2</text:p>
          </table:table-cell>
          <table:table-cell office:value-type="string">
            <text:p>s_221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2 3 0</text:p>
            <text:p>2 1 0 3</text:p>
            <text:p>0 3 2 1</text:p>
            <text:p>3 0 1 2</text:p>
          </table:table-cell>
          <table:table-cell office:value-type="string">
            <text:p>s_22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3 2 0</text:p>
            <text:p>0 2 3 1</text:p>
            <text:p>2 0 1 3</text:p>
            <text:p>3 1 0 2</text:p>
          </table:table-cell>
          <table:table-cell office:value-type="string">
            <text:p>s_26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0 1 3</text:p>
            <text:p>3 1 0 2</text:p>
            <text:p>1 3 2 0</text:p>
            <text:p>0 2 3 1</text:p>
          </table:table-cell>
          <table:table-cell office:value-type="string">
            <text:p>s_307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1 0 3</text:p>
            <text:p>1 2 3 0</text:p>
            <text:p>3 0 1 2</text:p>
            <text:p>0 3 2 1</text:p>
          </table:table-cell>
          <table:table-cell office:value-type="string">
            <text:p>s_34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1 0 3</text:p>
            <text:p>3 0 1 2</text:p>
            <text:p>1 2 3 0</text:p>
            <text:p>0 3 2 1</text:p>
          </table:table-cell>
          <table:table-cell office:value-type="string">
            <text:p>s_35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1 3 0</text:p>
            <text:p>1 2 0 3</text:p>
            <text:p>0 3 1 2</text:p>
            <text:p>3 0 2 1</text:p>
          </table:table-cell>
          <table:table-cell office:value-type="string">
            <text:p>s_37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3 1 0</text:p>
            <text:p>0 1 3 2</text:p>
            <text:p>1 0 2 3</text:p>
            <text:p>3 2 0 1</text:p>
          </table:table-cell>
          <table:table-cell office:value-type="string">
            <text:p>s_41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3 1 0</text:p>
            <text:p>1 0 2 3</text:p>
            <text:p>0 1 3 2</text:p>
            <text:p>3 2 0 1</text:p>
          </table:table-cell>
          <table:table-cell office:value-type="string">
            <text:p>s_41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0 1 2</text:p>
            <text:p>0 3 2 1</text:p>
            <text:p>2 1 0 3</text:p>
            <text:p>1 2 3 0</text:p>
          </table:table-cell>
          <table:table-cell office:value-type="string">
            <text:p>s_438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0 1 2</text:p>
            <text:p>2 1 0 3</text:p>
            <text:p>0 3 2 1</text:p>
            <text:p>1 2 3 0</text:p>
          </table:table-cell>
          <table:table-cell office:value-type="string">
            <text:p>s_449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0 2 1</text:p>
            <text:p>0 3 1 2</text:p>
            <text:p>1 2 0 3</text:p>
            <text:p>2 1 3 0</text:p>
          </table:table-cell>
          <table:table-cell office:value-type="string">
            <text:p>s_46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table:style-name="Affine Automorphism 2" office:value-type="string">
            <text:p/>
            <text:p>p_0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table:style-name="Affine Automorphism 2" office:value-type="string">
            <text:p/>
            <text:p>p_0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0</text:p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2</text:p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1 0 2</text:p>
            <text:p>2 0 1 3</text:p>
            <text:p>0 2 3 1</text:p>
            <text:p>1 3 2 0</text:p>
          </table:table-cell>
          <table:table-cell office:value-type="string">
            <text:p>s_49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2 0 1</text:p>
            <text:p>0 1 3 2</text:p>
            <text:p>1 0 2 3</text:p>
            <text:p>2 3 1 0</text:p>
          </table:table-cell>
          <table:table-cell office:value-type="string">
            <text:p>s_530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table:style-name="Affine Automorphism 2" office:value-type="string">
            <text:p/>
            <text:p>2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23</text:p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2 0 1</text:p>
            <text:p>1 0 2 3</text:p>
            <text:p>0 1 3 2</text:p>
            <text:p>2 3 1 0</text:p>
          </table:table-cell>
          <table:table-cell office:value-type="string">
            <text:p>s_536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3 + p_23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23 + 2</text:p>
          </table:table-cell>
          <table:table-cell table:style-name="Affine Automorphism 2" office:value-type="string">
            <text:p/>
            <text:p>p_0 + 1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23 + 1</text:p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1 + p_23</text:p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2 0 3</text:p>
            <text:p>3 0 2 1</text:p>
            <text:p>2 1 3 0</text:p>
            <text:p>0 3 1 2</text:p>
          </table:table-cell>
          <table:table-cell office:value-type="string">
            <text:p>s_21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1</text:p>
            <text:p>p_16 + 3</text:p>
            <text:p>p_23 + 0</text:p>
          </table:table-cell>
          <table:table-cell table:style-name="Affine Automorphism 2" office:value-type="string">
            <text:p/>
            <text:p>3 + p_0</text:p>
            <text:p>1 + p_7</text:p>
            <text:p>0 + p_16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2 + p_7</text:p>
            <text:p>3 + p_16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3</text:p>
            <text:p>p_16 + 1</text:p>
            <text:p>p_23 + 2</text:p>
          </table:table-cell>
          <table:table-cell table:style-name="Affine Automorphism 2" office:value-type="string">
            <text:p/>
            <text:p>p_0 + 1</text:p>
            <text:p>p_7 + 2</text:p>
            <text:p>p_16 + 0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0 + p_7</text:p>
            <text:p>1 + p_16</text:p>
            <text:p>3 + p_23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3 + p_7</text:p>
            <text:p>2 + p_16</text:p>
            <text:p>0 + p_23</text:p>
          </table:table-cell>
          <table:table-cell table:style-name="Affine Automorphism 2" office:value-type="string">
            <text:p/>
            <text:p>p_0 + 3</text:p>
            <text:p>p_7 + 0</text:p>
            <text:p>p_16 + 2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1 3 2 0</text:p>
            <text:p>2 0 1 3</text:p>
            <text:p>0 2 3 1</text:p>
            <text:p>3 1 0 2</text:p>
          </table:table-cell>
          <table:table-cell office:value-type="string">
            <text:p>s_27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2 + p_0</text:p>
            <text:p>1 + p_7</text:p>
            <text:p>3 + p_16</text:p>
            <text:p>0 + p_23</text:p>
          </table:table-cell>
          <table:table-cell table:style-name="Affine Automorphism 2" office:value-type="string">
            <text:p/>
            <text:p>p_0 + 3</text:p>
            <text:p>p_7 + 1</text:p>
            <text:p>p_16 + 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0</text:p>
            <text:p>p_7 + 2</text:p>
            <text:p>p_16 + 3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3 + p_7</text:p>
            <text:p>1 + p_16</text:p>
            <text:p>2 + p_23</text:p>
          </table:table-cell>
          <table:table-cell table:style-name="Affine Automorphism 2" office:value-type="string">
            <text:p/>
            <text:p>1 + p_0</text:p>
            <text:p>2 + p_7</text:p>
            <text:p>0 + p_16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2</text:p>
            <text:p>p_7 + 0</text:p>
            <text:p>p_16 + 1</text:p>
            <text:p>p_23 + 3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3</text:p>
            <text:p>p_16 + 2</text:p>
            <text:p>p_23 + 0</text:p>
          </table:table-cell>
          <table:table-cell table:style-name="Affine Automorphism 2" office:value-type="string">
            <text:p/>
            <text:p>3 + p_0</text:p>
            <text:p>0 + p_7</text:p>
            <text:p>2 + p_16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0 1 3</text:p>
            <text:p>1 3 2 0</text:p>
            <text:p>3 1 0 2</text:p>
            <text:p>0 2 3 1</text:p>
          </table:table-cell>
          <table:table-cell office:value-type="string">
            <text:p>s_302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  <text:p>2 + p_16</text:p>
            <text:p>1 + p_23</text:p>
          </table:table-cell>
          <table:table-cell table:style-name="Affine Automorphism 2" office:value-type="string">
            <text:p/>
            <text:p>p_0 + 1</text:p>
            <text:p>p_7 + 3</text:p>
            <text:p>p_16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2</text:p>
            <text:p>p_7 + 0</text:p>
            <text:p>p_16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  <text:p>0 + p_16</text:p>
            <text:p>3 + p_23</text:p>
          </table:table-cell>
          <table:table-cell table:style-name="Affine Automorphism 2" office:value-type="string">
            <text:p/>
            <text:p>0 + p_0</text:p>
            <text:p>3 + p_7</text:p>
            <text:p>1 + p_16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  <text:p>p_16 + 3</text:p>
            <text:p>p_23 + 1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  <text:p>p_16 + 0</text:p>
            <text:p>p_23 + 2</text:p>
          </table:table-cell>
          <table:table-cell table:style-name="Affine Automorphism 2" office:value-type="string">
            <text:p/>
            <text:p>2 + p_0</text:p>
            <text:p>1 + p_7</text:p>
            <text:p>3 + p_16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2 1 3 0</text:p>
            <text:p>0 3 1 2</text:p>
            <text:p>1 2 0 3</text:p>
            <text:p>3 0 2 1</text:p>
          </table:table-cell>
          <table:table-cell office:value-type="string">
            <text:p>s_363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  <text:p>p_16 + 2</text:p>
            <text:p>p_23 + 1</text:p>
          </table:table-cell>
          <table:table-cell table:style-name="Affine Automorphism 2" office:value-type="string">
            <text:p/>
            <text:p>1 + p_0</text:p>
            <text:p>3 + p_7</text:p>
            <text:p>2 + p_16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0 + p_7</text:p>
            <text:p>1 + p_16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  <text:p>p_16 + 0</text:p>
            <text:p>p_23 + 3</text:p>
          </table:table-cell>
          <table:table-cell table:style-name="Affine Automorphism 2" office:value-type="string">
            <text:p/>
            <text:p>p_0 + 0</text:p>
            <text:p>p_7 + 3</text:p>
            <text:p>p_16 + 1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  <text:p>3 + p_16</text:p>
            <text:p>1 + p_23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  <text:p>0 + p_16</text:p>
            <text:p>2 + p_23</text:p>
          </table:table-cell>
          <table:table-cell table:style-name="Affine Automorphism 2" office:value-type="string">
            <text:p/>
            <text:p>p_0 + 2</text:p>
            <text:p>p_7 + 1</text:p>
            <text:p>p_16 + 3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0 2 1</text:p>
            <text:p>1 2 0 3</text:p>
            <text:p>0 3 1 2</text:p>
            <text:p>2 1 3 0</text:p>
          </table:table-cell>
          <table:table-cell office:value-type="string">
            <text:p>s_465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1</text:p>
            <text:p>p_7 + 2</text:p>
            <text:p>p_16 + 0</text:p>
            <text:p>p_23 + 3</text:p>
          </table:table-cell>
          <table:table-cell table:style-name="Affine Automorphism 2" office:value-type="string">
            <text:p/>
            <text:p>2 + p_0</text:p>
            <text:p>0 + p_7</text:p>
            <text:p>1 + p_16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3 + p_7</text:p>
            <text:p>2 + p_16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0</text:p>
            <text:p>p_16 + 2</text:p>
            <text:p>p_23 + 1</text:p>
          </table:table-cell>
          <table:table-cell table:style-name="Affine Automorphism 2" office:value-type="string">
            <text:p/>
            <text:p>p_0 + 2</text:p>
            <text:p>p_7 + 1</text:p>
            <text:p>p_16 + 3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1 + p_7</text:p>
            <text:p>0 + p_16</text:p>
            <text:p>2 + p_23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0 + p_0</text:p>
            <text:p>2 + p_7</text:p>
            <text:p>3 + p_16</text:p>
            <text:p>1 + p_23</text:p>
          </table:table-cell>
          <table:table-cell table:style-name="Affine Automorphism 2" office:value-type="string">
            <text:p/>
            <text:p>p_0 + 0</text:p>
            <text:p>p_7 + 3</text:p>
            <text:p>p_16 + 1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3 1 0 2</text:p>
            <text:p>0 2 3 1</text:p>
            <text:p>2 0 1 3</text:p>
            <text:p>1 3 2 0</text:p>
          </table:table-cell>
          <table:table-cell office:value-type="string">
            <text:p>s_484</text:p>
          </table:table-cell>
          <table:table-cell office:value-type="string">
            <text:p>Quasigroup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1 + p_0</text:p>
            <text:p>2 + p_7</text:p>
            <text:p>0 + p_16</text:p>
            <text:p>3 + p_23</text:p>
          </table:table-cell>
          <table:table-cell table:style-name="Affine Automorphism 2" office:value-type="string">
            <text:p/>
            <text:p>p_0 + 2</text:p>
            <text:p>p_7 + 0</text:p>
            <text:p>p_16 + 1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p_0 + 1</text:p>
            <text:p>p_7 + 3</text:p>
            <text:p>p_16 + 2</text:p>
            <text:p>p_23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3 + p_0</text:p>
            <text:p>0 + p_7</text:p>
            <text:p>2 + p_16</text:p>
            <text:p>1 + p_23</text:p>
          </table:table-cell>
          <table:table-cell table:style-name="Affine Automorphism 2" office:value-type="string">
            <text:p/>
            <text:p>2 + p_0</text:p>
            <text:p>1 + p_7</text:p>
            <text:p>3 + p_16</text:p>
            <text:p>0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3</text:p>
            <text:p>p_7 + 1</text:p>
            <text:p>p_16 + 0</text:p>
            <text:p>p_23 + 2</text:p>
          </table:table-cell>
          <table:table-cell table:style-name="Automorphism 2"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ffine Automorphism 2" office:value-type="string">
            <text:p/>
            <text:p>p_0 + 0</text:p>
            <text:p>p_7 + 2</text:p>
            <text:p>p_16 + 3</text:p>
            <text:p>p_23 + 1</text:p>
          </table:table-cell>
          <table:table-cell table:style-name="Affine Automorphism 2" office:value-type="string">
            <text:p/>
            <text:p>0 + p_0</text:p>
            <text:p>3 + p_7</text:p>
            <text:p>1 + p_16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2" office:value-type="string">
            <text:p>x</text:p>
          </table:table-cell>
        </table:table-row>
        <table:table-row>
          <table:table-cell office:value-type="string">
            <text:p>0 2 3 1</text:p>
            <text:p>3 1 0 2</text:p>
            <text:p>1 3 2 0</text:p>
            <text:p>2 0 1 3</text:p>
          </table:table-cell>
          <table:table-cell office:value-type="string">
            <text:p>s_91</text:p>
          </table:table-cell>
          <table:table-cell office:value-type="string">
            <text:p>Quasigroup</text:p>
          </table:table-cell>
          <table:table-cell table:style-name="Automorphism And Affine Automorphism 2" office:value-type="string">
            <text:p>x</text:p>
            <text:p>p_3 + 0</text:p>
            <text:p>0 + p_4</text:p>
            <text:p>3 + p_8</text:p>
            <text:p>p_11 + 2</text:p>
            <text:p>p_12 + 3</text:p>
            <text:p>1 + p_15</text:p>
            <text:p>2 + p_19</text:p>
            <text:p>p_20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0 + p_0</text:p>
            <text:p>p_4 + 0</text:p>
            <text:p>3 + p_7</text:p>
            <text:p>p_8 + 2</text:p>
            <text:p>p_15 + 3</text:p>
            <text:p>1 + p_16</text:p>
            <text:p>p_19 + 1</text:p>
            <text:p>2 + p_23</text:p>
          </table:table-cell>
          <table:table-cell table:style-name="Automorphism And Affine Automorphism 2" office:value-type="string">
            <text:p>x</text:p>
            <text:p>p_0 + 0</text:p>
            <text:p>0 + p_3</text:p>
            <text:p>p_7 + 2</text:p>
            <text:p>3 + p_11</text:p>
            <text:p>1 + p_12</text:p>
            <text:p>p_16 + 3</text:p>
            <text:p>2 + p_20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3 + 3</text:p>
            <text:p>2 + p_4</text:p>
            <text:p>1 + p_8</text:p>
            <text:p>p_11 + 1</text:p>
            <text:p>p_12 + 0</text:p>
            <text:p>3 + p_15</text:p>
            <text:p>0 + p_19</text:p>
            <text:p>p_20 + 2</text:p>
          </table:table-cell>
          <table:table-cell table:style-name="Automorphism And Affine Automorphism 2" office:value-type="string">
            <text:p>x</text:p>
            <text:p>p_0 + 3</text:p>
            <text:p>2 + p_3</text:p>
            <text:p>p_7 + 1</text:p>
            <text:p>1 + p_11</text:p>
            <text:p>3 + p_12</text:p>
            <text:p>p_16 + 0</text:p>
            <text:p>0 + p_20</text:p>
            <text:p>p_23 +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4 + 3</text:p>
            <text:p>1 + p_7</text:p>
            <text:p>p_8 + 1</text:p>
            <text:p>p_15 + 0</text:p>
            <text:p>3 + p_16</text:p>
            <text:p>p_19 + 2</text:p>
            <text:p>0 + p_23</text:p>
          </table:table-cell>
          <table:table-cell table:style-name="Automorphism And Affine Automorphism 2" office:value-type="string">
            <text:p>x</text:p>
            <text:p>3 + p_0</text:p>
            <text:p>p_4 + 1</text:p>
            <text:p>0 + p_7</text:p>
            <text:p>p_8 + 3</text:p>
            <text:p>p_15 + 2</text:p>
            <text:p>2 + p_16</text:p>
            <text:p>p_19 + 0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1</text:p>
            <text:p>3 + p_3</text:p>
            <text:p>p_7 + 3</text:p>
            <text:p>0 + p_11</text:p>
            <text:p>2 + p_12</text:p>
            <text:p>p_16 + 2</text:p>
            <text:p>1 + p_20</text:p>
            <text:p>p_23 + 0</text:p>
          </table:table-cell>
          <table:table-cell table:style-name="Automorphism And Affine Automorphism 2" office:value-type="string">
            <text:p>x</text:p>
            <text:p>p_3 + 1</text:p>
            <text:p>3 + p_4</text:p>
            <text:p>0 + p_8</text:p>
            <text:p>p_11 + 3</text:p>
            <text:p>p_12 + 2</text:p>
            <text:p>2 + p_15</text:p>
            <text:p>1 + p_19</text:p>
            <text:p>p_20 +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1 + p_3</text:p>
            <text:p>p_7 + 0</text:p>
            <text:p>2 + p_11</text:p>
            <text:p>0 + p_12</text:p>
            <text:p>p_16 + 1</text:p>
            <text:p>3 + p_20</text:p>
            <text:p>p_23 + 3</text:p>
          </table:table-cell>
          <table:table-cell table:style-name="Automorphism And Affine Automorphism 2" office:value-type="string">
            <text:p>x</text:p>
            <text:p>1 + p_0</text:p>
            <text:p>p_4 + 2</text:p>
            <text:p>2 + p_7</text:p>
            <text:p>p_8 + 0</text:p>
            <text:p>p_15 + 1</text:p>
            <text:p>0 + p_16</text:p>
            <text:p>p_19 + 3</text:p>
            <text:p>3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3 + 2</text:p>
            <text:p>1 + p_4</text:p>
            <text:p>2 + p_8</text:p>
            <text:p>p_11 + 0</text:p>
            <text:p>p_12 + 1</text:p>
            <text:p>0 + p_15</text:p>
            <text:p>3 + p_19</text:p>
            <text:p>p_20 + 3</text:p>
          </table:table-cell>
        </table:table-row>
        <table:table-row>
          <table:table-cell office:value-type="string">
            <text:p>0 3 1 2</text:p>
            <text:p>2 1 3 0</text:p>
            <text:p>3 0 2 1</text:p>
            <text:p>1 2 0 3</text:p>
          </table:table-cell>
          <table:table-cell office:value-type="string">
            <text:p>s_110</text:p>
          </table:table-cell>
          <table:table-cell office:value-type="string">
            <text:p>Quasigroup</text:p>
          </table:table-cell>
          <table:table-cell table:style-name="Automorphism And Affine Automorphism 2" office:value-type="string">
            <text:p>x</text:p>
            <text:p>0 + p_3</text:p>
            <text:p>p_4 + 0</text:p>
            <text:p>p_8 + 3</text:p>
            <text:p>2 + p_11</text:p>
            <text:p>3 + p_12</text:p>
            <text:p>p_15 + 1</text:p>
            <text:p>p_19 + 2</text:p>
            <text:p>1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0</text:p>
            <text:p>0 + p_4</text:p>
            <text:p>p_7 + 3</text:p>
            <text:p>2 + p_8</text:p>
            <text:p>3 + p_15</text:p>
            <text:p>p_16 + 1</text:p>
            <text:p>1 + p_19</text:p>
            <text:p>p_23 + 2</text:p>
          </table:table-cell>
          <table:table-cell table:style-name="Automorphism And Affine Automorphism 2" office:value-type="string">
            <text:p>x</text:p>
            <text:p>0 + p_0</text:p>
            <text:p>p_3 + 0</text:p>
            <text:p>2 + p_7</text:p>
            <text:p>p_11 + 3</text:p>
            <text:p>p_12 + 1</text:p>
            <text:p>3 + p_16</text:p>
            <text:p>p_20 + 2</text:p>
            <text:p>1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3 + p_3</text:p>
            <text:p>p_4 + 2</text:p>
            <text:p>p_8 + 1</text:p>
            <text:p>1 + p_11</text:p>
            <text:p>0 + p_12</text:p>
            <text:p>p_15 + 3</text:p>
            <text:p>p_19 + 0</text:p>
            <text:p>2 + p_20</text:p>
          </table:table-cell>
          <table:table-cell table:style-name="Automorphism And Affine Automorphism 2" office:value-type="string">
            <text:p>x</text:p>
            <text:p>3 + p_0</text:p>
            <text:p>p_3 + 2</text:p>
            <text:p>1 + p_7</text:p>
            <text:p>p_11 + 1</text:p>
            <text:p>p_12 + 3</text:p>
            <text:p>0 + p_16</text:p>
            <text:p>p_20 + 0</text:p>
            <text:p>2 + p_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p_0 + 2</text:p>
            <text:p>3 + p_4</text:p>
            <text:p>p_7 + 1</text:p>
            <text:p>1 + p_8</text:p>
            <text:p>0 + p_15</text:p>
            <text:p>p_16 + 3</text:p>
            <text:p>2 + p_19</text:p>
            <text:p>p_23 + 0</text:p>
          </table:table-cell>
          <table:table-cell table:style-name="Automorphism And Affine Automorphism 2" office:value-type="string">
            <text:p>x</text:p>
            <text:p>p_0 + 3</text:p>
            <text:p>1 + p_4</text:p>
            <text:p>p_7 + 0</text:p>
            <text:p>3 + p_8</text:p>
            <text:p>2 + p_15</text:p>
            <text:p>p_16 + 2</text:p>
            <text:p>0 + p_19</text:p>
            <text:p>p_23 +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1 + p_0</text:p>
            <text:p>p_3 + 3</text:p>
            <text:p>3 + p_7</text:p>
            <text:p>p_11 + 0</text:p>
            <text:p>p_12 + 2</text:p>
            <text:p>2 + p_16</text:p>
            <text:p>p_20 + 1</text:p>
            <text:p>0 + p_23</text:p>
          </table:table-cell>
          <table:table-cell table:style-name="Automorphism And Affine Automorphism 2" office:value-type="string">
            <text:p>x</text:p>
            <text:p>1 + p_3</text:p>
            <text:p>p_4 + 3</text:p>
            <text:p>p_8 + 0</text:p>
            <text:p>3 + p_11</text:p>
            <text:p>2 + p_12</text:p>
            <text:p>p_15 + 2</text:p>
            <text:p>p_19 + 1</text:p>
            <text:p>0 + p_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0</text:p>
            <text:p>p_3 + 1</text:p>
            <text:p>0 + p_7</text:p>
            <text:p>p_11 + 2</text:p>
            <text:p>p_12 + 0</text:p>
            <text:p>1 + p_16</text:p>
            <text:p>p_20 + 3</text:p>
            <text:p>3 + p_23</text:p>
          </table:table-cell>
          <table:table-cell table:style-name="Automorphism And Affine Automorphism 2" office:value-type="string">
            <text:p>x</text:p>
            <text:p>p_0 + 1</text:p>
            <text:p>2 + p_4</text:p>
            <text:p>p_7 + 2</text:p>
            <text:p>0 + p_8</text:p>
            <text:p>1 + p_15</text:p>
            <text:p>p_16 + 0</text:p>
            <text:p>3 + p_19</text:p>
            <text:p>p_23 +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Automorphism And Affine Automorphism 2" office:value-type="string">
            <text:p>x</text:p>
            <text:p>2 + p_3</text:p>
            <text:p>p_4 + 1</text:p>
            <text:p>p_8 + 2</text:p>
            <text:p>0 + p_11</text:p>
            <text:p>1 + p_12</text:p>
            <text:p>p_15 + 0</text:p>
            <text:p>p_19 + 3</text:p>
            <text:p>3 + p_20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language="en" number:country="US">
      <number:boolean/>
    </number:boolean-style>
    <number:currency-style style:name="currency1" number:country="US" number:language="en">
      <number:currency-symbol number:country="US" number:language="en">$</number:currency-symbol>
      <number:text> </number:text>
      <number:number number:min-integer-digits="1" number:decimal-places="2" number:min-decimal-places="2" number:grouping="true"/>
    </number:currency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um1" number:language="en" number:country="US">
      <number:number number:min-integer-digits="1" number:decimal-places="2"/>
    </number:number-style>
    <number:percentage-style style:name="percent1" number:language="en" number:country="US">
      <number:number number:min-integer-digits="1" number:decimal-places="2"/>
      <number:text>%</number:text>
    </number:percentage-style>
    <number:text-style style:name="Automorphism And Affine Automorphism 1"/>
    <number:text-style style:name="Affine Automorphism 1"/>
    <number:text-style style:name="Automorphism 1"/>
    <number:time-style style:name="interval1" number:country="US" number:language="en" number:truncate-on-overflow="false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8T15:03:21</meta:creation-date>
    <meta:editing-duration>P0D</meta:editing-duration>
    <meta:editing-cycles>1</meta:editing-cycles>
  </office:meta>
</office:document-meta>
</file>